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6728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Y" table:style-name="ta1">
        <table:shapes>
          <draw:frame draw:z-index="0" draw:style-name="gr1" draw:text-style-name="P1" svg:width="11.1976in" svg:height="3.5429in" svg:x="2.2453in" svg:y="0.428in">
            <draw:object draw:notify-on-update-of-ranges="SPY.A2:SPY.A2 SPY.A3:SPY.A532 SPY.B2:SPY.B2 SPY.B3:SPY.B532 SPY.C2:SPY.C2 SPY.C3:SPY.C5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Loaded 790 history records</text:p>
          </table:table-cell>
          <table:table-cell office:value-type="string" calcext:value-type="string">
            <text:p><text:s/>earlist date 2022-01-03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397.14" calcext:value-type="float">
            <text:p>397.14</text:p>
          </table:table-cell>
          <table:table-cell office:value-type="float" office:value="386.79" calcext:value-type="float">
            <text:p>386.79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396.82" calcext:value-type="float">
            <text:p>396.82</text:p>
          </table:table-cell>
          <table:table-cell office:value-type="float" office:value="388.73" calcext:value-type="float">
            <text:p>388.73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396.51" calcext:value-type="float">
            <text:p>396.51</text:p>
          </table:table-cell>
          <table:table-cell office:value-type="float" office:value="388.91" calcext:value-type="float">
            <text:p>388.91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396.26" calcext:value-type="float">
            <text:p>396.26</text:p>
          </table:table-cell>
          <table:table-cell office:value-type="float" office:value="387.56" calcext:value-type="float">
            <text:p>387.56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396.02" calcext:value-type="float">
            <text:p>396.02</text:p>
          </table:table-cell>
          <table:table-cell office:value-type="float" office:value="387.35" calcext:value-type="float">
            <text:p>387.35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395.78" calcext:value-type="float">
            <text:p>395.78</text:p>
          </table:table-cell>
          <table:table-cell office:value-type="float" office:value="387.77" calcext:value-type="float">
            <text:p>387.77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395.55" calcext:value-type="float">
            <text:p>395.55</text:p>
          </table:table-cell>
          <table:table-cell office:value-type="float" office:value="388.24" calcext:value-type="float">
            <text:p>388.24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395.28" calcext:value-type="float">
            <text:p>395.28</text:p>
          </table:table-cell>
          <table:table-cell office:value-type="float" office:value="389.98" calcext:value-type="float">
            <text:p>389.98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394.99" calcext:value-type="float">
            <text:p>394.99</text:p>
          </table:table-cell>
          <table:table-cell office:value-type="float" office:value="393.15" calcext:value-type="float">
            <text:p>393.15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394.76" calcext:value-type="float">
            <text:p>394.76</text:p>
          </table:table-cell>
          <table:table-cell office:value-type="float" office:value="395.07" calcext:value-type="float">
            <text:p>395.07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394.54" calcext:value-type="float">
            <text:p>394.54</text:p>
          </table:table-cell>
          <table:table-cell office:value-type="float" office:value="395.06" calcext:value-type="float">
            <text:p>395.06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394.35" calcext:value-type="float">
            <text:p>394.35</text:p>
          </table:table-cell>
          <table:table-cell office:value-type="float" office:value="396.3" calcext:value-type="float">
            <text:p>396.3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8.35" calcext:value-type="float">
            <text:p>398.35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394.04" calcext:value-type="float">
            <text:p>394.04</text:p>
          </table:table-cell>
          <table:table-cell office:value-type="float" office:value="400.71" calcext:value-type="float">
            <text:p>400.71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393.95" calcext:value-type="float">
            <text:p>393.95</text:p>
          </table:table-cell>
          <table:table-cell office:value-type="float" office:value="402.02" calcext:value-type="float">
            <text:p>402.02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393.82" calcext:value-type="float">
            <text:p>393.82</text:p>
          </table:table-cell>
          <table:table-cell office:value-type="float" office:value="403.84" calcext:value-type="float">
            <text:p>403.84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393.74" calcext:value-type="float">
            <text:p>393.74</text:p>
          </table:table-cell>
          <table:table-cell office:value-type="float" office:value="405.55" calcext:value-type="float">
            <text:p>405.55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393.68" calcext:value-type="float">
            <text:p>393.68</text:p>
          </table:table-cell>
          <table:table-cell office:value-type="float" office:value="405.52" calcext:value-type="float">
            <text:p>405.52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393.65" calcext:value-type="float">
            <text:p>393.65</text:p>
          </table:table-cell>
          <table:table-cell office:value-type="float" office:value="403.61" calcext:value-type="float">
            <text:p>403.61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393.57" calcext:value-type="float">
            <text:p>393.57</text:p>
          </table:table-cell>
          <table:table-cell office:value-type="float" office:value="402.77" calcext:value-type="float">
            <text:p>402.77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393.44" calcext:value-type="float">
            <text:p>393.44</text:p>
          </table:table-cell>
          <table:table-cell office:value-type="float" office:value="403.36" calcext:value-type="float">
            <text:p>403.36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393.32" calcext:value-type="float">
            <text:p>393.32</text:p>
          </table:table-cell>
          <table:table-cell office:value-type="float" office:value="402.86" calcext:value-type="float">
            <text:p>402.86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393.17" calcext:value-type="float">
            <text:p>393.17</text:p>
          </table:table-cell>
          <table:table-cell office:value-type="float" office:value="403.51" calcext:value-type="float">
            <text:p>403.51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393.04" calcext:value-type="float">
            <text:p>393.04</text:p>
          </table:table-cell>
          <table:table-cell office:value-type="float" office:value="403.74" calcext:value-type="float">
            <text:p>403.74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392.92" calcext:value-type="float">
            <text:p>392.92</text:p>
          </table:table-cell>
          <table:table-cell office:value-type="float" office:value="403.59" calcext:value-type="float">
            <text:p>403.59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392.81" calcext:value-type="float">
            <text:p>392.81</text:p>
          </table:table-cell>
          <table:table-cell office:value-type="float" office:value="400.89" calcext:value-type="float">
            <text:p>400.89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392.69" calcext:value-type="float">
            <text:p>392.69</text:p>
          </table:table-cell>
          <table:table-cell office:value-type="float" office:value="398.12" calcext:value-type="float">
            <text:p>398.12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392.55" calcext:value-type="float">
            <text:p>392.55</text:p>
          </table:table-cell>
          <table:table-cell office:value-type="float" office:value="395.51" calcext:value-type="float">
            <text:p>395.51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392.42" calcext:value-type="float">
            <text:p>392.42</text:p>
          </table:table-cell>
          <table:table-cell office:value-type="float" office:value="393.17" calcext:value-type="float">
            <text:p>393.17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392.32" calcext:value-type="float">
            <text:p>392.32</text:p>
          </table:table-cell>
          <table:table-cell office:value-type="float" office:value="391.3" calcext:value-type="float">
            <text:p>391.3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392.19" calcext:value-type="float">
            <text:p>392.19</text:p>
          </table:table-cell>
          <table:table-cell office:value-type="float" office:value="390.74" calcext:value-type="float">
            <text:p>390.74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392.04" calcext:value-type="float">
            <text:p>392.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391.89" calcext:value-type="float">
            <text:p>391.89</text:p>
          </table:table-cell>
          <table:table-cell office:value-type="float" office:value="389.44" calcext:value-type="float">
            <text:p>389.44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391.76" calcext:value-type="float">
            <text:p>391.76</text:p>
          </table:table-cell>
          <table:table-cell office:value-type="float" office:value="390.97" calcext:value-type="float">
            <text:p>390.97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391.64" calcext:value-type="float">
            <text:p>391.64</text:p>
          </table:table-cell>
          <table:table-cell office:value-type="float" office:value="392.3" calcext:value-type="float">
            <text:p>392.3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391.54" calcext:value-type="float">
            <text:p>391.54</text:p>
          </table:table-cell>
          <table:table-cell office:value-type="float" office:value="392.69" calcext:value-type="float">
            <text:p>392.69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391.46" calcext:value-type="float">
            <text:p>391.46</text:p>
          </table:table-cell>
          <table:table-cell office:value-type="float" office:value="393.51" calcext:value-type="float">
            <text:p>393.51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391.37" calcext:value-type="float">
            <text:p>391.37</text:p>
          </table:table-cell>
          <table:table-cell office:value-type="float" office:value="392.28" calcext:value-type="float">
            <text:p>392.28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391.27" calcext:value-type="float">
            <text:p>391.27</text:p>
          </table:table-cell>
          <table:table-cell office:value-type="float" office:value="388.69" calcext:value-type="float">
            <text:p>388.69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391.17" calcext:value-type="float">
            <text:p>391.17</text:p>
          </table:table-cell>
          <table:table-cell office:value-type="float" office:value="384.94" calcext:value-type="float">
            <text:p>384.94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391.08" calcext:value-type="float">
            <text:p>391.08</text:p>
          </table:table-cell>
          <table:table-cell office:value-type="float" office:value="383.65" calcext:value-type="float">
            <text:p>383.65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390.95" calcext:value-type="float">
            <text:p>390.95</text:p>
          </table:table-cell>
          <table:table-cell office:value-type="float" office:value="381.76" calcext:value-type="float">
            <text:p>381.76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390.81" calcext:value-type="float">
            <text:p>390.81</text:p>
          </table:table-cell>
          <table:table-cell office:value-type="float" office:value="382.65" calcext:value-type="float">
            <text:p>382.65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390.66" calcext:value-type="float">
            <text:p>390.66</text:p>
          </table:table-cell>
          <table:table-cell office:value-type="float" office:value="383.75" calcext:value-type="float">
            <text:p>383.75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390.55" calcext:value-type="float">
            <text:p>390.55</text:p>
          </table:table-cell>
          <table:table-cell office:value-type="float" office:value="385.69" calcext:value-type="float">
            <text:p>385.69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390.49" calcext:value-type="float">
            <text:p>390.49</text:p>
          </table:table-cell>
          <table:table-cell office:value-type="float" office:value="387.4" calcext:value-type="float">
            <text:p>387.4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390.37" calcext:value-type="float">
            <text:p>390.37</text:p>
          </table:table-cell>
          <table:table-cell office:value-type="float" office:value="388.25" calcext:value-type="float">
            <text:p>388.25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390.28" calcext:value-type="float">
            <text:p>390.28</text:p>
          </table:table-cell>
          <table:table-cell office:value-type="float" office:value="387.97" calcext:value-type="float">
            <text:p>387.97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390.19" calcext:value-type="float">
            <text:p>390.19</text:p>
          </table:table-cell>
          <table:table-cell office:value-type="float" office:value="389.1" calcext:value-type="float">
            <text:p>389.1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390.14" calcext:value-type="float">
            <text:p>390.14</text:p>
          </table:table-cell>
          <table:table-cell office:value-type="float" office:value="389.64" calcext:value-type="float">
            <text:p>389.64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390.06" calcext:value-type="float">
            <text:p>390.06</text:p>
          </table:table-cell>
          <table:table-cell office:value-type="float" office:value="388.99" calcext:value-type="float">
            <text:p>388.99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389.93" calcext:value-type="float">
            <text:p>389.93</text:p>
          </table:table-cell>
          <table:table-cell office:value-type="float" office:value="390.81" calcext:value-type="float">
            <text:p>390.81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389.78" calcext:value-type="float">
            <text:p>389.78</text:p>
          </table:table-cell>
          <table:table-cell office:value-type="float" office:value="392.89" calcext:value-type="float">
            <text:p>392.89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389.62" calcext:value-type="float">
            <text:p>389.62</text:p>
          </table:table-cell>
          <table:table-cell office:value-type="float" office:value="395.58" calcext:value-type="float">
            <text:p>395.58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389.46" calcext:value-type="float">
            <text:p>389.46</text:p>
          </table:table-cell>
          <table:table-cell office:value-type="float" office:value="398.43" calcext:value-type="float">
            <text:p>398.43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389.28" calcext:value-type="float">
            <text:p>389.28</text:p>
          </table:table-cell>
          <table:table-cell office:value-type="float" office:value="401.01" calcext:value-type="float">
            <text:p>401.01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389.14" calcext:value-type="float">
            <text:p>389.14</text:p>
          </table:table-cell>
          <table:table-cell office:value-type="float" office:value="402.24" calcext:value-type="float">
            <text:p>402.24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388.99" calcext:value-type="float">
            <text:p>388.99</text:p>
          </table:table-cell>
          <table:table-cell office:value-type="float" office:value="403.32" calcext:value-type="float">
            <text:p>403.32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388.85" calcext:value-type="float">
            <text:p>388.85</text:p>
          </table:table-cell>
          <table:table-cell office:value-type="float" office:value="403.36" calcext:value-type="float">
            <text:p>403.36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388.71" calcext:value-type="float">
            <text:p>388.71</text:p>
          </table:table-cell>
          <table:table-cell office:value-type="float" office:value="403.12" calcext:value-type="float">
            <text:p>403.12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388.54" calcext:value-type="float">
            <text:p>388.5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388.37" calcext:value-type="float">
            <text:p>388.37</text:p>
          </table:table-cell>
          <table:table-cell office:value-type="float" office:value="404.16" calcext:value-type="float">
            <text:p>404.16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388.23" calcext:value-type="float">
            <text:p>388.23</text:p>
          </table:table-cell>
          <table:table-cell office:value-type="float" office:value="404.8" calcext:value-type="float">
            <text:p>404.8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388.09" calcext:value-type="float">
            <text:p>388.09</text:p>
          </table:table-cell>
          <table:table-cell office:value-type="float" office:value="405.65" calcext:value-type="float">
            <text:p>405.65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387.94" calcext:value-type="float">
            <text:p>387.94</text:p>
          </table:table-cell>
          <table:table-cell office:value-type="float" office:value="406.54" calcext:value-type="float">
            <text:p>406.54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387.8" calcext:value-type="float">
            <text:p>387.8</text:p>
          </table:table-cell>
          <table:table-cell office:value-type="float" office:value="407.74" calcext:value-type="float">
            <text:p>407.74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387.71" calcext:value-type="float">
            <text:p>387.71</text:p>
          </table:table-cell>
          <table:table-cell office:value-type="float" office:value="407.43" calcext:value-type="float">
            <text:p>407.43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87.59" calcext:value-type="float">
            <text:p>387.59</text:p>
          </table:table-cell>
          <table:table-cell office:value-type="float" office:value="407.38" calcext:value-type="float">
            <text:p>407.38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387.49" calcext:value-type="float">
            <text:p>387.49</text:p>
          </table:table-cell>
          <table:table-cell office:value-type="float" office:value="407.12" calcext:value-type="float">
            <text:p>407.12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387.42" calcext:value-type="float">
            <text:p>387.42</text:p>
          </table:table-cell>
          <table:table-cell office:value-type="float" office:value="405.51" calcext:value-type="float">
            <text:p>405.51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387.36" calcext:value-type="float">
            <text:p>387.36</text:p>
          </table:table-cell>
          <table:table-cell office:value-type="float" office:value="403.59" calcext:value-type="float">
            <text:p>403.59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387.26" calcext:value-type="float">
            <text:p>387.26</text:p>
          </table:table-cell>
          <table:table-cell office:value-type="float" office:value="403.69" calcext:value-type="float">
            <text:p>403.69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387.19" calcext:value-type="float">
            <text:p>387.19</text:p>
          </table:table-cell>
          <table:table-cell office:value-type="float" office:value="404.42" calcext:value-type="float">
            <text:p>404.42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387.12" calcext:value-type="float">
            <text:p>387.12</text:p>
          </table:table-cell>
          <table:table-cell office:value-type="float" office:value="404.99" calcext:value-type="float">
            <text:p>404.99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387" calcext:value-type="float">
            <text:p>387</text:p>
          </table:table-cell>
          <table:table-cell office:value-type="float" office:value="405.93" calcext:value-type="float">
            <text:p>405.93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386.87" calcext:value-type="float">
            <text:p>386.87</text:p>
          </table:table-cell>
          <table:table-cell office:value-type="float" office:value="406.65" calcext:value-type="float">
            <text:p>406.65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386.8" calcext:value-type="float">
            <text:p>386.8</text:p>
          </table:table-cell>
          <table:table-cell office:value-type="float" office:value="405.22" calcext:value-type="float">
            <text:p>405.22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386.79" calcext:value-type="float">
            <text:p>386.79</text:p>
          </table:table-cell>
          <table:table-cell office:value-type="float" office:value="404.57" calcext:value-type="float">
            <text:p>404.57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386.77" calcext:value-type="float">
            <text:p>386.77</text:p>
          </table:table-cell>
          <table:table-cell office:value-type="float" office:value="404.02" calcext:value-type="float">
            <text:p>404.02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386.78" calcext:value-type="float">
            <text:p>386.78</text:p>
          </table:table-cell>
          <table:table-cell office:value-type="float" office:value="404.04" calcext:value-type="float">
            <text:p>404.04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386.77" calcext:value-type="float">
            <text:p>386.77</text:p>
          </table:table-cell>
          <table:table-cell office:value-type="float" office:value="404.99" calcext:value-type="float">
            <text:p>404.99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386.71" calcext:value-type="float">
            <text:p>386.71</text:p>
          </table:table-cell>
          <table:table-cell office:value-type="float" office:value="406.37" calcext:value-type="float">
            <text:p>406.37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386.74" calcext:value-type="float">
            <text:p>386.74</text:p>
          </table:table-cell>
          <table:table-cell office:value-type="float" office:value="406.17" calcext:value-type="float">
            <text:p>406.17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386.76" calcext:value-type="float">
            <text:p>386.76</text:p>
          </table:table-cell>
          <table:table-cell office:value-type="float" office:value="406.22" calcext:value-type="float">
            <text:p>406.22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386.76" calcext:value-type="float">
            <text:p>386.76</text:p>
          </table:table-cell>
          <table:table-cell office:value-type="float" office:value="406.08" calcext:value-type="float">
            <text:p>406.08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386.73" calcext:value-type="float">
            <text:p>386.73</text:p>
          </table:table-cell>
          <table:table-cell office:value-type="float" office:value="406.55" calcext:value-type="float">
            <text:p>406.55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386.75" calcext:value-type="float">
            <text:p>386.75</text:p>
          </table:table-cell>
          <table:table-cell office:value-type="float" office:value="407.95" calcext:value-type="float">
            <text:p>407.95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386.77" calcext:value-type="float">
            <text:p>386.77</text:p>
          </table:table-cell>
          <table:table-cell office:value-type="float" office:value="409.34" calcext:value-type="float">
            <text:p>409.34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386.86" calcext:value-type="float">
            <text:p>386.86</text:p>
          </table:table-cell>
          <table:table-cell office:value-type="float" office:value="410.48" calcext:value-type="float">
            <text:p>410.48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386.93" calcext:value-type="float">
            <text:p>386.93</text:p>
          </table:table-cell>
          <table:table-cell office:value-type="float" office:value="411.24" calcext:value-type="float">
            <text:p>411.24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387.04" calcext:value-type="float">
            <text:p>387.04</text:p>
          </table:table-cell>
          <table:table-cell office:value-type="float" office:value="410.42" calcext:value-type="float">
            <text:p>410.4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387.17" calcext:value-type="float">
            <text:p>387.17</text:p>
          </table:table-cell>
          <table:table-cell office:value-type="float" office:value="409.52" calcext:value-type="float">
            <text:p>409.52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387.26" calcext:value-type="float">
            <text:p>387.26</text:p>
          </table:table-cell>
          <table:table-cell office:value-type="float" office:value="409.79" calcext:value-type="float">
            <text:p>409.79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387.36" calcext:value-type="float">
            <text:p>387.36</text:p>
          </table:table-cell>
          <table:table-cell office:value-type="float" office:value="410.07" calcext:value-type="float">
            <text:p>410.07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387.4" calcext:value-type="float">
            <text:p>387.4</text:p>
          </table:table-cell>
          <table:table-cell office:value-type="float" office:value="410.81" calcext:value-type="float">
            <text:p>410.81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387.5" calcext:value-type="float">
            <text:p>387.5</text:p>
          </table:table-cell>
          <table:table-cell office:value-type="float" office:value="412.92" calcext:value-type="float">
            <text:p>412.92</text:p>
          </table:table-cell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387.63" calcext:value-type="float">
            <text:p>387.63</text:p>
          </table:table-cell>
          <table:table-cell office:value-type="float" office:value="415.54" calcext:value-type="float">
            <text:p>415.54</text:p>
          </table:table-cell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387.77" calcext:value-type="float">
            <text:p>387.77</text:p>
          </table:table-cell>
          <table:table-cell office:value-type="float" office:value="416.94" calcext:value-type="float">
            <text:p>416.94</text:p>
          </table:table-cell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387.88" calcext:value-type="float">
            <text:p>387.88</text:p>
          </table:table-cell>
          <table:table-cell office:value-type="float" office:value="418.48" calcext:value-type="float">
            <text:p>418.48</text:p>
          </table:table-cell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388" calcext:value-type="float">
            <text:p>388</text:p>
          </table:table-cell>
          <table:table-cell office:value-type="float" office:value="420.2" calcext:value-type="float">
            <text:p>420.2</text:p>
          </table:table-cell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388.12" calcext:value-type="float">
            <text:p>388.12</text:p>
          </table:table-cell>
          <table:table-cell office:value-type="float" office:value="421.64" calcext:value-type="float">
            <text:p>421.64</text:p>
          </table:table-cell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388.24" calcext:value-type="float">
            <text:p>388.24</text:p>
          </table:table-cell>
          <table:table-cell office:value-type="float" office:value="422.03" calcext:value-type="float">
            <text:p>422.03</text:p>
          </table:table-cell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388.31" calcext:value-type="float">
            <text:p>388.31</text:p>
          </table:table-cell>
          <table:table-cell office:value-type="float" office:value="423.35" calcext:value-type="float">
            <text:p>423.35</text:p>
          </table:table-cell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388.39" calcext:value-type="float">
            <text:p>388.39</text:p>
          </table:table-cell>
          <table:table-cell office:value-type="float" office:value="425.05" calcext:value-type="float">
            <text:p>425.05</text:p>
          </table:table-cell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388.49" calcext:value-type="float">
            <text:p>388.49</text:p>
          </table:table-cell>
          <table:table-cell office:value-type="float" office:value="427.15" calcext:value-type="float">
            <text:p>427.15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388.56" calcext:value-type="float">
            <text:p>388.56</text:p>
          </table:table-cell>
          <table:table-cell office:value-type="float" office:value="429.8" calcext:value-type="float">
            <text:p>429.8</text:p>
          </table:table-cell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388.66" calcext:value-type="float">
            <text:p>388.66</text:p>
          </table:table-cell>
          <table:table-cell office:value-type="float" office:value="432.01" calcext:value-type="float">
            <text:p>432.01</text:p>
          </table:table-cell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388.77" calcext:value-type="float">
            <text:p>388.7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388.88" calcext:value-type="float">
            <text:p>388.88</text:p>
          </table:table-cell>
          <table:table-cell office:value-type="float" office:value="432.98" calcext:value-type="float">
            <text:p>432.98</text:p>
          </table:table-cell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389" calcext:value-type="float">
            <text:p>389</text:p>
          </table:table-cell>
          <table:table-cell office:value-type="float" office:value="433.16" calcext:value-type="float">
            <text:p>433.16</text:p>
          </table:table-cell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389.19" calcext:value-type="float">
            <text:p>389.19</text:p>
          </table:table-cell>
          <table:table-cell office:value-type="float" office:value="431.63" calcext:value-type="float">
            <text:p>431.63</text:p>
          </table:table-cell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389.41" calcext:value-type="float">
            <text:p>389.41</text:p>
          </table:table-cell>
          <table:table-cell office:value-type="float" office:value="430.04" calcext:value-type="float">
            <text:p>430.04</text:p>
          </table:table-cell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389.68" calcext:value-type="float">
            <text:p>389.68</text:p>
          </table:table-cell>
          <table:table-cell office:value-type="float" office:value="429.84" calcext:value-type="float">
            <text:p>429.84</text:p>
          </table:table-cell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389.95" calcext:value-type="float">
            <text:p>389.95</text:p>
          </table:table-cell>
          <table:table-cell office:value-type="float" office:value="430.13" calcext:value-type="float">
            <text:p>430.13</text:p>
          </table:table-cell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390.2" calcext:value-type="float">
            <text:p>390.2</text:p>
          </table:table-cell>
          <table:table-cell office:value-type="float" office:value="430.45" calcext:value-type="float">
            <text:p>430.45</text:p>
          </table:table-cell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390.49" calcext:value-type="float">
            <text:p>390.49</text:p>
          </table:table-cell>
          <table:table-cell office:value-type="float" office:value="432.44" calcext:value-type="float">
            <text:p>432.44</text:p>
          </table:table-cell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390.77" calcext:value-type="float">
            <text:p>390.77</text:p>
          </table:table-cell>
          <table:table-cell office:value-type="float" office:value="434.88" calcext:value-type="float">
            <text:p>434.88</text:p>
          </table:table-cell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391.03" calcext:value-type="float">
            <text:p>391.03</text:p>
          </table:table-cell>
          <table:table-cell office:value-type="float" office:value="436.26" calcext:value-type="float">
            <text:p>436.26</text:p>
          </table:table-cell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391.29" calcext:value-type="float">
            <text:p>391.29</text:p>
          </table:table-cell>
          <table:table-cell office:value-type="float" office:value="436.91" calcext:value-type="float">
            <text:p>436.91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391.55" calcext:value-type="float">
            <text:p>391.5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391.78" calcext:value-type="float">
            <text:p>391.78</text:p>
          </table:table-cell>
          <table:table-cell office:value-type="float" office:value="436.28" calcext:value-type="float">
            <text:p>436.28</text:p>
          </table:table-cell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392.02" calcext:value-type="float">
            <text:p>392.02</text:p>
          </table:table-cell>
          <table:table-cell office:value-type="float" office:value="436.01" calcext:value-type="float">
            <text:p>436.01</text:p>
          </table:table-cell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392.28" calcext:value-type="float">
            <text:p>392.28</text:p>
          </table:table-cell>
          <table:table-cell office:value-type="float" office:value="436.59" calcext:value-type="float">
            <text:p>436.59</text:p>
          </table:table-cell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392.54" calcext:value-type="float">
            <text:p>392.54</text:p>
          </table:table-cell>
          <table:table-cell office:value-type="float" office:value="438.55" calcext:value-type="float">
            <text:p>438.55</text:p>
          </table:table-cell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392.8" calcext:value-type="float">
            <text:p>392.8</text:p>
          </table:table-cell>
          <table:table-cell office:value-type="float" office:value="440.67" calcext:value-type="float">
            <text:p>440.67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393.05" calcext:value-type="float">
            <text:p>393.05</text:p>
          </table:table-cell>
          <table:table-cell office:value-type="float" office:value="442.88" calcext:value-type="float">
            <text:p>442.88</text:p>
          </table:table-cell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393.31" calcext:value-type="float">
            <text:p>393.31</text:p>
          </table:table-cell>
          <table:table-cell office:value-type="float" office:value="445.2" calcext:value-type="float">
            <text:p>445.2</text:p>
          </table:table-cell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393.57" calcext:value-type="float">
            <text:p>393.57</text:p>
          </table:table-cell>
          <table:table-cell office:value-type="float" office:value="447.02" calcext:value-type="float">
            <text:p>447.02</text:p>
          </table:table-cell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393.83" calcext:value-type="float">
            <text:p>393.83</text:p>
          </table:table-cell>
          <table:table-cell office:value-type="float" office:value="447.54" calcext:value-type="float">
            <text:p>447.54</text:p>
          </table:table-cell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394.09" calcext:value-type="float">
            <text:p>394.09</text:p>
          </table:table-cell>
          <table:table-cell office:value-type="float" office:value="448.11" calcext:value-type="float">
            <text:p>448.11</text:p>
          </table:table-cell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394.38" calcext:value-type="float">
            <text:p>394.38</text:p>
          </table:table-cell>
          <table:table-cell office:value-type="float" office:value="448.78" calcext:value-type="float">
            <text:p>448.78</text:p>
          </table:table-cell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394.68" calcext:value-type="float">
            <text:p>394.68</text:p>
          </table:table-cell>
          <table:table-cell office:value-type="float" office:value="449.02" calcext:value-type="float">
            <text:p>449.02</text:p>
          </table:table-cell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395" calcext:value-type="float">
            <text:p>395</text:p>
          </table:table-cell>
          <table:table-cell office:value-type="float" office:value="449.09" calcext:value-type="float">
            <text:p>449.09</text:p>
          </table:table-cell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395.32" calcext:value-type="float">
            <text:p>395.32</text:p>
          </table:table-cell>
          <table:table-cell office:value-type="float" office:value="449.15" calcext:value-type="float">
            <text:p>449.15</text:p>
          </table:table-cell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395.6" calcext:value-type="float">
            <text:p>395.6</text:p>
          </table:table-cell>
          <table:table-cell office:value-type="float" office:value="450.09" calcext:value-type="float">
            <text:p>450.09</text:p>
          </table:table-cell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395.9" calcext:value-type="float">
            <text:p>395.9</text:p>
          </table:table-cell>
          <table:table-cell office:value-type="float" office:value="450.8" calcext:value-type="float">
            <text:p>450.8</text:p>
          </table:table-cell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396.17" calcext:value-type="float">
            <text:p>396.17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396.43" calcext:value-type="float">
            <text:p>396.43</text:p>
          </table:table-cell>
          <table:table-cell office:value-type="float" office:value="449.94" calcext:value-type="float">
            <text:p>449.94</text:p>
          </table:table-cell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396.67" calcext:value-type="float">
            <text:p>396.67</text:p>
          </table:table-cell>
          <table:table-cell office:value-type="float" office:value="449.21" calcext:value-type="float">
            <text:p>449.21</text:p>
          </table:table-cell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396.93" calcext:value-type="float">
            <text:p>396.93</text:p>
          </table:table-cell>
          <table:table-cell office:value-type="float" office:value="447.21" calcext:value-type="float">
            <text:p>447.21</text:p>
          </table:table-cell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397.2" calcext:value-type="float">
            <text:p>397.2</text:p>
          </table:table-cell>
          <table:table-cell office:value-type="float" office:value="445.81" calcext:value-type="float">
            <text:p>445.81</text:p>
          </table:table-cell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397.48" calcext:value-type="float">
            <text:p>397.48</text:p>
          </table:table-cell>
          <table:table-cell office:value-type="float" office:value="444.28" calcext:value-type="float">
            <text:p>444.28</text:p>
          </table:table-cell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397.69" calcext:value-type="float">
            <text:p>397.69</text:p>
          </table:table-cell>
          <table:table-cell office:value-type="float" office:value="443.42" calcext:value-type="float">
            <text:p>443.42</text:p>
          </table:table-cell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397.88" calcext:value-type="float">
            <text:p>397.88</text:p>
          </table:table-cell>
          <table:table-cell office:value-type="float" office:value="442.84" calcext:value-type="float">
            <text:p>442.84</text:p>
          </table:table-cell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398.04" calcext:value-type="float">
            <text:p>398.04</text:p>
          </table:table-cell>
          <table:table-cell office:value-type="float" office:value="442.61" calcext:value-type="float">
            <text:p>442.61</text:p>
          </table:table-cell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398.22" calcext:value-type="float">
            <text:p>398.22</text:p>
          </table:table-cell>
          <table:table-cell office:value-type="float" office:value="442.09" calcext:value-type="float">
            <text:p>442.09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398.41" calcext:value-type="float">
            <text:p>398.41</text:p>
          </table:table-cell>
          <table:table-cell office:value-type="float" office:value="440.93" calcext:value-type="float">
            <text:p>440.93</text:p>
          </table:table-cell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398.56" calcext:value-type="float">
            <text:p>398.56</text:p>
          </table:table-cell>
          <table:table-cell office:value-type="float" office:value="439.72" calcext:value-type="float">
            <text:p>439.72</text:p>
          </table:table-cell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398.7" calcext:value-type="float">
            <text:p>398.7</text:p>
          </table:table-cell>
          <table:table-cell office:value-type="float" office:value="437.82" calcext:value-type="float">
            <text:p>437.82</text:p>
          </table:table-cell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36.01" calcext:value-type="float">
            <text:p>436.01</text:p>
          </table:table-cell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399.02" calcext:value-type="float">
            <text:p>399.02</text:p>
          </table:table-cell>
          <table:table-cell office:value-type="float" office:value="434.27" calcext:value-type="float">
            <text:p>434.27</text:p>
          </table:table-cell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399.17" calcext:value-type="float">
            <text:p>399.17</text:p>
          </table:table-cell>
          <table:table-cell office:value-type="float" office:value="433.34" calcext:value-type="float">
            <text:p>433.34</text:p>
          </table:table-cell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399.27" calcext:value-type="float">
            <text:p>399.27</text:p>
          </table:table-cell>
          <table:table-cell office:value-type="float" office:value="434.01" calcext:value-type="float">
            <text:p>434.01</text:p>
          </table:table-cell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399.36" calcext:value-type="float">
            <text:p>399.36</text:p>
          </table:table-cell>
          <table:table-cell office:value-type="float" office:value="434.13" calcext:value-type="float">
            <text:p>434.13</text:p>
          </table:table-cell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399.42" calcext:value-type="float">
            <text:p>399.42</text:p>
          </table:table-cell>
          <table:table-cell office:value-type="float" office:value="434.81" calcext:value-type="float">
            <text:p>434.81</text:p>
          </table:table-cell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399.49" calcext:value-type="float">
            <text:p>399.49</text:p>
          </table:table-cell>
          <table:table-cell office:value-type="float" office:value="435.49" calcext:value-type="float">
            <text:p>435.49</text:p>
          </table:table-cell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399.55" calcext:value-type="float">
            <text:p>399.55</text:p>
          </table:table-cell>
          <table:table-cell office:value-type="float" office:value="437.67" calcext:value-type="float">
            <text:p>437.67</text:p>
          </table:table-cell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399.64" calcext:value-type="float">
            <text:p>399.64</text:p>
          </table:table-cell>
          <table:table-cell office:value-type="float" office:value="439.24" calcext:value-type="float">
            <text:p>439.24</text:p>
          </table:table-cell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399.7" calcext:value-type="float">
            <text:p>399.7</text:p>
          </table:table-cell>
          <table:table-cell office:value-type="float" office:value="441.91" calcext:value-type="float">
            <text:p>441.91</text:p>
          </table:table-cell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399.79" calcext:value-type="float">
            <text:p>399.79</text:p>
          </table:table-cell>
          <table:table-cell office:value-type="float" office:value="444.13" calcext:value-type="float">
            <text:p>444.13</text:p>
          </table:table-cell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399.93" calcext:value-type="float">
            <text:p>399.93</text:p>
          </table:table-cell>
          <table:table-cell office:value-type="float" office:value="445.41" calcext:value-type="float">
            <text:p>445.41</text:p>
          </table:table-cell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400.1" calcext:value-type="float">
            <text:p>400.1</text:p>
          </table:table-cell>
          <table:table-cell office:value-type="float" office:value="444.83" calcext:value-type="float">
            <text:p>444.83</text:p>
          </table:table-cell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400.27" calcext:value-type="float">
            <text:p>400.27</text:p>
          </table:table-cell>
          <table:table-cell office:value-type="float" office:value="443.61" calcext:value-type="float">
            <text:p>443.61</text:p>
          </table:table-cell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400.42" calcext:value-type="float">
            <text:p>400.42</text:p>
          </table:table-cell>
          <table:table-cell office:value-type="float" office:value="442.65" calcext:value-type="float">
            <text:p>442.65</text:p>
          </table:table-cell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400.62" calcext:value-type="float">
            <text:p>400.62</text:p>
          </table:table-cell>
          <table:table-cell office:value-type="float" office:value="442.11" calcext:value-type="float">
            <text:p>442.11</text:p>
          </table:table-cell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400.83" calcext:value-type="float">
            <text:p>400.83</text:p>
          </table:table-cell>
          <table:table-cell office:value-type="float" office:value="441.47" calcext:value-type="float">
            <text:p>441.47</text:p>
          </table:table-cell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401.04" calcext:value-type="float">
            <text:p>401.04</text:p>
          </table:table-cell>
          <table:table-cell office:value-type="float" office:value="441.53" calcext:value-type="float">
            <text:p>441.53</text:p>
          </table:table-cell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401.26" calcext:value-type="float">
            <text:p>401.26</text:p>
          </table:table-cell>
          <table:table-cell office:value-type="float" office:value="442.62" calcext:value-type="float">
            <text:p>442.62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401.47" calcext:value-type="float">
            <text:p>401.47</text:p>
          </table:table-cell>
          <table:table-cell office:value-type="float" office:value="442.5" calcext:value-type="float">
            <text:p>442.5</text:p>
          </table:table-cell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401.71" calcext:value-type="float">
            <text:p>401.71</text:p>
          </table:table-cell>
          <table:table-cell office:value-type="float" office:value="441.86" calcext:value-type="float">
            <text:p>441.86</text:p>
          </table:table-cell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401.95" calcext:value-type="float">
            <text:p>401.95</text:p>
          </table:table-cell>
          <table:table-cell office:value-type="float" office:value="441.52" calcext:value-type="float">
            <text:p>441.52</text:p>
          </table:table-cell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402.17" calcext:value-type="float">
            <text:p>402.17</text:p>
          </table:table-cell>
          <table:table-cell office:value-type="float" office:value="440.27" calcext:value-type="float">
            <text:p>440.27</text:p>
          </table:table-cell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402.39" calcext:value-type="float">
            <text:p>402.39</text:p>
          </table:table-cell>
          <table:table-cell office:value-type="float" office:value="436.82" calcext:value-type="float">
            <text:p>436.82</text:p>
          </table:table-cell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402.56" calcext:value-type="float">
            <text:p>402.56</text:p>
          </table:table-cell>
          <table:table-cell office:value-type="float" office:value="434.24" calcext:value-type="float">
            <text:p>434.24</text:p>
          </table:table-cell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402.72" calcext:value-type="float">
            <text:p>402.72</text:p>
          </table:table-cell>
          <table:table-cell office:value-type="float" office:value="431.98" calcext:value-type="float">
            <text:p>431.98</text:p>
          </table:table-cell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402.94" calcext:value-type="float">
            <text:p>402.94</text:p>
          </table:table-cell>
          <table:table-cell office:value-type="float" office:value="428.64" calcext:value-type="float">
            <text:p>428.64</text:p>
          </table:table-cell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403.14" calcext:value-type="float">
            <text:p>403.14</text:p>
          </table:table-cell>
          <table:table-cell office:value-type="float" office:value="426.14" calcext:value-type="float">
            <text:p>426.14</text:p>
          </table:table-cell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403.33" calcext:value-type="float">
            <text:p>403.33</text:p>
          </table:table-cell>
          <table:table-cell office:value-type="float" office:value="425.57" calcext:value-type="float">
            <text:p>425.57</text:p>
          </table:table-cell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403.53" calcext:value-type="float">
            <text:p>403.53</text:p>
          </table:table-cell>
          <table:table-cell office:value-type="float" office:value="424.99" calcext:value-type="float">
            <text:p>424.99</text:p>
          </table:table-cell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403.72" calcext:value-type="float">
            <text:p>403.72</text:p>
          </table:table-cell>
          <table:table-cell office:value-type="float" office:value="424.01" calcext:value-type="float">
            <text:p>424.01</text:p>
          </table:table-cell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403.91" calcext:value-type="float">
            <text:p>403.91</text:p>
          </table:table-cell>
          <table:table-cell office:value-type="float" office:value="423.16" calcext:value-type="float">
            <text:p>423.16</text:p>
          </table:table-cell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404.12" calcext:value-type="float">
            <text:p>404.12</text:p>
          </table:table-cell>
          <table:table-cell office:value-type="float" office:value="422.88" calcext:value-type="float">
            <text:p>422.88</text:p>
          </table:table-cell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404.36" calcext:value-type="float">
            <text:p>404.36</text:p>
          </table:table-cell>
          <table:table-cell office:value-type="float" office:value="422.08" calcext:value-type="float">
            <text:p>422.08</text:p>
          </table:table-cell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22.49" calcext:value-type="float">
            <text:p>422.49</text:p>
          </table:table-cell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404.88" calcext:value-type="float">
            <text:p>404.88</text:p>
          </table:table-cell>
          <table:table-cell office:value-type="float" office:value="423.48" calcext:value-type="float">
            <text:p>423.48</text:p>
          </table:table-cell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405.13" calcext:value-type="float">
            <text:p>405.13</text:p>
          </table:table-cell>
          <table:table-cell office:value-type="float" office:value="426.05" calcext:value-type="float">
            <text:p>426.05</text:p>
          </table:table-cell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405.36" calcext:value-type="float">
            <text:p>405.36</text:p>
          </table:table-cell>
          <table:table-cell office:value-type="float" office:value="428.36" calcext:value-type="float">
            <text:p>428.36</text:p>
          </table:table-cell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405.62" calcext:value-type="float">
            <text:p>405.62</text:p>
          </table:table-cell>
          <table:table-cell office:value-type="float" office:value="430.18" calcext:value-type="float">
            <text:p>430.18</text:p>
          </table:table-cell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405.93" calcext:value-type="float">
            <text:p>405.93</text:p>
          </table:table-cell>
          <table:table-cell office:value-type="float" office:value="430.57" calcext:value-type="float">
            <text:p>430.57</text:p>
          </table:table-cell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406.2" calcext:value-type="float">
            <text:p>406.2</text:p>
          </table:table-cell>
          <table:table-cell office:value-type="float" office:value="431.32" calcext:value-type="float">
            <text:p>431.32</text:p>
          </table:table-cell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406.45" calcext:value-type="float">
            <text:p>406.45</text:p>
          </table:table-cell>
          <table:table-cell office:value-type="float" office:value="431.61" calcext:value-type="float">
            <text:p>431.61</text:p>
          </table:table-cell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406.7" calcext:value-type="float">
            <text:p>406.7</text:p>
          </table:table-cell>
          <table:table-cell office:value-type="float" office:value="430.4" calcext:value-type="float">
            <text:p>430.4</text:p>
          </table:table-cell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406.96" calcext:value-type="float">
            <text:p>406.96</text:p>
          </table:table-cell>
          <table:table-cell office:value-type="float" office:value="428.96" calcext:value-type="float">
            <text:p>428.96</text:p>
          </table:table-cell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407.25" calcext:value-type="float">
            <text:p>407.25</text:p>
          </table:table-cell>
          <table:table-cell office:value-type="float" office:value="426.91" calcext:value-type="float">
            <text:p>426.91</text:p>
          </table:table-cell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407.56" calcext:value-type="float">
            <text:p>407.56</text:p>
          </table:table-cell>
          <table:table-cell office:value-type="float" office:value="423.82" calcext:value-type="float">
            <text:p>423.82</text:p>
          </table:table-cell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407.89" calcext:value-type="float">
            <text:p>407.89</text:p>
          </table:table-cell>
          <table:table-cell office:value-type="float" office:value="421.36" calcext:value-type="float">
            <text:p>421.36</text:p>
          </table:table-cell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408.2" calcext:value-type="float">
            <text:p>408.2</text:p>
          </table:table-cell>
          <table:table-cell office:value-type="float" office:value="418.85" calcext:value-type="float">
            <text:p>418.85</text:p>
          </table:table-cell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408.46" calcext:value-type="float">
            <text:p>408.46</text:p>
          </table:table-cell>
          <table:table-cell office:value-type="float" office:value="416.09" calcext:value-type="float">
            <text:p>416.09</text:p>
          </table:table-cell>
        </table:table-row>
        <table:table-row table:style-name="ro1">
          <table:table-cell office:value-type="date" office:date-value="2023-10-27" calcext:value-type="date">
            <text:p>2023-10-27</text:p>
          </table:table-cell>
          <table:table-cell office:value-type="float" office:value="408.73" calcext:value-type="float">
            <text:p>408.7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408.96" calcext:value-type="float">
            <text:p>408.96</text:p>
          </table:table-cell>
          <table:table-cell office:value-type="float" office:value="413.04" calcext:value-type="float">
            <text:p>413.04</text:p>
          </table:table-cell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409.18" calcext:value-type="float">
            <text:p>409.18</text:p>
          </table:table-cell>
          <table:table-cell office:value-type="float" office:value="411.96" calcext:value-type="float">
            <text:p>411.96</text:p>
          </table:table-cell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409.4" calcext:value-type="float">
            <text:p>409.4</text:p>
          </table:table-cell>
          <table:table-cell office:value-type="float" office:value="412.97" calcext:value-type="float">
            <text:p>412.97</text:p>
          </table:table-cell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409.6" calcext:value-type="float">
            <text:p>409.6</text:p>
          </table:table-cell>
          <table:table-cell office:value-type="float" office:value="416.59" calcext:value-type="float">
            <text:p>416.59</text:p>
          </table:table-cell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409.77" calcext:value-type="float">
            <text:p>409.77</text:p>
          </table:table-cell>
          <table:table-cell office:value-type="float" office:value="421.36" calcext:value-type="float">
            <text:p>421.36</text:p>
          </table:table-cell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409.93" calcext:value-type="float">
            <text:p>409.93</text:p>
          </table:table-cell>
          <table:table-cell office:value-type="float" office:value="425.35" calcext:value-type="float">
            <text:p>425.35</text:p>
          </table:table-cell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410.09" calcext:value-type="float">
            <text:p>410.09</text:p>
          </table:table-cell>
          <table:table-cell office:value-type="float" office:value="429.07" calcext:value-type="float">
            <text:p>429.07</text:p>
          </table:table-cell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410.27" calcext:value-type="float">
            <text:p>410.27</text:p>
          </table:table-cell>
          <table:table-cell office:value-type="float" office:value="431.97" calcext:value-type="float">
            <text:p>431.97</text:p>
          </table:table-cell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410.49" calcext:value-type="float">
            <text:p>410.49</text:p>
          </table:table-cell>
          <table:table-cell office:value-type="float" office:value="432.58" calcext:value-type="float">
            <text:p>432.58</text:p>
          </table:table-cell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410.69" calcext:value-type="float">
            <text:p>410.69</text:p>
          </table:table-cell>
          <table:table-cell office:value-type="float" office:value="433.75" calcext:value-type="float">
            <text:p>433.75</text:p>
          </table:table-cell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410.9" calcext:value-type="float">
            <text:p>410.9</text:p>
          </table:table-cell>
          <table:table-cell office:value-type="float" office:value="434.65" calcext:value-type="float">
            <text:p>434.65</text:p>
          </table:table-cell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411.13" calcext:value-type="float">
            <text:p>411.13</text:p>
          </table:table-cell>
          <table:table-cell office:value-type="float" office:value="436.99" calcext:value-type="float">
            <text:p>436.99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411.4" calcext:value-type="float">
            <text:p>411.4</text:p>
          </table:table-cell>
          <table:table-cell office:value-type="float" office:value="439.46" calcext:value-type="float">
            <text:p>439.46</text:p>
          </table:table-cell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411.66" calcext:value-type="float">
            <text:p>411.66</text:p>
          </table:table-cell>
          <table:table-cell office:value-type="float" office:value="442.71" calcext:value-type="float">
            <text:p>442.71</text:p>
          </table:table-cell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411.94" calcext:value-type="float">
            <text:p>411.94</text:p>
          </table:table-cell>
          <table:table-cell office:value-type="float" office:value="444.73" calcext:value-type="float">
            <text:p>444.73</text:p>
          </table:table-cell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412.2" calcext:value-type="float">
            <text:p>412.2</text:p>
          </table:table-cell>
          <table:table-cell office:value-type="float" office:value="447.53" calcext:value-type="float">
            <text:p>447.53</text:p>
          </table:table-cell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412.48" calcext:value-type="float">
            <text:p>412.48</text:p>
          </table:table-cell>
          <table:table-cell office:value-type="float" office:value="448.43" calcext:value-type="float">
            <text:p>448.43</text:p>
          </table:table-cell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412.79" calcext:value-type="float">
            <text:p>412.79</text:p>
          </table:table-cell>
          <table:table-cell office:value-type="float" office:value="449.49" calcext:value-type="float">
            <text:p>449.49</text:p>
          </table:table-cell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413.03" calcext:value-type="float">
            <text:p>413.03</text:p>
          </table:table-cell>
          <table:table-cell office:value-type="float" office:value="450.5" calcext:value-type="float">
            <text:p>450.5</text:p>
          </table:table-cell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413.26" calcext:value-type="float">
            <text:p>413.26</text:p>
          </table:table-cell>
          <table:table-cell office:value-type="float" office:value="451.23" calcext:value-type="float">
            <text:p>451.23</text:p>
          </table:table-cell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413.52" calcext:value-type="float">
            <text:p>413.52</text:p>
          </table:table-cell>
          <table:table-cell office:value-type="float" office:value="451.36" calcext:value-type="float">
            <text:p>451.36</text:p>
          </table:table-cell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413.75" calcext:value-type="float">
            <text:p>413.75</text:p>
          </table:table-cell>
          <table:table-cell office:value-type="float" office:value="451.63" calcext:value-type="float">
            <text:p>451.63</text:p>
          </table:table-cell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414.01" calcext:value-type="float">
            <text:p>414.01</text:p>
          </table:table-cell>
          <table:table-cell office:value-type="float" office:value="451.9" calcext:value-type="float">
            <text:p>451.9</text:p>
          </table:table-cell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414.27" calcext:value-type="float">
            <text:p>414.27</text:p>
          </table:table-cell>
          <table:table-cell office:value-type="float" office:value="452.66" calcext:value-type="float">
            <text:p>452.66</text:p>
          </table:table-cell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414.52" calcext:value-type="float">
            <text:p>414.52</text:p>
          </table:table-cell>
          <table:table-cell office:value-type="float" office:value="453.1" calcext:value-type="float">
            <text:p>453.1</text:p>
          </table:table-cell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414.78" calcext:value-type="float">
            <text:p>414.78</text:p>
          </table:table-cell>
          <table:table-cell office:value-type="float" office:value="453.43" calcext:value-type="float">
            <text:p>453.43</text:p>
          </table:table-cell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415.02" calcext:value-type="float">
            <text:p>415.02</text:p>
          </table:table-cell>
          <table:table-cell office:value-type="float" office:value="453.46" calcext:value-type="float">
            <text:p>453.46</text:p>
          </table:table-cell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415.25" calcext:value-type="float">
            <text:p>415.25</text:p>
          </table:table-cell>
          <table:table-cell office:value-type="float" office:value="453.82" calcext:value-type="float">
            <text:p>453.82</text:p>
          </table:table-cell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415.5" calcext:value-type="float">
            <text:p>415.5</text:p>
          </table:table-cell>
          <table:table-cell office:value-type="float" office:value="454.04" calcext:value-type="float">
            <text:p>454.04</text:p>
          </table:table-cell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415.76" calcext:value-type="float">
            <text:p>415.76</text:p>
          </table:table-cell>
          <table:table-cell office:value-type="float" office:value="455.09" calcext:value-type="float">
            <text:p>455.09</text:p>
          </table:table-cell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416.02" calcext:value-type="float">
            <text:p>416.02</text:p>
          </table:table-cell>
          <table:table-cell office:value-type="float" office:value="456.58" calcext:value-type="float">
            <text:p>456.58</text:p>
          </table:table-cell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416.23" calcext:value-type="float">
            <text:p>416.23</text:p>
          </table:table-cell>
          <table:table-cell office:value-type="float" office:value="459.71" calcext:value-type="float">
            <text:p>459.71</text:p>
          </table:table-cell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416.45" calcext:value-type="float">
            <text:p>416.45</text:p>
          </table:table-cell>
          <table:table-cell office:value-type="float" office:value="462.44" calcext:value-type="float">
            <text:p>462.44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416.68" calcext:value-type="float">
            <text:p>416.68</text:p>
          </table:table-cell>
          <table:table-cell office:value-type="float" office:value="464.63" calcext:value-type="float">
            <text:p>464.63</text:p>
          </table:table-cell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416.95" calcext:value-type="float">
            <text:p>416.9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417.25" calcext:value-type="float">
            <text:p>417.25</text:p>
          </table:table-cell>
          <table:table-cell office:value-type="float" office:value="469.51" calcext:value-type="float">
            <text:p>469.51</text:p>
          </table:table-cell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417.57" calcext:value-type="float">
            <text:p>417.57</text:p>
          </table:table-cell>
          <table:table-cell office:value-type="float" office:value="469.44" calcext:value-type="float">
            <text:p>469.44</text:p>
          </table:table-cell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417.89" calcext:value-type="float">
            <text:p>417.89</text:p>
          </table:table-cell>
          <table:table-cell office:value-type="float" office:value="469.96" calcext:value-type="float">
            <text:p>469.96</text:p>
          </table:table-cell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418.22" calcext:value-type="float">
            <text:p>418.22</text:p>
          </table:table-cell>
          <table:table-cell office:value-type="float" office:value="470.82" calcext:value-type="float">
            <text:p>470.82</text:p>
          </table:table-cell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418.54" calcext:value-type="float">
            <text:p>418.54</text:p>
          </table:table-cell>
          <table:table-cell office:value-type="float" office:value="471.56" calcext:value-type="float">
            <text:p>471.56</text:p>
          </table:table-cell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418.85" calcext:value-type="float">
            <text:p>418.85</text:p>
          </table:table-cell>
          <table:table-cell office:value-type="float" office:value="471.89" calcext:value-type="float">
            <text:p>471.89</text:p>
          </table:table-cell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419.15" calcext:value-type="float">
            <text:p>419.15</text:p>
          </table:table-cell>
          <table:table-cell office:value-type="float" office:value="473.57" calcext:value-type="float">
            <text:p>473.57</text:p>
          </table:table-cell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419.5" calcext:value-type="float">
            <text:p>419.5</text:p>
          </table:table-cell>
          <table:table-cell office:value-type="float" office:value="474.09" calcext:value-type="float">
            <text:p>474.09</text:p>
          </table:table-cell>
        </table:table-row>
        <table:table-row table:style-name="ro1">
          <table:table-cell office:value-type="date" office:date-value="2024-01-02" calcext:value-type="date">
            <text:p>2024-01-02</text:p>
          </table:table-cell>
          <table:table-cell office:value-type="float" office:value="419.88" calcext:value-type="float">
            <text:p>419.88</text:p>
          </table:table-cell>
          <table:table-cell office:value-type="float" office:value="473.89" calcext:value-type="float">
            <text:p>473.89</text:p>
          </table:table-cell>
        </table:table-row>
        <table:table-row table:style-name="ro1">
          <table:table-cell office:value-type="date" office:date-value="2024-01-03" calcext:value-type="date">
            <text:p>2024-01-03</text:p>
          </table:table-cell>
          <table:table-cell office:value-type="float" office:value="420.28" calcext:value-type="float">
            <text:p>420.28</text:p>
          </table:table-cell>
          <table:table-cell office:value-type="float" office:value="472.52" calcext:value-type="float">
            <text:p>472.52</text:p>
          </table:table-cell>
        </table:table-row>
        <table:table-row table:style-name="ro1">
          <table:table-cell office:value-type="date" office:date-value="2024-01-04" calcext:value-type="date">
            <text:p>2024-01-04</text:p>
          </table:table-cell>
          <table:table-cell office:value-type="float" office:value="420.67" calcext:value-type="float">
            <text:p>420.67</text:p>
          </table:table-cell>
          <table:table-cell office:value-type="float" office:value="470.68" calcext:value-type="float">
            <text:p>470.68</text:p>
          </table:table-cell>
        </table:table-row>
        <table:table-row table:style-name="ro1">
          <table:table-cell office:value-type="date" office:date-value="2024-01-05" calcext:value-type="date">
            <text:p>2024-01-05</text:p>
          </table:table-cell>
          <table:table-cell office:value-type="float" office:value="421.05" calcext:value-type="float">
            <text:p>421.05</text:p>
          </table:table-cell>
          <table:table-cell office:value-type="float" office:value="468.93" calcext:value-type="float">
            <text:p>468.93</text:p>
          </table:table-cell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421.44" calcext:value-type="float">
            <text:p>421.44</text:p>
          </table:table-cell>
          <table:table-cell office:value-type="float" office:value="468.79" calcext:value-type="float">
            <text:p>468.79</text:p>
          </table:table-cell>
        </table:table-row>
        <table:table-row table:style-name="ro1">
          <table:table-cell office:value-type="date" office:date-value="2024-01-09" calcext:value-type="date">
            <text:p>2024-01-09</text:p>
          </table:table-cell>
          <table:table-cell office:value-type="float" office:value="421.82" calcext:value-type="float">
            <text:p>421.82</text:p>
          </table:table-cell>
          <table:table-cell office:value-type="float" office:value="469.04" calcext:value-type="float">
            <text:p>469.04</text:p>
          </table:table-cell>
        </table:table-row>
        <table:table-row table:style-name="ro1">
          <table:table-cell office:value-type="date" office:date-value="2024-01-10" calcext:value-type="date">
            <text:p>2024-01-10</text:p>
          </table:table-cell>
          <table:table-cell office:value-type="float" office:value="422.18" calcext:value-type="float">
            <text:p>422.18</text:p>
          </table:table-cell>
          <table:table-cell office:value-type="float" office:value="470.58" calcext:value-type="float">
            <text:p>470.58</text:p>
          </table:table-cell>
        </table:table-row>
        <table:table-row table:style-name="ro1">
          <table:table-cell office:value-type="date" office:date-value="2024-01-11" calcext:value-type="date">
            <text:p>2024-01-11</text:p>
          </table:table-cell>
          <table:table-cell office:value-type="float" office:value="422.56" calcext:value-type="float">
            <text:p>422.56</text:p>
          </table:table-cell>
          <table:table-cell office:value-type="float" office:value="472.39" calcext:value-type="float">
            <text:p>472.39</text:p>
          </table:table-cell>
        </table:table-row>
        <table:table-row table:style-name="ro1">
          <table:table-cell office:value-type="date" office:date-value="2024-01-12" calcext:value-type="date">
            <text:p>2024-01-12</text:p>
          </table:table-cell>
          <table:table-cell office:value-type="float" office:value="422.91" calcext:value-type="float">
            <text:p>422.91</text:p>
          </table:table-cell>
          <table:table-cell office:value-type="float" office:value="474.14" calcext:value-type="float">
            <text:p>474.14</text:p>
          </table:table-cell>
        </table:table-row>
        <table:table-row table:style-name="ro1">
          <table:table-cell office:value-type="date" office:date-value="2024-01-16" calcext:value-type="date">
            <text:p>2024-01-16</text:p>
          </table:table-cell>
          <table:table-cell office:value-type="float" office:value="423.29" calcext:value-type="float">
            <text:p>423.29</text:p>
          </table:table-cell>
          <table:table-cell office:value-type="float" office:value="474.2" calcext:value-type="float">
            <text:p>474.2</text:p>
          </table:table-cell>
        </table:table-row>
        <table:table-row table:style-name="ro1">
          <table:table-cell office:value-type="date" office:date-value="2024-01-17" calcext:value-type="date">
            <text:p>2024-01-17</text:p>
          </table:table-cell>
          <table:table-cell office:value-type="float" office:value="423.68" calcext:value-type="float">
            <text:p>423.68</text:p>
          </table:table-cell>
          <table:table-cell office:value-type="float" office:value="473.89" calcext:value-type="float">
            <text:p>473.89</text:p>
          </table:table-cell>
        </table:table-row>
        <table:table-row table:style-name="ro1">
          <table:table-cell office:value-type="date" office:date-value="2024-01-18" calcext:value-type="date">
            <text:p>2024-01-18</text:p>
          </table:table-cell>
          <table:table-cell office:value-type="float" office:value="424.06" calcext:value-type="float">
            <text:p>424.06</text:p>
          </table:table-cell>
          <table:table-cell office:value-type="float" office:value="473.87" calcext:value-type="float">
            <text:p>473.87</text:p>
          </table:table-cell>
        </table:table-row>
        <table:table-row table:style-name="ro1">
          <table:table-cell office:value-type="date" office:date-value="2024-01-19" calcext:value-type="date">
            <text:p>2024-01-19</text:p>
          </table:table-cell>
          <table:table-cell office:value-type="float" office:value="424.46" calcext:value-type="float">
            <text:p>424.46</text:p>
          </table:table-cell>
          <table:table-cell office:value-type="float" office:value="475.09" calcext:value-type="float">
            <text:p>475.09</text:p>
          </table:table-cell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424.83" calcext:value-type="float">
            <text:p>424.83</text:p>
          </table:table-cell>
          <table:table-cell office:value-type="float" office:value="476.44" calcext:value-type="float">
            <text:p>476.44</text:p>
          </table:table-cell>
        </table:table-row>
        <table:table-row table:style-name="ro1">
          <table:table-cell office:value-type="date" office:date-value="2024-01-23" calcext:value-type="date">
            <text:p>2024-01-23</text:p>
          </table:table-cell>
          <table:table-cell office:value-type="float" office:value="425.2" calcext:value-type="float">
            <text:p>425.2</text:p>
          </table:table-cell>
          <table:table-cell office:value-type="float" office:value="478.42" calcext:value-type="float">
            <text:p>478.42</text:p>
          </table:table-cell>
        </table:table-row>
        <table:table-row table:style-name="ro1">
          <table:table-cell office:value-type="date" office:date-value="2024-01-24" calcext:value-type="date">
            <text:p>2024-01-24</text:p>
          </table:table-cell>
          <table:table-cell office:value-type="float" office:value="425.54" calcext:value-type="float">
            <text:p>425.54</text:p>
          </table:table-cell>
          <table:table-cell office:value-type="float" office:value="481.03" calcext:value-type="float">
            <text:p>481.03</text:p>
          </table:table-cell>
        </table:table-row>
        <table:table-row table:style-name="ro1">
          <table:table-cell office:value-type="date" office:date-value="2024-01-25" calcext:value-type="date">
            <text:p>2024-01-25</text:p>
          </table:table-cell>
          <table:table-cell office:value-type="float" office:value="425.88" calcext:value-type="float">
            <text:p>425.88</text:p>
          </table:table-cell>
          <table:table-cell office:value-type="float" office:value="483.33" calcext:value-type="float">
            <text:p>483.33</text:p>
          </table:table-cell>
        </table:table-row>
        <table:table-row table:style-name="ro1">
          <table:table-cell office:value-type="date" office:date-value="2024-01-26" calcext:value-type="date">
            <text:p>2024-01-26</text:p>
          </table:table-cell>
          <table:table-cell office:value-type="float" office:value="426.24" calcext:value-type="float">
            <text:p>426.24</text:p>
          </table:table-cell>
          <table:table-cell office:value-type="float" office:value="484.32" calcext:value-type="float">
            <text:p>484.32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426.59" calcext:value-type="float">
            <text:p>426.59</text:p>
          </table:table-cell>
          <table:table-cell office:value-type="float" office:value="485.88" calcext:value-type="float">
            <text:p>485.88</text:p>
          </table:table-cell>
        </table:table-row>
        <table:table-row table:style-name="ro1">
          <table:table-cell office:value-type="date" office:date-value="2024-01-30" calcext:value-type="date">
            <text:p>2024-01-30</text:p>
          </table:table-cell>
          <table:table-cell office:value-type="float" office:value="426.95" calcext:value-type="float">
            <text:p>426.95</text:p>
          </table:table-cell>
          <table:table-cell office:value-type="float" office:value="487.09" calcext:value-type="float">
            <text:p>487.09</text:p>
          </table:table-cell>
        </table:table-row>
        <table:table-row table:style-name="ro1">
          <table:table-cell office:value-type="date" office:date-value="2024-01-31" calcext:value-type="date">
            <text:p>2024-01-31</text:p>
          </table:table-cell>
          <table:table-cell office:value-type="float" office:value="427.34" calcext:value-type="float">
            <text:p>427.34</text:p>
          </table:table-cell>
          <table:table-cell office:value-type="float" office:value="486.58" calcext:value-type="float">
            <text:p>486.58</text:p>
          </table:table-cell>
        </table:table-row>
        <table:table-row table:style-name="ro1">
          <table:table-cell office:value-type="date" office:date-value="2024-02-01" calcext:value-type="date">
            <text:p>2024-02-01</text:p>
          </table:table-cell>
          <table:table-cell office:value-type="float" office:value="427.76" calcext:value-type="float">
            <text:p>427.76</text:p>
          </table:table-cell>
          <table:table-cell office:value-type="float" office:value="486.82" calcext:value-type="float">
            <text:p>486.82</text:p>
          </table:table-cell>
        </table:table-row>
        <table:table-row table:style-name="ro1">
          <table:table-cell office:value-type="date" office:date-value="2024-02-02" calcext:value-type="date">
            <text:p>2024-02-02</text:p>
          </table:table-cell>
          <table:table-cell office:value-type="float" office:value="428.14" calcext:value-type="float">
            <text:p>428.14</text:p>
          </table:table-cell>
          <table:table-cell office:value-type="float" office:value="488.2" calcext:value-type="float">
            <text:p>488.2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428.52" calcext:value-type="float">
            <text:p>428.52</text:p>
          </table:table-cell>
          <table:table-cell office:value-type="float" office:value="488.45" calcext:value-type="float">
            <text:p>488.45</text:p>
          </table:table-cell>
        </table:table-row>
        <table:table-row table:style-name="ro1">
          <table:table-cell office:value-type="date" office:date-value="2024-02-06" calcext:value-type="date">
            <text:p>2024-02-06</text:p>
          </table:table-cell>
          <table:table-cell office:value-type="float" office:value="428.89" calcext:value-type="float">
            <text:p>428.89</text:p>
          </table:table-cell>
          <table:table-cell office:value-type="float" office:value="489.07" calcext:value-type="float">
            <text:p>489.07</text:p>
          </table:table-cell>
        </table:table-row>
        <table:table-row table:style-name="ro1">
          <table:table-cell office:value-type="date" office:date-value="2024-02-07" calcext:value-type="date">
            <text:p>2024-02-07</text:p>
          </table:table-cell>
          <table:table-cell office:value-type="float" office:value="429.24" calcext:value-type="float">
            <text:p>429.24</text:p>
          </table:table-cell>
          <table:table-cell office:value-type="float" office:value="492.11" calcext:value-type="float">
            <text:p>492.11</text:p>
          </table:table-cell>
        </table:table-row>
        <table:table-row table:style-name="ro1">
          <table:table-cell office:value-type="date" office:date-value="2024-02-08" calcext:value-type="date">
            <text:p>2024-02-08</text:p>
          </table:table-cell>
          <table:table-cell office:value-type="float" office:value="429.59" calcext:value-type="float">
            <text:p>429.59</text:p>
          </table:table-cell>
          <table:table-cell office:value-type="float" office:value="493.93" calcext:value-type="float">
            <text:p>493.93</text:p>
          </table:table-cell>
        </table:table-row>
        <table:table-row table:style-name="ro1">
          <table:table-cell office:value-type="date" office:date-value="2024-02-09" calcext:value-type="date">
            <text:p>2024-02-09</text:p>
          </table:table-cell>
          <table:table-cell office:value-type="float" office:value="429.96" calcext:value-type="float">
            <text:p>429.96</text:p>
          </table:table-cell>
          <table:table-cell office:value-type="float" office:value="495.29" calcext:value-type="float">
            <text:p>495.29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430.35" calcext:value-type="float">
            <text:p>430.35</text:p>
          </table:table-cell>
          <table:table-cell office:value-type="float" office:value="496.97" calcext:value-type="float">
            <text:p>496.97</text:p>
          </table:table-cell>
        </table:table-row>
        <table:table-row table:style-name="ro1">
          <table:table-cell office:value-type="date" office:date-value="2024-02-13" calcext:value-type="date">
            <text:p>2024-02-13</text:p>
          </table:table-cell>
          <table:table-cell office:value-type="float" office:value="430.71" calcext:value-type="float">
            <text:p>430.71</text:p>
          </table:table-cell>
          <table:table-cell office:value-type="float" office:value="496.99" calcext:value-type="float">
            <text:p>496.99</text:p>
          </table:table-cell>
        </table:table-row>
        <table:table-row table:style-name="ro1">
          <table:table-cell office:value-type="date" office:date-value="2024-02-14" calcext:value-type="date">
            <text:p>2024-02-14</text:p>
          </table:table-cell>
          <table:table-cell office:value-type="float" office:value="431.08" calcext:value-type="float">
            <text:p>431.08</text:p>
          </table:table-cell>
          <table:table-cell office:value-type="float" office:value="497.09" calcext:value-type="float">
            <text:p>497.09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431.42" calcext:value-type="float">
            <text:p>431.42</text:p>
          </table:table-cell>
          <table:table-cell office:value-type="float" office:value="497.82" calcext:value-type="float">
            <text:p>497.82</text:p>
          </table:table-cell>
        </table:table-row>
        <table:table-row table:style-name="ro1">
          <table:table-cell office:value-type="date" office:date-value="2024-02-16" calcext:value-type="date">
            <text:p>2024-02-16</text:p>
          </table:table-cell>
          <table:table-cell office:value-type="float" office:value="431.79" calcext:value-type="float">
            <text:p>431.79</text:p>
          </table:table-cell>
          <table:table-cell office:value-type="float" office:value="497.49" calcext:value-type="float">
            <text:p>497.49</text:p>
          </table:table-cell>
        </table:table-row>
        <table:table-row table:style-name="ro1">
          <table:table-cell office:value-type="date" office:date-value="2024-02-20" calcext:value-type="date">
            <text:p>2024-02-20</text:p>
          </table:table-cell>
          <table:table-cell office:value-type="float" office:value="432.17" calcext:value-type="float">
            <text:p>432.17</text:p>
          </table:table-cell>
          <table:table-cell office:value-type="float" office:value="496.64" calcext:value-type="float">
            <text:p>496.64</text:p>
          </table:table-cell>
        </table:table-row>
        <table:table-row table:style-name="ro1">
          <table:table-cell office:value-type="date" office:date-value="2024-02-21" calcext:value-type="date">
            <text:p>2024-02-21</text:p>
          </table:table-cell>
          <table:table-cell office:value-type="float" office:value="432.51" calcext:value-type="float">
            <text:p>432.51</text:p>
          </table:table-cell>
          <table:table-cell office:value-type="float" office:value="497.27" calcext:value-type="float">
            <text:p>497.27</text:p>
          </table:table-cell>
        </table:table-row>
        <table:table-row table:style-name="ro1">
          <table:table-cell office:value-type="date" office:date-value="2024-02-22" calcext:value-type="date">
            <text:p>2024-02-22</text:p>
          </table:table-cell>
          <table:table-cell office:value-type="float" office:value="432.87" calcext:value-type="float">
            <text:p>432.87</text:p>
          </table:table-cell>
          <table:table-cell office:value-type="float" office:value="499.05" calcext:value-type="float">
            <text:p>499.05</text:p>
          </table:table-cell>
        </table:table-row>
        <table:table-row table:style-name="ro1">
          <table:table-cell office:value-type="date" office:date-value="2024-02-23" calcext:value-type="date">
            <text:p>2024-02-23</text:p>
          </table:table-cell>
          <table:table-cell office:value-type="float" office:value="433.27" calcext:value-type="float">
            <text:p>433.27</text:p>
          </table:table-cell>
          <table:table-cell office:value-type="float" office:value="500.21" calcext:value-type="float">
            <text:p>500.21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433.65" calcext:value-type="float">
            <text:p>433.65</text:p>
          </table:table-cell>
          <table:table-cell office:value-type="float" office:value="501.5" calcext:value-type="float">
            <text:p>501.5</text:p>
          </table:table-cell>
        </table:table-row>
        <table:table-row table:style-name="ro1">
          <table:table-cell office:value-type="date" office:date-value="2024-02-27" calcext:value-type="date">
            <text:p>2024-02-27</text:p>
          </table:table-cell>
          <table:table-cell office:value-type="float" office:value="434" calcext:value-type="float">
            <text:p>434</text:p>
          </table:table-cell>
          <table:table-cell office:value-type="float" office:value="503.53" calcext:value-type="float">
            <text:p>503.53</text:p>
          </table:table-cell>
        </table:table-row>
        <table:table-row table:style-name="ro1">
          <table:table-cell office:value-type="date" office:date-value="2024-02-28" calcext:value-type="date">
            <text:p>2024-02-28</text:p>
          </table:table-cell>
          <table:table-cell office:value-type="float" office:value="434.36" calcext:value-type="float">
            <text:p>434.36</text:p>
          </table:table-cell>
          <table:table-cell office:value-type="float" office:value="505.34" calcext:value-type="float">
            <text:p>505.34</text:p>
          </table:table-cell>
        </table:table-row>
        <table:table-row table:style-name="ro1">
          <table:table-cell office:value-type="date" office:date-value="2024-02-29" calcext:value-type="date">
            <text:p>2024-02-29</text:p>
          </table:table-cell>
          <table:table-cell office:value-type="float" office:value="434.75" calcext:value-type="float">
            <text:p>434.75</text:p>
          </table:table-cell>
          <table:table-cell office:value-type="float" office:value="505.45" calcext:value-type="float">
            <text:p>505.45</text:p>
          </table:table-cell>
        </table:table-row>
        <table:table-row table:style-name="ro1">
          <table:table-cell office:value-type="date" office:date-value="2024-03-01" calcext:value-type="date">
            <text:p>2024-03-01</text:p>
          </table:table-cell>
          <table:table-cell office:value-type="float" office:value="435.16" calcext:value-type="float">
            <text:p>435.16</text:p>
          </table:table-cell>
          <table:table-cell office:value-type="float" office:value="506.45" calcext:value-type="float">
            <text:p>506.45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435.57" calcext:value-type="float">
            <text:p>435.57</text:p>
          </table:table-cell>
          <table:table-cell office:value-type="float" office:value="507.71" calcext:value-type="float">
            <text:p>507.71</text:p>
          </table:table-cell>
        </table:table-row>
        <table:table-row table:style-name="ro1">
          <table:table-cell office:value-type="date" office:date-value="2024-03-05" calcext:value-type="date">
            <text:p>2024-03-05</text:p>
          </table:table-cell>
          <table:table-cell office:value-type="float" office:value="436.01" calcext:value-type="float">
            <text:p>436.01</text:p>
          </table:table-cell>
          <table:table-cell office:value-type="float" office:value="507.76" calcext:value-type="float">
            <text:p>507.76</text:p>
          </table:table-cell>
        </table:table-row>
        <table:table-row table:style-name="ro1">
          <table:table-cell office:value-type="date" office:date-value="2024-03-06" calcext:value-type="date">
            <text:p>2024-03-06</text:p>
          </table:table-cell>
          <table:table-cell office:value-type="float" office:value="436.46" calcext:value-type="float">
            <text:p>436.46</text:p>
          </table:table-cell>
          <table:table-cell office:value-type="float" office:value="508.45" calcext:value-type="float">
            <text:p>508.45</text:p>
          </table:table-cell>
        </table:table-row>
        <table:table-row table:style-name="ro1">
          <table:table-cell office:value-type="date" office:date-value="2024-03-07" calcext:value-type="date">
            <text:p>2024-03-07</text:p>
          </table:table-cell>
          <table:table-cell office:value-type="float" office:value="436.9" calcext:value-type="float">
            <text:p>436.9</text:p>
          </table:table-cell>
          <table:table-cell office:value-type="float" office:value="509.79" calcext:value-type="float">
            <text:p>509.79</text:p>
          </table:table-cell>
        </table:table-row>
        <table:table-row table:style-name="ro1">
          <table:table-cell office:value-type="date" office:date-value="2024-03-08" calcext:value-type="date">
            <text:p>2024-03-08</text:p>
          </table:table-cell>
          <table:table-cell office:value-type="float" office:value="437.38" calcext:value-type="float">
            <text:p>437.38</text:p>
          </table:table-cell>
          <table:table-cell office:value-type="float" office:value="509.57" calcext:value-type="float">
            <text:p>509.57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437.85" calcext:value-type="float">
            <text:p>437.85</text:p>
          </table:table-cell>
          <table:table-cell office:value-type="float" office:value="509.37" calcext:value-type="float">
            <text:p>509.37</text:p>
          </table:table-cell>
        </table:table-row>
        <table:table-row table:style-name="ro1">
          <table:table-cell office:value-type="date" office:date-value="2024-03-12" calcext:value-type="date">
            <text:p>2024-03-12</text:p>
          </table:table-cell>
          <table:table-cell office:value-type="float" office:value="438.31" calcext:value-type="float">
            <text:p>438.31</text:p>
          </table:table-cell>
          <table:table-cell office:value-type="float" office:value="511.28" calcext:value-type="float">
            <text:p>511.28</text:p>
          </table:table-cell>
        </table:table-row>
        <table:table-row table:style-name="ro1">
          <table:table-cell office:value-type="date" office:date-value="2024-03-13" calcext:value-type="date">
            <text:p>2024-03-13</text:p>
          </table:table-cell>
          <table:table-cell office:value-type="float" office:value="438.78" calcext:value-type="float">
            <text:p>438.78</text:p>
          </table:table-cell>
          <table:table-cell office:value-type="float" office:value="512.52" calcext:value-type="float">
            <text:p>512.52</text:p>
          </table:table-cell>
        </table:table-row>
        <table:table-row table:style-name="ro1">
          <table:table-cell office:value-type="date" office:date-value="2024-03-14" calcext:value-type="date">
            <text:p>2024-03-14</text:p>
          </table:table-cell>
          <table:table-cell office:value-type="float" office:value="439.26" calcext:value-type="float">
            <text:p>439.26</text:p>
          </table:table-cell>
          <table:table-cell office:value-type="float" office:value="512.55" calcext:value-type="float">
            <text:p>512.55</text:p>
          </table:table-cell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439.71" calcext:value-type="float">
            <text:p>439.71</text:p>
          </table:table-cell>
          <table:table-cell office:value-type="float" office:value="512.49" calcext:value-type="float">
            <text:p>512.49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440.15" calcext:value-type="float">
            <text:p>440.15</text:p>
          </table:table-cell>
          <table:table-cell office:value-type="float" office:value="513.12" calcext:value-type="float">
            <text:p>513.12</text:p>
          </table:table-cell>
        </table:table-row>
        <table:table-row table:style-name="ro1">
          <table:table-cell office:value-type="date" office:date-value="2024-03-19" calcext:value-type="date">
            <text:p>2024-03-19</text:p>
          </table:table-cell>
          <table:table-cell office:value-type="float" office:value="440.63" calcext:value-type="float">
            <text:p>440.63</text:p>
          </table:table-cell>
          <table:table-cell office:value-type="float" office:value="513.22" calcext:value-type="float">
            <text:p>513.22</text:p>
          </table:table-cell>
        </table:table-row>
        <table:table-row table:style-name="ro1">
          <table:table-cell office:value-type="date" office:date-value="2024-03-20" calcext:value-type="date">
            <text:p>2024-03-20</text:p>
          </table:table-cell>
          <table:table-cell office:value-type="float" office:value="441.11" calcext:value-type="float">
            <text:p>441.11</text:p>
          </table:table-cell>
          <table:table-cell office:value-type="float" office:value="514.45" calcext:value-type="float">
            <text:p>514.45</text:p>
          </table:table-cell>
        </table:table-row>
        <table:table-row table:style-name="ro1">
          <table:table-cell office:value-type="date" office:date-value="2024-03-21" calcext:value-type="date">
            <text:p>2024-03-21</text:p>
          </table:table-cell>
          <table:table-cell office:value-type="float" office:value="441.62" calcext:value-type="float">
            <text:p>441.62</text:p>
          </table:table-cell>
          <table:table-cell office:value-type="float" office:value="516.22" calcext:value-type="float">
            <text:p>516.22</text:p>
          </table:table-cell>
        </table:table-row>
        <table:table-row table:style-name="ro1">
          <table:table-cell office:value-type="date" office:date-value="2024-03-22" calcext:value-type="date">
            <text:p>2024-03-22</text:p>
          </table:table-cell>
          <table:table-cell office:value-type="float" office:value="442.13" calcext:value-type="float">
            <text:p>442.13</text:p>
          </table:table-cell>
          <table:table-cell office:value-type="float" office:value="518.49" calcext:value-type="float">
            <text:p>518.49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442.66" calcext:value-type="float">
            <text:p>442.66</text:p>
          </table:table-cell>
          <table:table-cell office:value-type="float" office:value="519.87" calcext:value-type="float">
            <text:p>519.87</text:p>
          </table:table-cell>
        </table:table-row>
        <table:table-row table:style-name="ro1">
          <table:table-cell office:value-type="date" office:date-value="2024-03-26" calcext:value-type="date">
            <text:p>2024-03-26</text:p>
          </table:table-cell>
          <table:table-cell office:value-type="float" office:value="443.17" calcext:value-type="float">
            <text:p>443.17</text:p>
          </table:table-cell>
          <table:table-cell office:value-type="float" office:value="520.49" calcext:value-type="float">
            <text:p>520.49</text:p>
          </table:table-cell>
        </table:table-row>
        <table:table-row table:style-name="ro1">
          <table:table-cell office:value-type="date" office:date-value="2024-03-27" calcext:value-type="date">
            <text:p>2024-03-27</text:p>
          </table:table-cell>
          <table:table-cell office:value-type="float" office:value="443.72" calcext:value-type="float">
            <text:p>443.72</text:p>
          </table:table-cell>
          <table:table-cell office:value-type="float" office:value="521.03" calcext:value-type="float">
            <text:p>521.03</text:p>
          </table:table-cell>
        </table:table-row>
        <table:table-row table:style-name="ro1">
          <table:table-cell office:value-type="date" office:date-value="2024-03-28" calcext:value-type="date">
            <text:p>2024-03-28</text:p>
          </table:table-cell>
          <table:table-cell office:value-type="float" office:value="444.24" calcext:value-type="float">
            <text:p>444.24</text:p>
          </table:table-cell>
          <table:table-cell office:value-type="float" office:value="521.21" calcext:value-type="float">
            <text:p>521.2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44.78" calcext:value-type="float">
            <text:p>444.78</text:p>
          </table:table-cell>
          <table:table-cell office:value-type="float" office:value="521.4" calcext:value-type="float">
            <text:p>521.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45.29" calcext:value-type="float">
            <text:p>445.29</text:p>
          </table:table-cell>
          <table:table-cell office:value-type="float" office:value="521.21" calcext:value-type="float">
            <text:p>521.2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45.78" calcext:value-type="float">
            <text:p>445.78</text:p>
          </table:table-cell>
          <table:table-cell office:value-type="float" office:value="521.33" calcext:value-type="float">
            <text:p>521.3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46.32" calcext:value-type="float">
            <text:p>446.32</text:p>
          </table:table-cell>
          <table:table-cell office:value-type="float" office:value="519.31" calcext:value-type="float">
            <text:p>519.3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46.85" calcext:value-type="float">
            <text:p>446.85</text:p>
          </table:table-cell>
          <table:table-cell office:value-type="float" office:value="518.38" calcext:value-type="float">
            <text:p>518.3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47.37" calcext:value-type="float">
            <text:p>447.37</text:p>
          </table:table-cell>
          <table:table-cell office:value-type="float" office:value="517.69" calcext:value-type="float">
            <text:p>517.6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47.87" calcext:value-type="float">
            <text:p>447.87</text:p>
          </table:table-cell>
          <table:table-cell office:value-type="float" office:value="517.79" calcext:value-type="float">
            <text:p>517.7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48.38" calcext:value-type="float">
            <text:p>448.38</text:p>
          </table:table-cell>
          <table:table-cell office:value-type="float" office:value="516.73" calcext:value-type="float">
            <text:p>516.7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48.84" calcext:value-type="float">
            <text:p>448.84</text:p>
          </table:table-cell>
          <table:table-cell office:value-type="float" office:value="517.72" calcext:value-type="float">
            <text:p>517.7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49.31" calcext:value-type="float">
            <text:p>449.31</text:p>
          </table:table-cell>
          <table:table-cell office:value-type="float" office:value="516.2" calcext:value-type="float">
            <text:p>516.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49.76" calcext:value-type="float">
            <text:p>449.76</text:p>
          </table:table-cell>
          <table:table-cell office:value-type="float" office:value="513.35" calcext:value-type="float">
            <text:p>513.3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50.21" calcext:value-type="float">
            <text:p>450.21</text:p>
          </table:table-cell>
          <table:table-cell office:value-type="float" office:value="510.19" calcext:value-type="float">
            <text:p>510.19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50.65" calcext:value-type="float">
            <text:p>450.65</text:p>
          </table:table-cell>
          <table:table-cell office:value-type="float" office:value="507.48" calcext:value-type="float">
            <text:p>507.4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51.1" calcext:value-type="float">
            <text:p>451.1</text:p>
          </table:table-cell>
          <table:table-cell office:value-type="float" office:value="503.78" calcext:value-type="float">
            <text:p>503.7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51.53" calcext:value-type="float">
            <text:p>451.53</text:p>
          </table:table-cell>
          <table:table-cell office:value-type="float" office:value="500.64" calcext:value-type="float">
            <text:p>500.64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51.92" calcext:value-type="float">
            <text:p>451.92</text:p>
          </table:table-cell>
          <table:table-cell office:value-type="float" office:value="499.7" calcext:value-type="float">
            <text:p>499.7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52.31" calcext:value-type="float">
            <text:p>452.31</text:p>
          </table:table-cell>
          <table:table-cell office:value-type="float" office:value="500.12" calcext:value-type="float">
            <text:p>500.12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52.7" calcext:value-type="float">
            <text:p>452.7</text:p>
          </table:table-cell>
          <table:table-cell office:value-type="float" office:value="501.09" calcext:value-type="float">
            <text:p>501.09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53.06" calcext:value-type="float">
            <text:p>453.06</text:p>
          </table:table-cell>
          <table:table-cell office:value-type="float" office:value="501.89" calcext:value-type="float">
            <text:p>501.89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53.4" calcext:value-type="float">
            <text:p>453.4</text:p>
          </table:table-cell>
          <table:table-cell office:value-type="float" office:value="504.51" calcext:value-type="float">
            <text:p>504.5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53.76" calcext:value-type="float">
            <text:p>453.76</text:p>
          </table:table-cell>
          <table:table-cell office:value-type="float" office:value="506.57" calcext:value-type="float">
            <text:p>506.57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54.15" calcext:value-type="float">
            <text:p>454.15</text:p>
          </table:table-cell>
          <table:table-cell office:value-type="float" office:value="505.84" calcext:value-type="float">
            <text:p>505.84</text:p>
          </table:table-cell>
        </table:table-row>
        <table:table-row table:style-name="ro1">
          <table:table-cell office:value-type="date" office:date-value="2024-05-01" calcext:value-type="date">
            <text:p>2024-05-01</text:p>
          </table:table-cell>
          <table:table-cell office:value-type="float" office:value="454.53" calcext:value-type="float">
            <text:p>454.53</text:p>
          </table:table-cell>
          <table:table-cell office:value-type="float" office:value="504.83" calcext:value-type="float">
            <text:p>504.83</text:p>
          </table:table-cell>
        </table:table-row>
        <table:table-row table:style-name="ro1">
          <table:table-cell office:value-type="date" office:date-value="2024-05-02" calcext:value-type="date">
            <text:p>2024-05-02</text:p>
          </table:table-cell>
          <table:table-cell office:value-type="float" office:value="454.91" calcext:value-type="float">
            <text:p>454.91</text:p>
          </table:table-cell>
          <table:table-cell office:value-type="float" office:value="505.14" calcext:value-type="float">
            <text:p>505.14</text:p>
          </table:table-cell>
        </table:table-row>
        <table:table-row table:style-name="ro1">
          <table:table-cell office:value-type="date" office:date-value="2024-05-03" calcext:value-type="date">
            <text:p>2024-05-03</text:p>
          </table:table-cell>
          <table:table-cell office:value-type="float" office:value="455.31" calcext:value-type="float">
            <text:p>455.31</text:p>
          </table:table-cell>
          <table:table-cell office:value-type="float" office:value="505.74" calcext:value-type="float">
            <text:p>505.74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455.71" calcext:value-type="float">
            <text:p>455.71</text:p>
          </table:table-cell>
          <table:table-cell office:value-type="float" office:value="507.04" calcext:value-type="float">
            <text:p>507.04</text:p>
          </table:table-cell>
        </table:table-row>
        <table:table-row table:style-name="ro1">
          <table:table-cell office:value-type="date" office:date-value="2024-05-07" calcext:value-type="date">
            <text:p>2024-05-07</text:p>
          </table:table-cell>
          <table:table-cell office:value-type="float" office:value="456.11" calcext:value-type="float">
            <text:p>456.11</text:p>
          </table:table-cell>
          <table:table-cell office:value-type="float" office:value="510.08" calcext:value-type="float">
            <text:p>510.08</text:p>
          </table:table-cell>
        </table:table-row>
        <table:table-row table:style-name="ro1">
          <table:table-cell office:value-type="date" office:date-value="2024-05-08" calcext:value-type="date">
            <text:p>2024-05-08</text:p>
          </table:table-cell>
          <table:table-cell office:value-type="float" office:value="456.51" calcext:value-type="float">
            <text:p>456.51</text:p>
          </table:table-cell>
          <table:table-cell office:value-type="float" office:value="513.44" calcext:value-type="float">
            <text:p>513.44</text:p>
          </table:table-cell>
        </table:table-row>
        <table:table-row table:style-name="ro1">
          <table:table-cell office:value-type="date" office:date-value="2024-05-09" calcext:value-type="date">
            <text:p>2024-05-09</text:p>
          </table:table-cell>
          <table:table-cell office:value-type="float" office:value="456.9" calcext:value-type="float">
            <text:p>456.9</text:p>
          </table:table-cell>
          <table:table-cell office:value-type="float" office:value="516.47" calcext:value-type="float">
            <text:p>516.47</text:p>
          </table:table-cell>
        </table:table-row>
        <table:table-row table:style-name="ro1">
          <table:table-cell office:value-type="date" office:date-value="2024-05-10" calcext:value-type="date">
            <text:p>2024-05-10</text:p>
          </table:table-cell>
          <table:table-cell office:value-type="float" office:value="457.3" calcext:value-type="float">
            <text:p>457.3</text:p>
          </table:table-cell>
          <table:table-cell office:value-type="float" office:value="518.38" calcext:value-type="float">
            <text:p>518.38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457.72" calcext:value-type="float">
            <text:p>457.72</text:p>
          </table:table-cell>
          <table:table-cell office:value-type="float" office:value="519.25" calcext:value-type="float">
            <text:p>519.25</text:p>
          </table:table-cell>
        </table:table-row>
        <table:table-row table:style-name="ro1">
          <table:table-cell office:value-type="date" office:date-value="2024-05-14" calcext:value-type="date">
            <text:p>2024-05-14</text:p>
          </table:table-cell>
          <table:table-cell office:value-type="float" office:value="458.16" calcext:value-type="float">
            <text:p>458.16</text:p>
          </table:table-cell>
          <table:table-cell office:value-type="float" office:value="520.48" calcext:value-type="float">
            <text:p>520.48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458.61" calcext:value-type="float">
            <text:p>458.6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4-05-16" calcext:value-type="date">
            <text:p>2024-05-16</text:p>
          </table:table-cell>
          <table:table-cell office:value-type="float" office:value="459.08" calcext:value-type="float">
            <text:p>459.08</text:p>
          </table:table-cell>
          <table:table-cell office:value-type="float" office:value="524.7" calcext:value-type="float">
            <text:p>524.7</text:p>
          </table:table-cell>
        </table:table-row>
        <table:table-row table:style-name="ro1">
          <table:table-cell office:value-type="date" office:date-value="2024-05-17" calcext:value-type="date">
            <text:p>2024-05-17</text:p>
          </table:table-cell>
          <table:table-cell office:value-type="float" office:value="459.53" calcext:value-type="float">
            <text:p>459.53</text:p>
          </table:table-cell>
          <table:table-cell office:value-type="float" office:value="526.43" calcext:value-type="float">
            <text:p>526.43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459.97" calcext:value-type="float">
            <text:p>459.97</text:p>
          </table:table-cell>
          <table:table-cell office:value-type="float" office:value="528.26" calcext:value-type="float">
            <text:p>528.26</text:p>
          </table:table-cell>
        </table:table-row>
        <table:table-row table:style-name="ro1">
          <table:table-cell office:value-type="date" office:date-value="2024-05-21" calcext:value-type="date">
            <text:p>2024-05-21</text:p>
          </table:table-cell>
          <table:table-cell office:value-type="float" office:value="460.44" calcext:value-type="float">
            <text:p>460.44</text:p>
          </table:table-cell>
          <table:table-cell office:value-type="float" office:value="529.87" calcext:value-type="float">
            <text:p>529.87</text:p>
          </table:table-cell>
        </table:table-row>
        <table:table-row table:style-name="ro1">
          <table:table-cell office:value-type="date" office:date-value="2024-05-22" calcext:value-type="date">
            <text:p>2024-05-22</text:p>
          </table:table-cell>
          <table:table-cell office:value-type="float" office:value="460.92" calcext:value-type="float">
            <text:p>460.92</text:p>
          </table:table-cell>
          <table:table-cell office:value-type="float" office:value="529.88" calcext:value-type="float">
            <text:p>529.88</text:p>
          </table:table-cell>
        </table:table-row>
        <table:table-row table:style-name="ro1">
          <table:table-cell office:value-type="date" office:date-value="2024-05-23" calcext:value-type="date">
            <text:p>2024-05-23</text:p>
          </table:table-cell>
          <table:table-cell office:value-type="float" office:value="461.4" calcext:value-type="float">
            <text:p>461.4</text:p>
          </table:table-cell>
          <table:table-cell office:value-type="float" office:value="529.33" calcext:value-type="float">
            <text:p>529.33</text:p>
          </table:table-cell>
        </table:table-row>
        <table:table-row table:style-name="ro1">
          <table:table-cell office:value-type="date" office:date-value="2024-05-24" calcext:value-type="date">
            <text:p>2024-05-24</text:p>
          </table:table-cell>
          <table:table-cell office:value-type="float" office:value="461.89" calcext:value-type="float">
            <text:p>461.89</text:p>
          </table:table-cell>
          <table:table-cell office:value-type="float" office:value="529.33" calcext:value-type="float">
            <text:p>529.33</text:p>
          </table:table-cell>
        </table:table-row>
        <table:table-row table:style-name="ro1">
          <table:table-cell office:value-type="date" office:date-value="2024-05-28" calcext:value-type="date">
            <text:p>2024-05-28</text:p>
          </table:table-cell>
          <table:table-cell office:value-type="float" office:value="462.37" calcext:value-type="float">
            <text:p>462.37</text:p>
          </table:table-cell>
          <table:table-cell office:value-type="float" office:value="529.28" calcext:value-type="float">
            <text:p>529.28</text:p>
          </table:table-cell>
        </table:table-row>
        <table:table-row table:style-name="ro1">
          <table:table-cell office:value-type="date" office:date-value="2024-05-29" calcext:value-type="date">
            <text:p>2024-05-29</text:p>
          </table:table-cell>
          <table:table-cell office:value-type="float" office:value="462.87" calcext:value-type="float">
            <text:p>462.87</text:p>
          </table:table-cell>
          <table:table-cell office:value-type="float" office:value="528.23" calcext:value-type="float">
            <text:p>528.23</text:p>
          </table:table-cell>
        </table:table-row>
        <table:table-row table:style-name="ro1">
          <table:table-cell office:value-type="date" office:date-value="2024-05-30" calcext:value-type="date">
            <text:p>2024-05-30</text:p>
          </table:table-cell>
          <table:table-cell office:value-type="float" office:value="463.34" calcext:value-type="float">
            <text:p>463.34</text:p>
          </table:table-cell>
          <table:table-cell office:value-type="float" office:value="526.78" calcext:value-type="float">
            <text:p>526.78</text:p>
          </table:table-cell>
        </table:table-row>
        <table:table-row table:style-name="ro1">
          <table:table-cell office:value-type="date" office:date-value="2024-05-31" calcext:value-type="date">
            <text:p>2024-05-31</text:p>
          </table:table-cell>
          <table:table-cell office:value-type="float" office:value="463.78" calcext:value-type="float">
            <text:p>463.78</text:p>
          </table:table-cell>
          <table:table-cell office:value-type="float" office:value="527.07" calcext:value-type="float">
            <text:p>527.07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464.24" calcext:value-type="float">
            <text:p>464.24</text:p>
          </table:table-cell>
          <table:table-cell office:value-type="float" office:value="526.74" calcext:value-type="float">
            <text:p>526.74</text:p>
          </table:table-cell>
        </table:table-row>
        <table:table-row table:style-name="ro1">
          <table:table-cell office:value-type="date" office:date-value="2024-06-04" calcext:value-type="date">
            <text:p>2024-06-04</text:p>
          </table:table-cell>
          <table:table-cell office:value-type="float" office:value="464.7" calcext:value-type="float">
            <text:p>464.7</text:p>
          </table:table-cell>
          <table:table-cell office:value-type="float" office:value="526.45" calcext:value-type="float">
            <text:p>526.45</text:p>
          </table:table-cell>
        </table:table-row>
        <table:table-row table:style-name="ro1">
          <table:table-cell office:value-type="date" office:date-value="2024-06-05" calcext:value-type="date">
            <text:p>2024-06-05</text:p>
          </table:table-cell>
          <table:table-cell office:value-type="float" office:value="465.16" calcext:value-type="float">
            <text:p>465.16</text:p>
          </table:table-cell>
          <table:table-cell office:value-type="float" office:value="528.17" calcext:value-type="float">
            <text:p>528.17</text:p>
          </table:table-cell>
        </table:table-row>
        <table:table-row table:style-name="ro1">
          <table:table-cell office:value-type="date" office:date-value="2024-06-06" calcext:value-type="date">
            <text:p>2024-06-06</text:p>
          </table:table-cell>
          <table:table-cell office:value-type="float" office:value="465.62" calcext:value-type="float">
            <text:p>465.62</text:p>
          </table:table-cell>
          <table:table-cell office:value-type="float" office:value="530.58" calcext:value-type="float">
            <text:p>530.58</text:p>
          </table:table-cell>
        </table:table-row>
        <table:table-row table:style-name="ro1">
          <table:table-cell office:value-type="date" office:date-value="2024-06-07" calcext:value-type="date">
            <text:p>2024-06-07</text:p>
          </table:table-cell>
          <table:table-cell office:value-type="float" office:value="466.09" calcext:value-type="float">
            <text:p>466.09</text:p>
          </table:table-cell>
          <table:table-cell office:value-type="float" office:value="531.91" calcext:value-type="float">
            <text:p>531.91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466.53" calcext:value-type="float">
            <text:p>466.53</text:p>
          </table:table-cell>
          <table:table-cell office:value-type="float" office:value="533.48" calcext:value-type="float">
            <text:p>533.48</text:p>
          </table:table-cell>
        </table:table-row>
        <table:table-row table:style-name="ro1">
          <table:table-cell office:value-type="date" office:date-value="2024-06-11" calcext:value-type="date">
            <text:p>2024-06-11</text:p>
          </table:table-cell>
          <table:table-cell office:value-type="float" office:value="466.98" calcext:value-type="float">
            <text:p>466.98</text:p>
          </table:table-cell>
          <table:table-cell office:value-type="float" office:value="535.19" calcext:value-type="float">
            <text:p>535.19</text:p>
          </table:table-cell>
        </table:table-row>
        <table:table-row table:style-name="ro1">
          <table:table-cell office:value-type="date" office:date-value="2024-06-12" calcext:value-type="date">
            <text:p>2024-06-12</text:p>
          </table:table-cell>
          <table:table-cell office:value-type="float" office:value="467.46" calcext:value-type="float">
            <text:p>467.46</text:p>
          </table:table-cell>
          <table:table-cell office:value-type="float" office:value="536.53" calcext:value-type="float">
            <text:p>536.53</text:p>
          </table:table-cell>
        </table:table-row>
        <table:table-row table:style-name="ro1">
          <table:table-cell office:value-type="date" office:date-value="2024-06-13" calcext:value-type="date">
            <text:p>2024-06-13</text:p>
          </table:table-cell>
          <table:table-cell office:value-type="float" office:value="467.93" calcext:value-type="float">
            <text:p>467.93</text:p>
          </table:table-cell>
          <table:table-cell office:value-type="float" office:value="538.09" calcext:value-type="float">
            <text:p>538.09</text:p>
          </table:table-cell>
        </table:table-row>
        <table:table-row table:style-name="ro1">
          <table:table-cell office:value-type="date" office:date-value="2024-06-14" calcext:value-type="date">
            <text:p>2024-06-14</text:p>
          </table:table-cell>
          <table:table-cell office:value-type="float" office:value="468.37" calcext:value-type="float">
            <text:p>468.37</text:p>
          </table:table-cell>
          <table:table-cell office:value-type="float" office:value="539.84" calcext:value-type="float">
            <text:p>539.84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468.82" calcext:value-type="float">
            <text:p>468.82</text:p>
          </table:table-cell>
          <table:table-cell office:value-type="float" office:value="542.13" calcext:value-type="float">
            <text:p>542.13</text:p>
          </table:table-cell>
        </table:table-row>
        <table:table-row table:style-name="ro1">
          <table:table-cell office:value-type="date" office:date-value="2024-06-18" calcext:value-type="date">
            <text:p>2024-06-18</text:p>
          </table:table-cell>
          <table:table-cell office:value-type="float" office:value="469.27" calcext:value-type="float">
            <text:p>469.27</text:p>
          </table:table-cell>
          <table:table-cell office:value-type="float" office:value="544.44" calcext:value-type="float">
            <text:p>544.44</text:p>
          </table:table-cell>
        </table:table-row>
        <table:table-row table:style-name="ro1">
          <table:table-cell office:value-type="date" office:date-value="2024-06-20" calcext:value-type="date">
            <text:p>2024-06-20</text:p>
          </table:table-cell>
          <table:table-cell office:value-type="float" office:value="469.74" calcext:value-type="float">
            <text:p>469.74</text:p>
          </table:table-cell>
          <table:table-cell office:value-type="float" office:value="545.56" calcext:value-type="float">
            <text:p>545.56</text:p>
          </table:table-cell>
        </table:table-row>
        <table:table-row table:style-name="ro1">
          <table:table-cell office:value-type="date" office:date-value="2024-06-21" calcext:value-type="date">
            <text:p>2024-06-21</text:p>
          </table:table-cell>
          <table:table-cell office:value-type="float" office:value="470.21" calcext:value-type="float">
            <text:p>470.21</text:p>
          </table:table-cell>
          <table:table-cell office:value-type="float" office:value="545.98" calcext:value-type="float">
            <text:p>545.98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470.68" calcext:value-type="float">
            <text:p>470.68</text:p>
          </table:table-cell>
          <table:table-cell office:value-type="float" office:value="545.97" calcext:value-type="float">
            <text:p>545.97</text:p>
          </table:table-cell>
        </table:table-row>
        <table:table-row table:style-name="ro1">
          <table:table-cell office:value-type="date" office:date-value="2024-06-25" calcext:value-type="date">
            <text:p>2024-06-25</text:p>
          </table:table-cell>
          <table:table-cell office:value-type="float" office:value="471.15" calcext:value-type="float">
            <text:p>471.15</text:p>
          </table:table-cell>
          <table:table-cell office:value-type="float" office:value="545.51" calcext:value-type="float">
            <text:p>545.51</text:p>
          </table:table-cell>
        </table:table-row>
        <table:table-row table:style-name="ro1">
          <table:table-cell office:value-type="date" office:date-value="2024-06-26" calcext:value-type="date">
            <text:p>2024-06-26</text:p>
          </table:table-cell>
          <table:table-cell office:value-type="float" office:value="471.61" calcext:value-type="float">
            <text:p>471.61</text:p>
          </table:table-cell>
          <table:table-cell office:value-type="float" office:value="544.92" calcext:value-type="float">
            <text:p>544.92</text:p>
          </table:table-cell>
        </table:table-row>
        <table:table-row table:style-name="ro1">
          <table:table-cell office:value-type="date" office:date-value="2024-06-27" calcext:value-type="date">
            <text:p>2024-06-27</text:p>
          </table:table-cell>
          <table:table-cell office:value-type="float" office:value="472.06" calcext:value-type="float">
            <text:p>472.06</text:p>
          </table:table-cell>
          <table:table-cell office:value-type="float" office:value="544.79" calcext:value-type="float">
            <text:p>544.79</text:p>
          </table:table-cell>
        </table:table-row>
        <table:table-row table:style-name="ro1">
          <table:table-cell office:value-type="date" office:date-value="2024-06-28" calcext:value-type="date">
            <text:p>2024-06-28</text:p>
          </table:table-cell>
          <table:table-cell office:value-type="float" office:value="472.49" calcext:value-type="float">
            <text:p>472.49</text:p>
          </table:table-cell>
          <table:table-cell office:value-type="float" office:value="544.73" calcext:value-type="float">
            <text:p>544.73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472.91" calcext:value-type="float">
            <text:p>472.91</text:p>
          </table:table-cell>
          <table:table-cell office:value-type="float" office:value="545.25" calcext:value-type="float">
            <text:p>545.25</text:p>
          </table:table-cell>
        </table:table-row>
        <table:table-row table:style-name="ro1">
          <table:table-cell office:value-type="date" office:date-value="2024-07-02" calcext:value-type="date">
            <text:p>2024-07-02</text:p>
          </table:table-cell>
          <table:table-cell office:value-type="float" office:value="473.35" calcext:value-type="float">
            <text:p>473.35</text:p>
          </table:table-cell>
          <table:table-cell office:value-type="float" office:value="546.09" calcext:value-type="float">
            <text:p>546.09</text:p>
          </table:table-cell>
        </table:table-row>
        <table:table-row table:style-name="ro1">
          <table:table-cell office:value-type="date" office:date-value="2024-07-03" calcext:value-type="date">
            <text:p>2024-07-03</text:p>
          </table:table-cell>
          <table:table-cell office:value-type="float" office:value="473.8" calcext:value-type="float">
            <text:p>473.8</text:p>
          </table:table-cell>
          <table:table-cell office:value-type="float" office:value="547.28" calcext:value-type="float">
            <text:p>547.28</text:p>
          </table:table-cell>
        </table:table-row>
        <table:table-row table:style-name="ro1">
          <table:table-cell office:value-type="date" office:date-value="2024-07-05" calcext:value-type="date">
            <text:p>2024-07-05</text:p>
          </table:table-cell>
          <table:table-cell office:value-type="float" office:value="474.25" calcext:value-type="float">
            <text:p>474.25</text:p>
          </table:table-cell>
          <table:table-cell office:value-type="float" office:value="548.93" calcext:value-type="float">
            <text:p>548.93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474.71" calcext:value-type="float">
            <text:p>474.71</text:p>
          </table:table-cell>
          <table:table-cell office:value-type="float" office:value="551.15" calcext:value-type="float">
            <text:p>551.15</text:p>
          </table:table-cell>
        </table:table-row>
        <table:table-row table:style-name="ro1">
          <table:table-cell office:value-type="date" office:date-value="2024-07-09" calcext:value-type="date">
            <text:p>2024-07-09</text:p>
          </table:table-cell>
          <table:table-cell office:value-type="float" office:value="475.17" calcext:value-type="float">
            <text:p>475.17</text:p>
          </table:table-cell>
          <table:table-cell office:value-type="float" office:value="553.24" calcext:value-type="float">
            <text:p>553.24</text:p>
          </table:table-cell>
        </table:table-row>
        <table:table-row table:style-name="ro1">
          <table:table-cell office:value-type="date" office:date-value="2024-07-10" calcext:value-type="date">
            <text:p>2024-07-10</text:p>
          </table:table-cell>
          <table:table-cell office:value-type="float" office:value="475.63" calcext:value-type="float">
            <text:p>475.63</text:p>
          </table:table-cell>
          <table:table-cell office:value-type="float" office:value="555.7" calcext:value-type="float">
            <text:p>555.7</text:p>
          </table:table-cell>
        </table:table-row>
        <table:table-row table:style-name="ro1">
          <table:table-cell office:value-type="date" office:date-value="2024-07-11" calcext:value-type="date">
            <text:p>2024-07-11</text:p>
          </table:table-cell>
          <table:table-cell office:value-type="float" office:value="476.1" calcext:value-type="float">
            <text:p>476.1</text:p>
          </table:table-cell>
          <table:table-cell office:value-type="float" office:value="556.71" calcext:value-type="float">
            <text:p>556.71</text:p>
          </table:table-cell>
        </table:table-row>
        <table:table-row table:style-name="ro1">
          <table:table-cell office:value-type="date" office:date-value="2024-07-12" calcext:value-type="date">
            <text:p>2024-07-12</text:p>
          </table:table-cell>
          <table:table-cell office:value-type="float" office:value="476.58" calcext:value-type="float">
            <text:p>476.58</text:p>
          </table:table-cell>
          <table:table-cell office:value-type="float" office:value="557.78" calcext:value-type="float">
            <text:p>557.78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477.03" calcext:value-type="float">
            <text:p>477.03</text:p>
          </table:table-cell>
          <table:table-cell office:value-type="float" office:value="559.03" calcext:value-type="float">
            <text:p>559.03</text:p>
          </table:table-cell>
        </table:table-row>
        <table:table-row table:style-name="ro1">
          <table:table-cell office:value-type="date" office:date-value="2024-07-16" calcext:value-type="date">
            <text:p>2024-07-16</text:p>
          </table:table-cell>
          <table:table-cell office:value-type="float" office:value="477.49" calcext:value-type="float">
            <text:p>477.49</text:p>
          </table:table-cell>
          <table:table-cell office:value-type="float" office:value="560.84" calcext:value-type="float">
            <text:p>560.84</text:p>
          </table:table-cell>
        </table:table-row>
        <table:table-row table:style-name="ro1">
          <table:table-cell office:value-type="date" office:date-value="2024-07-17" calcext:value-type="date">
            <text:p>2024-07-17</text:p>
          </table:table-cell>
          <table:table-cell office:value-type="float" office:value="477.97" calcext:value-type="float">
            <text:p>477.97</text:p>
          </table:table-cell>
          <table:table-cell office:value-type="float" office:value="559.96" calcext:value-type="float">
            <text:p>559.96</text:p>
          </table:table-cell>
        </table:table-row>
        <table:table-row table:style-name="ro1">
          <table:table-cell office:value-type="date" office:date-value="2024-07-18" calcext:value-type="date">
            <text:p>2024-07-18</text:p>
          </table:table-cell>
          <table:table-cell office:value-type="float" office:value="478.45" calcext:value-type="float">
            <text:p>478.45</text:p>
          </table:table-cell>
          <table:table-cell office:value-type="float" office:value="559.2" calcext:value-type="float">
            <text:p>559.2</text:p>
          </table:table-cell>
        </table:table-row>
        <table:table-row table:style-name="ro1">
          <table:table-cell office:value-type="date" office:date-value="2024-07-19" calcext:value-type="date">
            <text:p>2024-07-19</text:p>
          </table:table-cell>
          <table:table-cell office:value-type="float" office:value="478.94" calcext:value-type="float">
            <text:p>478.9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479.44" calcext:value-type="float">
            <text:p>479.44</text:p>
          </table:table-cell>
          <table:table-cell office:value-type="float" office:value="555.62" calcext:value-type="float">
            <text:p>555.62</text:p>
          </table:table-cell>
        </table:table-row>
        <table:table-row table:style-name="ro1">
          <table:table-cell office:value-type="date" office:date-value="2024-07-23" calcext:value-type="date">
            <text:p>2024-07-23</text:p>
          </table:table-cell>
          <table:table-cell office:value-type="float" office:value="479.94" calcext:value-type="float">
            <text:p>479.94</text:p>
          </table:table-cell>
          <table:table-cell office:value-type="float" office:value="553.4" calcext:value-type="float">
            <text:p>553.4</text:p>
          </table:table-cell>
        </table:table-row>
        <table:table-row table:style-name="ro1">
          <table:table-cell office:value-type="date" office:date-value="2024-07-24" calcext:value-type="date">
            <text:p>2024-07-24</text:p>
          </table:table-cell>
          <table:table-cell office:value-type="float" office:value="480.39" calcext:value-type="float">
            <text:p>480.39</text:p>
          </table:table-cell>
          <table:table-cell office:value-type="float" office:value="550.26" calcext:value-type="float">
            <text:p>550.26</text:p>
          </table:table-cell>
        </table:table-row>
        <table:table-row table:style-name="ro1">
          <table:table-cell office:value-type="date" office:date-value="2024-07-25" calcext:value-type="date">
            <text:p>2024-07-25</text:p>
          </table:table-cell>
          <table:table-cell office:value-type="float" office:value="480.82" calcext:value-type="float">
            <text:p>480.82</text:p>
          </table:table-cell>
          <table:table-cell office:value-type="float" office:value="547.41" calcext:value-type="float">
            <text:p>547.41</text:p>
          </table:table-cell>
        </table:table-row>
        <table:table-row table:style-name="ro1">
          <table:table-cell office:value-type="date" office:date-value="2024-07-26" calcext:value-type="date">
            <text:p>2024-07-26</text:p>
          </table:table-cell>
          <table:table-cell office:value-type="float" office:value="481.22" calcext:value-type="float">
            <text:p>481.22</text:p>
          </table:table-cell>
          <table:table-cell office:value-type="float" office:value="546.5" calcext:value-type="float">
            <text:p>546.5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481.65" calcext:value-type="float">
            <text:p>481.65</text:p>
          </table:table-cell>
          <table:table-cell office:value-type="float" office:value="544.52" calcext:value-type="float">
            <text:p>544.52</text:p>
          </table:table-cell>
        </table:table-row>
        <table:table-row table:style-name="ro1">
          <table:table-cell office:value-type="date" office:date-value="2024-07-30" calcext:value-type="date">
            <text:p>2024-07-30</text:p>
          </table:table-cell>
          <table:table-cell office:value-type="float" office:value="482.06" calcext:value-type="float">
            <text:p>482.06</text:p>
          </table:table-cell>
          <table:table-cell office:value-type="float" office:value="542.17" calcext:value-type="float">
            <text:p>542.17</text:p>
          </table:table-cell>
        </table:table-row>
        <table:table-row table:style-name="ro1">
          <table:table-cell office:value-type="date" office:date-value="2024-07-31" calcext:value-type="date">
            <text:p>2024-07-31</text:p>
          </table:table-cell>
          <table:table-cell office:value-type="float" office:value="482.42" calcext:value-type="float">
            <text:p>482.42</text:p>
          </table:table-cell>
          <table:table-cell office:value-type="float" office:value="544.08" calcext:value-type="float">
            <text:p>544.08</text:p>
          </table:table-cell>
        </table:table-row>
        <table:table-row table:style-name="ro1">
          <table:table-cell office:value-type="date" office:date-value="2024-08-01" calcext:value-type="date">
            <text:p>2024-08-01</text:p>
          </table:table-cell>
          <table:table-cell office:value-type="float" office:value="482.77" calcext:value-type="float">
            <text:p>482.77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4-08-02" calcext:value-type="date">
            <text:p>2024-08-02</text:p>
          </table:table-cell>
          <table:table-cell office:value-type="float" office:value="483.15" calcext:value-type="float">
            <text:p>483.15</text:p>
          </table:table-cell>
          <table:table-cell office:value-type="float" office:value="542.7" calcext:value-type="float">
            <text:p>542.7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483.53" calcext:value-type="float">
            <text:p>483.53</text:p>
          </table:table-cell>
          <table:table-cell office:value-type="float" office:value="537.22" calcext:value-type="float">
            <text:p>537.22</text:p>
          </table:table-cell>
        </table:table-row>
        <table:table-row table:style-name="ro1">
          <table:table-cell office:value-type="date" office:date-value="2024-08-06" calcext:value-type="date">
            <text:p>2024-08-06</text:p>
          </table:table-cell>
          <table:table-cell office:value-type="float" office:value="483.89" calcext:value-type="float">
            <text:p>483.89</text:p>
          </table:table-cell>
          <table:table-cell office:value-type="float" office:value="533.25" calcext:value-type="float">
            <text:p>533.25</text:p>
          </table:table-cell>
        </table:table-row>
        <table:table-row table:style-name="ro1">
          <table:table-cell office:value-type="date" office:date-value="2024-08-07" calcext:value-type="date">
            <text:p>2024-08-07</text:p>
          </table:table-cell>
          <table:table-cell office:value-type="float" office:value="484.28" calcext:value-type="float">
            <text:p>484.28</text:p>
          </table:table-cell>
          <table:table-cell office:value-type="float" office:value="526.82" calcext:value-type="float">
            <text:p>526.82</text:p>
          </table:table-cell>
        </table:table-row>
        <table:table-row table:style-name="ro1">
          <table:table-cell office:value-type="date" office:date-value="2024-08-08" calcext:value-type="date">
            <text:p>2024-08-08</text:p>
          </table:table-cell>
          <table:table-cell office:value-type="float" office:value="484.65" calcext:value-type="float">
            <text:p>484.65</text:p>
          </table:table-cell>
          <table:table-cell office:value-type="float" office:value="524.35" calcext:value-type="float">
            <text:p>524.35</text:p>
          </table:table-cell>
        </table:table-row>
        <table:table-row table:style-name="ro1">
          <table:table-cell office:value-type="date" office:date-value="2024-08-09" calcext:value-type="date">
            <text:p>2024-08-09</text:p>
          </table:table-cell>
          <table:table-cell office:value-type="float" office:value="484.97" calcext:value-type="float">
            <text:p>484.97</text:p>
          </table:table-cell>
          <table:table-cell office:value-type="float" office:value="524.37" calcext:value-type="float">
            <text:p>524.37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485.22" calcext:value-type="float">
            <text:p>485.22</text:p>
          </table:table-cell>
          <table:table-cell office:value-type="float" office:value="527.54" calcext:value-type="float">
            <text:p>527.54</text:p>
          </table:table-cell>
        </table:table-row>
        <table:table-row table:style-name="ro1">
          <table:table-cell office:value-type="date" office:date-value="2024-08-13" calcext:value-type="date">
            <text:p>2024-08-13</text:p>
          </table:table-cell>
          <table:table-cell office:value-type="float" office:value="485.5" calcext:value-type="float">
            <text:p>485.5</text:p>
          </table:table-cell>
          <table:table-cell office:value-type="float" office:value="531.52" calcext:value-type="float">
            <text:p>531.52</text:p>
          </table:table-cell>
        </table:table-row>
        <table:table-row table:style-name="ro1">
          <table:table-cell office:value-type="date" office:date-value="2024-08-14" calcext:value-type="date">
            <text:p>2024-08-14</text:p>
          </table:table-cell>
          <table:table-cell office:value-type="float" office:value="485.79" calcext:value-type="float">
            <text:p>485.79</text:p>
          </table:table-cell>
          <table:table-cell office:value-type="float" office:value="536.54" calcext:value-type="float">
            <text:p>536.54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486.13" calcext:value-type="float">
            <text:p>486.13</text:p>
          </table:table-cell>
          <table:table-cell office:value-type="float" office:value="541.02" calcext:value-type="float">
            <text:p>541.02</text:p>
          </table:table-cell>
        </table:table-row>
        <table:table-row table:style-name="ro1">
          <table:table-cell office:value-type="date" office:date-value="2024-08-16" calcext:value-type="date">
            <text:p>2024-08-16</text:p>
          </table:table-cell>
          <table:table-cell office:value-type="float" office:value="486.48" calcext:value-type="float">
            <text:p>486.48</text:p>
          </table:table-cell>
          <table:table-cell office:value-type="float" office:value="545.29" calcext:value-type="float">
            <text:p>545.29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486.83" calcext:value-type="float">
            <text:p>486.83</text:p>
          </table:table-cell>
          <table:table-cell office:value-type="float" office:value="550.56" calcext:value-type="float">
            <text:p>550.56</text:p>
          </table:table-cell>
        </table:table-row>
        <table:table-row table:style-name="ro1">
          <table:table-cell office:value-type="date" office:date-value="2024-08-20" calcext:value-type="date">
            <text:p>2024-08-20</text:p>
          </table:table-cell>
          <table:table-cell office:value-type="float" office:value="487.21" calcext:value-type="float">
            <text:p>487.21</text:p>
          </table:table-cell>
          <table:table-cell office:value-type="float" office:value="553.89" calcext:value-type="float">
            <text:p>553.89</text:p>
          </table:table-cell>
        </table:table-row>
        <table:table-row table:style-name="ro1">
          <table:table-cell office:value-type="date" office:date-value="2024-08-21" calcext:value-type="date">
            <text:p>2024-08-21</text:p>
          </table:table-cell>
          <table:table-cell office:value-type="float" office:value="487.61" calcext:value-type="float">
            <text:p>487.61</text:p>
          </table:table-cell>
          <table:table-cell office:value-type="float" office:value="557.26" calcext:value-type="float">
            <text:p>557.26</text:p>
          </table:table-cell>
        </table:table-row>
        <table:table-row table:style-name="ro1">
          <table:table-cell office:value-type="date" office:date-value="2024-08-22" calcext:value-type="date">
            <text:p>2024-08-22</text:p>
          </table:table-cell>
          <table:table-cell office:value-type="float" office:value="488.05" calcext:value-type="float">
            <text:p>488.05</text:p>
          </table:table-cell>
          <table:table-cell office:value-type="float" office:value="557.89" calcext:value-type="float">
            <text:p>557.89</text:p>
          </table:table-cell>
        </table:table-row>
        <table:table-row table:style-name="ro1">
          <table:table-cell office:value-type="date" office:date-value="2024-08-23" calcext:value-type="date">
            <text:p>2024-08-23</text:p>
          </table:table-cell>
          <table:table-cell office:value-type="float" office:value="488.5" calcext:value-type="float">
            <text:p>488.5</text:p>
          </table:table-cell>
          <table:table-cell office:value-type="float" office:value="559.46" calcext:value-type="float">
            <text:p>559.46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488.95" calcext:value-type="float">
            <text:p>488.95</text:p>
          </table:table-cell>
          <table:table-cell office:value-type="float" office:value="559.69" calcext:value-type="float">
            <text:p>559.69</text:p>
          </table:table-cell>
        </table:table-row>
        <table:table-row table:style-name="ro1">
          <table:table-cell office:value-type="date" office:date-value="2024-08-27" calcext:value-type="date">
            <text:p>2024-08-27</text:p>
          </table:table-cell>
          <table:table-cell office:value-type="float" office:value="489.42" calcext:value-type="float">
            <text:p>489.42</text:p>
          </table:table-cell>
          <table:table-cell office:value-type="float" office:value="560.26" calcext:value-type="float">
            <text:p>560.26</text:p>
          </table:table-cell>
        </table:table-row>
        <table:table-row table:style-name="ro1">
          <table:table-cell office:value-type="date" office:date-value="2024-08-28" calcext:value-type="date">
            <text:p>2024-08-28</text:p>
          </table:table-cell>
          <table:table-cell office:value-type="float" office:value="489.92" calcext:value-type="float">
            <text:p>489.92</text:p>
          </table:table-cell>
          <table:table-cell office:value-type="float" office:value="559.8" calcext:value-type="float">
            <text:p>559.8</text:p>
          </table:table-cell>
        </table:table-row>
        <table:table-row table:style-name="ro1">
          <table:table-cell office:value-type="date" office:date-value="2024-08-29" calcext:value-type="date">
            <text:p>2024-08-29</text:p>
          </table:table-cell>
          <table:table-cell office:value-type="float" office:value="490.41" calcext:value-type="float">
            <text:p>490.41</text:p>
          </table:table-cell>
          <table:table-cell office:value-type="float" office:value="560.23" calcext:value-type="float">
            <text:p>560.23</text:p>
          </table:table-cell>
        </table:table-row>
        <table:table-row table:style-name="ro1">
          <table:table-cell office:value-type="date" office:date-value="2024-08-30" calcext:value-type="date">
            <text:p>2024-08-30</text:p>
          </table:table-cell>
          <table:table-cell office:value-type="float" office:value="490.92" calcext:value-type="float">
            <text:p>490.92</text:p>
          </table:table-cell>
          <table:table-cell office:value-type="float" office:value="560.54" calcext:value-type="float">
            <text:p>560.54</text:p>
          </table:table-cell>
        </table:table-row>
        <table:table-row table:style-name="ro1">
          <table:table-cell office:value-type="date" office:date-value="2024-09-03" calcext:value-type="date">
            <text:p>2024-09-03</text:p>
          </table:table-cell>
          <table:table-cell office:value-type="float" office:value="491.41" calcext:value-type="float">
            <text:p>491.41</text:p>
          </table:table-cell>
          <table:table-cell office:value-type="float" office:value="558.79" calcext:value-type="float">
            <text:p>558.79</text:p>
          </table:table-cell>
        </table:table-row>
        <table:table-row table:style-name="ro1">
          <table:table-cell office:value-type="date" office:date-value="2024-09-04" calcext:value-type="date">
            <text:p>2024-09-04</text:p>
          </table:table-cell>
          <table:table-cell office:value-type="float" office:value="491.91" calcext:value-type="float">
            <text:p>491.91</text:p>
          </table:table-cell>
          <table:table-cell office:value-type="float" office:value="556.67" calcext:value-type="float">
            <text:p>556.67</text:p>
          </table:table-cell>
        </table:table-row>
        <table:table-row table:style-name="ro1">
          <table:table-cell office:value-type="date" office:date-value="2024-09-05" calcext:value-type="date">
            <text:p>2024-09-05</text:p>
          </table:table-cell>
          <table:table-cell office:value-type="float" office:value="492.38" calcext:value-type="float">
            <text:p>492.38</text:p>
          </table:table-cell>
          <table:table-cell office:value-type="float" office:value="554.93" calcext:value-type="float">
            <text:p>554.93</text:p>
          </table:table-cell>
        </table:table-row>
        <table:table-row table:style-name="ro1">
          <table:table-cell office:value-type="date" office:date-value="2024-09-06" calcext:value-type="date">
            <text:p>2024-09-06</text:p>
          </table:table-cell>
          <table:table-cell office:value-type="float" office:value="492.88" calcext:value-type="float">
            <text:p>492.88</text:p>
          </table:table-cell>
          <table:table-cell office:value-type="float" office:value="551.34" calcext:value-type="float">
            <text:p>551.34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493.38" calcext:value-type="float">
            <text:p>493.38</text:p>
          </table:table-cell>
          <table:table-cell office:value-type="float" office:value="547.88" calcext:value-type="float">
            <text:p>547.88</text:p>
          </table:table-cell>
        </table:table-row>
        <table:table-row table:style-name="ro1">
          <table:table-cell office:value-type="date" office:date-value="2024-09-10" calcext:value-type="date">
            <text:p>2024-09-10</text:p>
          </table:table-cell>
          <table:table-cell office:value-type="float" office:value="493.83" calcext:value-type="float">
            <text:p>493.83</text:p>
          </table:table-cell>
          <table:table-cell office:value-type="float" office:value="547.22" calcext:value-type="float">
            <text:p>547.22</text:p>
          </table:table-cell>
        </table:table-row>
        <table:table-row table:style-name="ro1">
          <table:table-cell office:value-type="date" office:date-value="2024-09-11" calcext:value-type="date">
            <text:p>2024-09-11</text:p>
          </table:table-cell>
          <table:table-cell office:value-type="float" office:value="494.25" calcext:value-type="float">
            <text:p>494.25</text:p>
          </table:table-cell>
          <table:table-cell office:value-type="float" office:value="547.92" calcext:value-type="float">
            <text:p>547.92</text:p>
          </table:table-cell>
        </table:table-row>
        <table:table-row table:style-name="ro1">
          <table:table-cell office:value-type="date" office:date-value="2024-09-12" calcext:value-type="date">
            <text:p>2024-09-12</text:p>
          </table:table-cell>
          <table:table-cell office:value-type="float" office:value="494.65" calcext:value-type="float">
            <text:p>494.65</text:p>
          </table:table-cell>
          <table:table-cell office:value-type="float" office:value="549.81" calcext:value-type="float">
            <text:p>549.81</text:p>
          </table:table-cell>
        </table:table-row>
        <table:table-row table:style-name="ro1">
          <table:table-cell office:value-type="date" office:date-value="2024-09-13" calcext:value-type="date">
            <text:p>2024-09-13</text:p>
          </table:table-cell>
          <table:table-cell office:value-type="float" office:value="495.02" calcext:value-type="float">
            <text:p>495.02</text:p>
          </table:table-cell>
          <table:table-cell office:value-type="float" office:value="554.14" calcext:value-type="float">
            <text:p>554.14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495.42" calcext:value-type="float">
            <text:p>495.42</text:p>
          </table:table-cell>
          <table:table-cell office:value-type="float" office:value="557.43" calcext:value-type="float">
            <text:p>557.43</text:p>
          </table:table-cell>
        </table:table-row>
        <table:table-row table:style-name="ro1">
          <table:table-cell office:value-type="date" office:date-value="2024-09-17" calcext:value-type="date">
            <text:p>2024-09-17</text:p>
          </table:table-cell>
          <table:table-cell office:value-type="float" office:value="495.83" calcext:value-type="float">
            <text:p>495.83</text:p>
          </table:table-cell>
          <table:table-cell office:value-type="float" office:value="560.29" calcext:value-type="float">
            <text:p>560.29</text:p>
          </table:table-cell>
        </table:table-row>
        <table:table-row table:style-name="ro1">
          <table:table-cell office:value-type="date" office:date-value="2024-09-18" calcext:value-type="date">
            <text:p>2024-09-18</text:p>
          </table:table-cell>
          <table:table-cell office:value-type="float" office:value="496.27" calcext:value-type="float">
            <text:p>496.27</text:p>
          </table:table-cell>
          <table:table-cell office:value-type="float" office:value="561.68" calcext:value-type="float">
            <text:p>561.68</text:p>
          </table:table-cell>
        </table:table-row>
        <table:table-row table:style-name="ro1">
          <table:table-cell office:value-type="date" office:date-value="2024-09-19" calcext:value-type="date">
            <text:p>2024-09-19</text:p>
          </table:table-cell>
          <table:table-cell office:value-type="float" office:value="496.73" calcext:value-type="float">
            <text:p>496.73</text:p>
          </table:table-cell>
          <table:table-cell office:value-type="float" office:value="564.06" calcext:value-type="float">
            <text:p>564.06</text:p>
          </table:table-cell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office:value-type="float" office:value="497.21" calcext:value-type="float">
            <text:p>497.21</text:p>
          </table:table-cell>
          <table:table-cell office:value-type="float" office:value="565.31" calcext:value-type="float">
            <text:p>565.31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497.68" calcext:value-type="float">
            <text:p>497.68</text:p>
          </table:table-cell>
          <table:table-cell office:value-type="float" office:value="566.67" calcext:value-type="float">
            <text:p>566.67</text:p>
          </table:table-cell>
        </table:table-row>
        <table:table-row table:style-name="ro1">
          <table:table-cell office:value-type="date" office:date-value="2024-09-24" calcext:value-type="date">
            <text:p>2024-09-24</text:p>
          </table:table-cell>
          <table:table-cell office:value-type="float" office:value="498.16" calcext:value-type="float">
            <text:p>498.16</text:p>
          </table:table-cell>
          <table:table-cell office:value-type="float" office:value="568.32" calcext:value-type="float">
            <text:p>568.32</text:p>
          </table:table-cell>
        </table:table-row>
        <table:table-row table:style-name="ro1">
          <table:table-cell office:value-type="date" office:date-value="2024-09-25" calcext:value-type="date">
            <text:p>2024-09-25</text:p>
          </table:table-cell>
          <table:table-cell office:value-type="float" office:value="498.62" calcext:value-type="float">
            <text:p>498.62</text:p>
          </table:table-cell>
          <table:table-cell office:value-type="float" office:value="570.05" calcext:value-type="float">
            <text:p>570.05</text:p>
          </table:table-cell>
        </table:table-row>
        <table:table-row table:style-name="ro1">
          <table:table-cell office:value-type="date" office:date-value="2024-09-26" calcext:value-type="date">
            <text:p>2024-09-2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0.31" calcext:value-type="float">
            <text:p>570.31</text:p>
          </table:table-cell>
        </table:table-row>
        <table:table-row table:style-name="ro1">
          <table:table-cell office:value-type="date" office:date-value="2024-09-27" calcext:value-type="date">
            <text:p>2024-09-27</text:p>
          </table:table-cell>
          <table:table-cell office:value-type="float" office:value="499.62" calcext:value-type="float">
            <text:p>499.62</text:p>
          </table:table-cell>
          <table:table-cell office:value-type="float" office:value="570.96" calcext:value-type="float">
            <text:p>570.96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500.12" calcext:value-type="float">
            <text:p>500.12</text:p>
          </table:table-cell>
          <table:table-cell office:value-type="float" office:value="571.77" calcext:value-type="float">
            <text:p>571.77</text:p>
          </table:table-cell>
        </table:table-row>
        <table:table-row table:style-name="ro1">
          <table:table-cell office:value-type="date" office:date-value="2024-10-01" calcext:value-type="date">
            <text:p>2024-10-01</text:p>
          </table:table-cell>
          <table:table-cell office:value-type="float" office:value="500.64" calcext:value-type="float">
            <text:p>500.64</text:p>
          </table:table-cell>
          <table:table-cell office:value-type="float" office:value="571.24" calcext:value-type="float">
            <text:p>571.24</text:p>
          </table:table-cell>
        </table:table-row>
        <table:table-row table:style-name="ro1">
          <table:table-cell office:value-type="date" office:date-value="2024-10-02" calcext:value-type="date">
            <text:p>2024-10-02</text:p>
          </table:table-cell>
          <table:table-cell office:value-type="float" office:value="501.17" calcext:value-type="float">
            <text:p>501.17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4-10-03" calcext:value-type="date">
            <text:p>2024-10-03</text:p>
          </table:table-cell>
          <table:table-cell office:value-type="float" office:value="501.73" calcext:value-type="float">
            <text:p>501.73</text:p>
          </table:table-cell>
          <table:table-cell office:value-type="float" office:value="570.11" calcext:value-type="float">
            <text:p>570.11</text:p>
          </table:table-cell>
        </table:table-row>
        <table:table-row table:style-name="ro1">
          <table:table-cell office:value-type="date" office:date-value="2024-10-04" calcext:value-type="date">
            <text:p>2024-10-04</text:p>
          </table:table-cell>
          <table:table-cell office:value-type="float" office:value="502.3" calcext:value-type="float">
            <text:p>502.3</text:p>
          </table:table-cell>
          <table:table-cell office:value-type="float" office:value="570.41" calcext:value-type="float">
            <text:p>570.41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502.87" calcext:value-type="float">
            <text:p>502.87</text:p>
          </table:table-cell>
          <table:table-cell office:value-type="float" office:value="569.22" calcext:value-type="float">
            <text:p>569.22</text:p>
          </table:table-cell>
        </table:table-row>
        <table:table-row table:style-name="ro1">
          <table:table-cell office:value-type="date" office:date-value="2024-10-08" calcext:value-type="date">
            <text:p>2024-10-08</text:p>
          </table:table-cell>
          <table:table-cell office:value-type="float" office:value="503.44" calcext:value-type="float">
            <text:p>503.44</text:p>
          </table:table-cell>
          <table:table-cell office:value-type="float" office:value="570.13" calcext:value-type="float">
            <text:p>570.13</text:p>
          </table:table-cell>
        </table:table-row>
        <table:table-row table:style-name="ro1">
          <table:table-cell office:value-type="date" office:date-value="2024-10-09" calcext:value-type="date">
            <text:p>2024-10-09</text:p>
          </table:table-cell>
          <table:table-cell office:value-type="float" office:value="504.01" calcext:value-type="float">
            <text:p>504.01</text:p>
          </table:table-cell>
          <table:table-cell office:value-type="float" office:value="571.78" calcext:value-type="float">
            <text:p>571.78</text:p>
          </table:table-cell>
        </table:table-row>
        <table:table-row table:style-name="ro1">
          <table:table-cell office:value-type="date" office:date-value="2024-10-10" calcext:value-type="date">
            <text:p>2024-10-10</text:p>
          </table:table-cell>
          <table:table-cell office:value-type="float" office:value="504.57" calcext:value-type="float">
            <text:p>504.57</text:p>
          </table:table-cell>
          <table:table-cell office:value-type="float" office:value="573.44" calcext:value-type="float">
            <text:p>573.44</text:p>
          </table:table-cell>
        </table:table-row>
        <table:table-row table:style-name="ro1">
          <table:table-cell office:value-type="date" office:date-value="2024-10-11" calcext:value-type="date">
            <text:p>2024-10-11</text:p>
          </table:table-cell>
          <table:table-cell office:value-type="float" office:value="505.15" calcext:value-type="float">
            <text:p>505.15</text:p>
          </table:table-cell>
          <table:table-cell office:value-type="float" office:value="574.76" calcext:value-type="float">
            <text:p>574.76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505.71" calcext:value-type="float">
            <text:p>505.71</text:p>
          </table:table-cell>
          <table:table-cell office:value-type="float" office:value="578.07" calcext:value-type="float">
            <text:p>578.07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506.32" calcext:value-type="float">
            <text:p>506.32</text:p>
          </table:table-cell>
          <table:table-cell office:value-type="float" office:value="579.39" calcext:value-type="float">
            <text:p>579.39</text:p>
          </table:table-cell>
        </table:table-row>
        <table:table-row table:style-name="ro1">
          <table:table-cell office:value-type="date" office:date-value="2024-10-16" calcext:value-type="date">
            <text:p>2024-10-16</text:p>
          </table:table-cell>
          <table:table-cell office:value-type="float" office:value="506.93" calcext:value-type="float">
            <text:p>506.93</text:p>
          </table:table-cell>
          <table:table-cell office:value-type="float" office:value="580.42" calcext:value-type="float">
            <text:p>580.42</text:p>
          </table:table-cell>
        </table:table-row>
        <table:table-row table:style-name="ro1">
          <table:table-cell office:value-type="date" office:date-value="2024-10-17" calcext:value-type="date">
            <text:p>2024-10-17</text:p>
          </table:table-cell>
          <table:table-cell office:value-type="float" office:value="507.54" calcext:value-type="float">
            <text:p>507.54</text:p>
          </table:table-cell>
          <table:table-cell office:value-type="float" office:value="581.67" calcext:value-type="float">
            <text:p>581.67</text:p>
          </table:table-cell>
        </table:table-row>
        <table:table-row table:style-name="ro1">
          <table:table-cell office:value-type="date" office:date-value="2024-10-18" calcext:value-type="date">
            <text:p>2024-10-18</text:p>
          </table:table-cell>
          <table:table-cell office:value-type="float" office:value="508.14" calcext:value-type="float">
            <text:p>508.14</text:p>
          </table:table-cell>
          <table:table-cell office:value-type="float" office:value="582.67" calcext:value-type="float">
            <text:p>582.67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508.74" calcext:value-type="float">
            <text:p>508.74</text:p>
          </table:table-cell>
          <table:table-cell office:value-type="float" office:value="582.53" calcext:value-type="float">
            <text:p>582.53</text:p>
          </table:table-cell>
        </table:table-row>
        <table:table-row table:style-name="ro1">
          <table:table-cell office:value-type="date" office:date-value="2024-10-22" calcext:value-type="date">
            <text:p>2024-10-22</text:p>
          </table:table-cell>
          <table:table-cell office:value-type="float" office:value="509.33" calcext:value-type="float">
            <text:p>509.33</text:p>
          </table:table-cell>
          <table:table-cell office:value-type="float" office:value="583.24" calcext:value-type="float">
            <text:p>583.24</text:p>
          </table:table-cell>
        </table:table-row>
        <table:table-row table:style-name="ro1">
          <table:table-cell office:value-type="date" office:date-value="2024-10-23" calcext:value-type="date">
            <text:p>2024-10-23</text:p>
          </table:table-cell>
          <table:table-cell office:value-type="float" office:value="509.91" calcext:value-type="float">
            <text:p>509.91</text:p>
          </table:table-cell>
          <table:table-cell office:value-type="float" office:value="582.38" calcext:value-type="float">
            <text:p>582.38</text:p>
          </table:table-cell>
        </table:table-row>
        <table:table-row table:style-name="ro1">
          <table:table-cell office:value-type="date" office:date-value="2024-10-24" calcext:value-type="date">
            <text:p>2024-10-24</text:p>
          </table:table-cell>
          <table:table-cell office:value-type="float" office:value="510.51" calcext:value-type="float">
            <text:p>510.51</text:p>
          </table:table-cell>
          <table:table-cell office:value-type="float" office:value="581.75" calcext:value-type="float">
            <text:p>581.75</text:p>
          </table:table-cell>
        </table:table-row>
        <table:table-row table:style-name="ro1">
          <table:table-cell office:value-type="date" office:date-value="2024-10-25" calcext:value-type="date">
            <text:p>2024-10-25</text:p>
          </table:table-cell>
          <table:table-cell office:value-type="float" office:value="511.12" calcext:value-type="float">
            <text:p>511.12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511.71" calcext:value-type="float">
            <text:p>511.71</text:p>
          </table:table-cell>
          <table:table-cell office:value-type="float" office:value="580.08" calcext:value-type="float">
            <text:p>580.08</text:p>
          </table:table-cell>
        </table:table-row>
        <table:table-row table:style-name="ro1">
          <table:table-cell office:value-type="date" office:date-value="2024-10-29" calcext:value-type="date">
            <text:p>2024-10-29</text:p>
          </table:table-cell>
          <table:table-cell office:value-type="float" office:value="512.3" calcext:value-type="float">
            <text:p>512.3</text:p>
          </table:table-cell>
          <table:table-cell office:value-type="float" office:value="579.77" calcext:value-type="float">
            <text:p>579.77</text:p>
          </table:table-cell>
        </table:table-row>
        <table:table-row table:style-name="ro1">
          <table:table-cell office:value-type="date" office:date-value="2024-10-30" calcext:value-type="date">
            <text:p>2024-10-30</text:p>
          </table:table-cell>
          <table:table-cell office:value-type="float" office:value="512.89" calcext:value-type="float">
            <text:p>512.89</text:p>
          </table:table-cell>
          <table:table-cell office:value-type="float" office:value="580.18" calcext:value-type="float">
            <text:p>580.18</text:p>
          </table:table-cell>
        </table:table-row>
        <table:table-row table:style-name="ro1">
          <table:table-cell office:value-type="date" office:date-value="2024-10-31" calcext:value-type="date">
            <text:p>2024-10-31</text:p>
          </table:table-cell>
          <table:table-cell office:value-type="float" office:value="513.5" calcext:value-type="float">
            <text:p>513.5</text:p>
          </table:table-cell>
          <table:table-cell office:value-type="float" office:value="578.06" calcext:value-type="float">
            <text:p>578.06</text:p>
          </table:table-cell>
        </table:table-row>
        <table:table-row table:style-name="ro1">
          <table:table-cell office:value-type="date" office:date-value="2024-11-01" calcext:value-type="date">
            <text:p>2024-11-01</text:p>
          </table:table-cell>
          <table:table-cell office:value-type="float" office:value="514.13" calcext:value-type="float">
            <text:p>514.13</text:p>
          </table:table-cell>
          <table:table-cell office:value-type="float" office:value="576.46" calcext:value-type="float">
            <text:p>576.46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514.77" calcext:value-type="float">
            <text:p>514.77</text:p>
          </table:table-cell>
          <table:table-cell office:value-type="float" office:value="574.25" calcext:value-type="float">
            <text:p>574.25</text:p>
          </table:table-cell>
        </table:table-row>
        <table:table-row table:style-name="ro1">
          <table:table-cell office:value-type="date" office:date-value="2024-11-05" calcext:value-type="date">
            <text:p>2024-11-05</text:p>
          </table:table-cell>
          <table:table-cell office:value-type="float" office:value="515.41" calcext:value-type="float">
            <text:p>515.41</text:p>
          </table:table-cell>
          <table:table-cell office:value-type="float" office:value="573.24" calcext:value-type="float">
            <text:p>573.24</text:p>
          </table:table-cell>
        </table:table-row>
        <table:table-row table:style-name="ro1">
          <table:table-cell office:value-type="date" office:date-value="2024-11-06" calcext:value-type="date">
            <text:p>2024-11-06</text:p>
          </table:table-cell>
          <table:table-cell office:value-type="float" office:value="516.05" calcext:value-type="float">
            <text:p>516.05</text:p>
          </table:table-cell>
          <table:table-cell office:value-type="float" office:value="575.45" calcext:value-type="float">
            <text:p>575.45</text:p>
          </table:table-cell>
        </table:table-row>
        <table:table-row table:style-name="ro1">
          <table:table-cell office:value-type="date" office:date-value="2024-11-07" calcext:value-type="date">
            <text:p>2024-11-07</text:p>
          </table:table-cell>
          <table:table-cell office:value-type="float" office:value="516.68" calcext:value-type="float">
            <text:p>516.68</text:p>
          </table:table-cell>
          <table:table-cell office:value-type="float" office:value="580.84" calcext:value-type="float">
            <text:p>580.84</text:p>
          </table:table-cell>
        </table:table-row>
        <table:table-row table:style-name="ro1">
          <table:table-cell office:value-type="date" office:date-value="2024-11-08" calcext:value-type="date">
            <text:p>2024-11-08</text:p>
          </table:table-cell>
          <table:table-cell office:value-type="float" office:value="517.32" calcext:value-type="float">
            <text:p>517.32</text:p>
          </table:table-cell>
          <table:table-cell office:value-type="float" office:value="586.27" calcext:value-type="float">
            <text:p>586.27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517.93" calcext:value-type="float">
            <text:p>517.93</text:p>
          </table:table-cell>
          <table:table-cell office:value-type="float" office:value="592.06" calcext:value-type="float">
            <text:p>592.06</text:p>
          </table:table-cell>
        </table:table-row>
        <table:table-row table:style-name="ro1">
          <table:table-cell office:value-type="date" office:date-value="2024-11-12" calcext:value-type="date">
            <text:p>2024-11-12</text:p>
          </table:table-cell>
          <table:table-cell office:value-type="float" office:value="518.57" calcext:value-type="float">
            <text:p>518.57</text:p>
          </table:table-cell>
          <table:table-cell office:value-type="float" office:value="596.1" calcext:value-type="float">
            <text:p>596.1</text:p>
          </table:table-cell>
        </table:table-row>
        <table:table-row table:style-name="ro1">
          <table:table-cell office:value-type="date" office:date-value="2024-11-13" calcext:value-type="date">
            <text:p>2024-11-13</text:p>
          </table:table-cell>
          <table:table-cell office:value-type="float" office:value="519.24" calcext:value-type="float">
            <text:p>519.24</text:p>
          </table:table-cell>
          <table:table-cell office:value-type="float" office:value="597.33" calcext:value-type="float">
            <text:p>597.33</text:p>
          </table:table-cell>
        </table:table-row>
        <table:table-row table:style-name="ro1">
          <table:table-cell office:value-type="date" office:date-value="2024-11-14" calcext:value-type="date">
            <text:p>2024-11-14</text:p>
          </table:table-cell>
          <table:table-cell office:value-type="float" office:value="519.9" calcext:value-type="float">
            <text:p>519.9</text:p>
          </table:table-cell>
          <table:table-cell office:value-type="float" office:value="596.88" calcext:value-type="float">
            <text:p>596.88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520.55" calcext:value-type="float">
            <text:p>520.55</text:p>
          </table:table-cell>
          <table:table-cell office:value-type="float" office:value="594.39" calcext:value-type="float">
            <text:p>594.39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521.2" calcext:value-type="float">
            <text:p>521.2</text:p>
          </table:table-cell>
          <table:table-cell office:value-type="float" office:value="592.27" calcext:value-type="float">
            <text:p>592.27</text:p>
          </table:table-cell>
        </table:table-row>
        <table:table-row table:style-name="ro1">
          <table:table-cell office:value-type="date" office:date-value="2024-11-19" calcext:value-type="date">
            <text:p>2024-11-19</text:p>
          </table:table-cell>
          <table:table-cell office:value-type="float" office:value="521.84" calcext:value-type="float">
            <text:p>521.84</text:p>
          </table:table-cell>
          <table:table-cell office:value-type="float" office:value="590.95" calcext:value-type="float">
            <text:p>590.95</text:p>
          </table:table-cell>
        </table:table-row>
        <table:table-row table:style-name="ro1">
          <table:table-cell office:value-type="date" office:date-value="2024-11-20" calcext:value-type="date">
            <text:p>2024-11-20</text:p>
          </table:table-cell>
          <table:table-cell office:value-type="float" office:value="522.48" calcext:value-type="float">
            <text:p>522.48</text:p>
          </table:table-cell>
          <table:table-cell office:value-type="float" office:value="589.61" calcext:value-type="float">
            <text:p>589.61</text:p>
          </table:table-cell>
        </table:table-row>
        <table:table-row table:style-name="ro1">
          <table:table-cell office:value-type="date" office:date-value="2024-11-21" calcext:value-type="date">
            <text:p>2024-11-21</text:p>
          </table:table-cell>
          <table:table-cell office:value-type="float" office:value="523.12" calcext:value-type="float">
            <text:p>523.12</text:p>
          </table:table-cell>
          <table:table-cell office:value-type="float" office:value="589.67" calcext:value-type="float">
            <text:p>589.67</text:p>
          </table:table-cell>
        </table:table-row>
        <table:table-row table:style-name="ro1">
          <table:table-cell office:value-type="date" office:date-value="2024-11-22" calcext:value-type="date">
            <text:p>2024-11-22</text:p>
          </table:table-cell>
          <table:table-cell office:value-type="float" office:value="523.7" calcext:value-type="float">
            <text:p>523.7</text:p>
          </table:table-cell>
          <table:table-cell office:value-type="float" office:value="591.63" calcext:value-type="float">
            <text:p>591.63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524.29" calcext:value-type="float">
            <text:p>524.29</text:p>
          </table:table-cell>
          <table:table-cell office:value-type="float" office:value="593.5" calcext:value-type="float">
            <text:p>593.5</text:p>
          </table:table-cell>
        </table:table-row>
        <table:table-row table:style-name="ro1">
          <table:table-cell office:value-type="date" office:date-value="2024-11-26" calcext:value-type="date">
            <text:p>2024-11-26</text:p>
          </table:table-cell>
          <table:table-cell office:value-type="float" office:value="524.86" calcext:value-type="float">
            <text:p>524.86</text:p>
          </table:table-cell>
          <table:table-cell office:value-type="float" office:value="595.57" calcext:value-type="float">
            <text:p>595.57</text:p>
          </table:table-cell>
        </table:table-row>
        <table:table-row table:style-name="ro1">
          <table:table-cell office:value-type="date" office:date-value="2024-11-27" calcext:value-type="date">
            <text:p>2024-11-27</text:p>
          </table:table-cell>
          <table:table-cell office:value-type="float" office:value="525.43" calcext:value-type="float">
            <text:p>525.43</text:p>
          </table:table-cell>
          <table:table-cell office:value-type="float" office:value="597.24" calcext:value-type="float">
            <text:p>597.24</text:p>
          </table:table-cell>
        </table:table-row>
        <table:table-row table:style-name="ro1">
          <table:table-cell office:value-type="date" office:date-value="2024-11-29" calcext:value-type="date">
            <text:p>2024-11-29</text:p>
          </table:table-cell>
          <table:table-cell office:value-type="float" office:value="526" calcext:value-type="float">
            <text:p>526</text:p>
          </table:table-cell>
          <table:table-cell office:value-type="float" office:value="599.01" calcext:value-type="float">
            <text:p>599.01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526.58" calcext:value-type="float">
            <text:p>526.58</text:p>
          </table:table-cell>
          <table:table-cell office:value-type="float" office:value="600.64" calcext:value-type="float">
            <text:p>600.64</text:p>
          </table:table-cell>
        </table:table-row>
        <table:table-row table:style-name="ro1">
          <table:table-cell office:value-type="date" office:date-value="2024-12-03" calcext:value-type="date">
            <text:p>2024-12-03</text:p>
          </table:table-cell>
          <table:table-cell office:value-type="float" office:value="527.16" calcext:value-type="float">
            <text:p>527.16</text:p>
          </table:table-cell>
          <table:table-cell office:value-type="float" office:value="601.91" calcext:value-type="float">
            <text:p>601.91</text:p>
          </table:table-cell>
        </table:table-row>
        <table:table-row table:style-name="ro1">
          <table:table-cell office:value-type="date" office:date-value="2024-12-04" calcext:value-type="date">
            <text:p>2024-12-04</text:p>
          </table:table-cell>
          <table:table-cell office:value-type="float" office:value="527.75" calcext:value-type="float">
            <text:p>527.75</text:p>
          </table:table-cell>
          <table:table-cell office:value-type="float" office:value="603.32" calcext:value-type="float">
            <text:p>603.32</text:p>
          </table:table-cell>
        </table:table-row>
        <table:table-row table:style-name="ro1">
          <table:table-cell office:value-type="date" office:date-value="2024-12-05" calcext:value-type="date">
            <text:p>2024-12-05</text:p>
          </table:table-cell>
          <table:table-cell office:value-type="float" office:value="528.32" calcext:value-type="float">
            <text:p>528.32</text:p>
          </table:table-cell>
          <table:table-cell office:value-type="float" office:value="604.88" calcext:value-type="float">
            <text:p>604.88</text:p>
          </table:table-cell>
        </table:table-row>
        <table:table-row table:style-name="ro1">
          <table:table-cell office:value-type="date" office:date-value="2024-12-06" calcext:value-type="date">
            <text:p>2024-12-06</text:p>
          </table:table-cell>
          <table:table-cell office:value-type="float" office:value="528.91" calcext:value-type="float">
            <text:p>528.91</text:p>
          </table:table-cell>
          <table:table-cell office:value-type="float" office:value="605.93" calcext:value-type="float">
            <text:p>605.93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529.51" calcext:value-type="float">
            <text:p>529.51</text:p>
          </table:table-cell>
          <table:table-cell office:value-type="float" office:value="606.14" calcext:value-type="float">
            <text:p>606.14</text:p>
          </table:table-cell>
        </table:table-row>
        <table:table-row table:style-name="ro1">
          <table:table-cell office:value-type="date" office:date-value="2024-12-10" calcext:value-type="date">
            <text:p>2024-12-10</text:p>
          </table:table-cell>
          <table:table-cell office:value-type="float" office:value="530.11" calcext:value-type="float">
            <text:p>530.11</text:p>
          </table:table-cell>
          <table:table-cell office:value-type="float" office:value="605.92" calcext:value-type="float">
            <text:p>605.92</text:p>
          </table:table-cell>
        </table:table-row>
        <table:table-row table:style-name="ro1">
          <table:table-cell office:value-type="date" office:date-value="2024-12-11" calcext:value-type="date">
            <text:p>2024-12-11</text:p>
          </table:table-cell>
          <table:table-cell office:value-type="float" office:value="530.72" calcext:value-type="float">
            <text:p>530.72</text:p>
          </table:table-cell>
          <table:table-cell office:value-type="float" office:value="605.88" calcext:value-type="float">
            <text:p>605.88</text:p>
          </table:table-cell>
        </table:table-row>
        <table:table-row table:style-name="ro1">
          <table:table-cell office:value-type="date" office:date-value="2024-12-12" calcext:value-type="date">
            <text:p>2024-12-12</text:p>
          </table:table-cell>
          <table:table-cell office:value-type="float" office:value="531.32" calcext:value-type="float">
            <text:p>531.32</text:p>
          </table:table-cell>
          <table:table-cell office:value-type="float" office:value="605.42" calcext:value-type="float">
            <text:p>605.42</text:p>
          </table:table-cell>
        </table:table-row>
        <table:table-row table:style-name="ro1">
          <table:table-cell office:value-type="date" office:date-value="2024-12-13" calcext:value-type="date">
            <text:p>2024-12-13</text:p>
          </table:table-cell>
          <table:table-cell office:value-type="float" office:value="531.92" calcext:value-type="float">
            <text:p>531.92</text:p>
          </table:table-cell>
          <table:table-cell office:value-type="float" office:value="604.7" calcext:value-type="float">
            <text:p>604.7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532.51" calcext:value-type="float">
            <text:p>532.51</text:p>
          </table:table-cell>
          <table:table-cell office:value-type="float" office:value="605.12" calcext:value-type="float">
            <text:p>605.12</text:p>
          </table:table-cell>
        </table:table-row>
        <table:table-row table:style-name="ro1">
          <table:table-cell office:value-type="date" office:date-value="2024-12-17" calcext:value-type="date">
            <text:p>2024-12-17</text:p>
          </table:table-cell>
          <table:table-cell office:value-type="float" office:value="533.1" calcext:value-type="float">
            <text:p>533.1</text:p>
          </table:table-cell>
          <table:table-cell office:value-type="float" office:value="605.42" calcext:value-type="float">
            <text:p>605.42</text:p>
          </table:table-cell>
        </table:table-row>
        <table:table-row table:style-name="ro1">
          <table:table-cell office:value-type="date" office:date-value="2024-12-18" calcext:value-type="date">
            <text:p>2024-12-18</text:p>
          </table:table-cell>
          <table:table-cell office:value-type="float" office:value="533.71" calcext:value-type="float">
            <text:p>533.71</text:p>
          </table:table-cell>
          <table:table-cell office:value-type="float" office:value="601.18" calcext:value-type="float">
            <text:p>601.18</text:p>
          </table:table-cell>
        </table:table-row>
        <table:table-row table:style-name="ro1">
          <table:table-cell office:value-type="date" office:date-value="2024-12-19" calcext:value-type="date">
            <text:p>2024-12-19</text:p>
          </table:table-cell>
          <table:table-cell office:value-type="float" office:value="534.3" calcext:value-type="float">
            <text:p>534.3</text:p>
          </table:table-cell>
          <table:table-cell office:value-type="float" office:value="597.53" calcext:value-type="float">
            <text:p>597.53</text:p>
          </table:table-cell>
        </table:table-row>
        <table:table-row table:style-name="ro1">
          <table:table-cell office:value-type="date" office:date-value="2024-12-20" calcext:value-type="date">
            <text:p>2024-12-20</text:p>
          </table:table-cell>
          <table:table-cell office:value-type="float" office:value="534.87" calcext:value-type="float">
            <text:p>534.87</text:p>
          </table:table-cell>
          <table:table-cell office:value-type="float" office:value="594.92" calcext:value-type="float">
            <text:p>594.92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535.45" calcext:value-type="float">
            <text:p>535.45</text:p>
          </table:table-cell>
          <table:table-cell office:value-type="float" office:value="592.5" calcext:value-type="float">
            <text:p>592.5</text:p>
          </table:table-cell>
        </table:table-row>
        <table:table-row table:style-name="ro1">
          <table:table-cell office:value-type="date" office:date-value="2024-12-24" calcext:value-type="date">
            <text:p>2024-12-24</text:p>
          </table:table-cell>
          <table:table-cell office:value-type="float" office:value="536.02" calcext:value-type="float">
            <text:p>536.02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date" office:date-value="2024-12-26" calcext:value-type="date">
            <text:p>2024-12-26</text:p>
          </table:table-cell>
          <table:table-cell office:value-type="float" office:value="536.48" calcext:value-type="float">
            <text:p>536.48</text:p>
          </table:table-cell>
          <table:table-cell office:value-type="float" office:value="594.92" calcext:value-type="float">
            <text:p>594.92</text:p>
          </table:table-cell>
        </table:table-row>
        <table:table-row table:style-name="ro1">
          <table:table-cell office:value-type="date" office:date-value="2024-12-27" calcext:value-type="date">
            <text:p>2024-12-27</text:p>
          </table:table-cell>
          <table:table-cell office:value-type="float" office:value="536.94" calcext:value-type="float">
            <text:p>536.94</text:p>
          </table:table-cell>
          <table:table-cell office:value-type="float" office:value="596.7" calcext:value-type="float">
            <text:p>596.7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537.43" calcext:value-type="float">
            <text:p>537.43</text:p>
          </table:table-cell>
          <table:table-cell office:value-type="float" office:value="596.11" calcext:value-type="float">
            <text:p>596.11</text:p>
          </table:table-cell>
        </table:table-row>
        <table:table-row table:style-name="ro1">
          <table:table-cell office:value-type="date" office:date-value="2024-12-31" calcext:value-type="date">
            <text:p>2024-12-31</text:p>
          </table:table-cell>
          <table:table-cell office:value-type="float" office:value="537.91" calcext:value-type="float">
            <text:p>537.91</text:p>
          </table:table-cell>
          <table:table-cell office:value-type="float" office:value="594.39" calcext:value-type="float">
            <text:p>594.39</text:p>
          </table:table-cell>
        </table:table-row>
        <table:table-row table:style-name="ro1">
          <table:table-cell office:value-type="date" office:date-value="2025-01-02" calcext:value-type="date">
            <text:p>2025-01-02</text:p>
          </table:table-cell>
          <table:table-cell office:value-type="float" office:value="538.42" calcext:value-type="float">
            <text:p>538.42</text:p>
          </table:table-cell>
          <table:table-cell office:value-type="float" office:value="591.06" calcext:value-type="float">
            <text:p>591.06</text:p>
          </table:table-cell>
        </table:table-row>
        <table:table-row table:style-name="ro1">
          <table:table-cell office:value-type="date" office:date-value="2025-01-03" calcext:value-type="date">
            <text:p>2025-01-03</text:p>
          </table:table-cell>
          <table:table-cell office:value-type="float" office:value="538.94" calcext:value-type="float">
            <text:p>538.94</text:p>
          </table:table-cell>
          <table:table-cell office:value-type="float" office:value="589.18" calcext:value-type="float">
            <text:p>589.18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539.43" calcext:value-type="float">
            <text:p>539.43</text:p>
          </table:table-cell>
          <table:table-cell office:value-type="float" office:value="589.25" calcext:value-type="float">
            <text:p>589.25</text:p>
          </table:table-cell>
        </table:table-row>
        <table:table-row table:style-name="ro1">
          <table:table-cell office:value-type="date" office:date-value="2025-01-07" calcext:value-type="date">
            <text:p>2025-01-07</text:p>
          </table:table-cell>
          <table:table-cell office:value-type="float" office:value="539.88" calcext:value-type="float">
            <text:p>539.88</text:p>
          </table:table-cell>
          <table:table-cell office:value-type="float" office:value="589.33" calcext:value-type="float">
            <text:p>589.33</text:p>
          </table:table-cell>
        </table:table-row>
        <table:table-row table:style-name="ro1">
          <table:table-cell office:value-type="date" office:date-value="2025-01-08" calcext:value-type="date">
            <text:p>2025-01-08</text:p>
          </table:table-cell>
          <table:table-cell office:value-type="float" office:value="540.32" calcext:value-type="float">
            <text:p>540.32</text:p>
          </table:table-cell>
          <table:table-cell office:value-type="float" office:value="590.01" calcext:value-type="float">
            <text:p>590.01</text:p>
          </table:table-cell>
        </table:table-row>
        <table:table-row table:style-name="ro1">
          <table:table-cell office:value-type="date" office:date-value="2025-01-10" calcext:value-type="date">
            <text:p>2025-01-10</text:p>
          </table:table-cell>
          <table:table-cell office:value-type="float" office:value="540.75" calcext:value-type="float">
            <text:p>540.75</text:p>
          </table:table-cell>
          <table:table-cell office:value-type="float" office:value="589.18" calcext:value-type="float">
            <text:p>589.18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541.21" calcext:value-type="float">
            <text:p>541.21</text:p>
          </table:table-cell>
          <table:table-cell office:value-type="float" office:value="587.07" calcext:value-type="float">
            <text:p>587.07</text:p>
          </table:table-cell>
        </table:table-row>
        <table:table-row table:style-name="ro1">
          <table:table-cell office:value-type="date" office:date-value="2025-01-14" calcext:value-type="date">
            <text:p>2025-01-14</text:p>
          </table:table-cell>
          <table:table-cell office:value-type="float" office:value="541.69" calcext:value-type="float">
            <text:p>541.69</text:p>
          </table:table-cell>
          <table:table-cell office:value-type="float" office:value="584.44" calcext:value-type="float">
            <text:p>584.44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542.15" calcext:value-type="float">
            <text:p>542.15</text:p>
          </table:table-cell>
          <table:table-cell office:value-type="float" office:value="585.27" calcext:value-type="float">
            <text:p>585.27</text:p>
          </table:table-cell>
        </table:table-row>
        <table:table-row table:style-name="ro1">
          <table:table-cell office:value-type="date" office:date-value="2025-01-16" calcext:value-type="date">
            <text:p>2025-01-16</text:p>
          </table:table-cell>
          <table:table-cell office:value-type="float" office:value="542.63" calcext:value-type="float">
            <text:p>542.63</text:p>
          </table:table-cell>
          <table:table-cell office:value-type="float" office:value="585.7" calcext:value-type="float">
            <text:p>585.7</text:p>
          </table:table-cell>
        </table:table-row>
        <table:table-row table:style-name="ro1">
          <table:table-cell office:value-type="date" office:date-value="2025-01-17" calcext:value-type="date">
            <text:p>2025-01-17</text:p>
          </table:table-cell>
          <table:table-cell office:value-type="float" office:value="543.08" calcext:value-type="float">
            <text:p>543.08</text:p>
          </table:table-cell>
          <table:table-cell office:value-type="float" office:value="589.12" calcext:value-type="float">
            <text:p>589.12</text:p>
          </table:table-cell>
        </table:table-row>
        <table:table-row table:style-name="ro1">
          <table:table-cell office:value-type="date" office:date-value="2025-01-21" calcext:value-type="date">
            <text:p>2025-01-21</text:p>
          </table:table-cell>
          <table:table-cell office:value-type="float" office:value="543.53" calcext:value-type="float">
            <text:p>543.53</text:p>
          </table:table-cell>
          <table:table-cell office:value-type="float" office:value="593.45" calcext:value-type="float">
            <text:p>593.45</text:p>
          </table:table-cell>
        </table:table-row>
        <table:table-row table:style-name="ro1">
          <table:table-cell office:value-type="date" office:date-value="2025-01-22" calcext:value-type="date">
            <text:p>2025-01-22</text:p>
          </table:table-cell>
          <table:table-cell office:value-type="float" office:value="543.95" calcext:value-type="float">
            <text:p>543.95</text:p>
          </table:table-cell>
          <table:table-cell office:value-type="float" office:value="598.3" calcext:value-type="float">
            <text:p>598.3</text:p>
          </table:table-cell>
        </table:table-row>
        <table:table-row table:style-name="ro1">
          <table:table-cell office:value-type="date" office:date-value="2025-01-23" calcext:value-type="date">
            <text:p>2025-01-23</text:p>
          </table:table-cell>
          <table:table-cell office:value-type="float" office:value="544.43" calcext:value-type="float">
            <text:p>544.43</text:p>
          </table:table-cell>
          <table:table-cell office:value-type="float" office:value="601.69" calcext:value-type="float">
            <text:p>601.69</text:p>
          </table:table-cell>
        </table:table-row>
        <table:table-row table:style-name="ro1">
          <table:table-cell office:value-type="date" office:date-value="2025-01-24" calcext:value-type="date">
            <text:p>2025-01-24</text:p>
          </table:table-cell>
          <table:table-cell office:value-type="float" office:value="544.88" calcext:value-type="float">
            <text:p>544.88</text:p>
          </table:table-cell>
          <table:table-cell office:value-type="float" office:value="604.96" calcext:value-type="float">
            <text:p>604.96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545.37" calcext:value-type="float">
            <text:p>545.37</text:p>
          </table:table-cell>
          <table:table-cell office:value-type="float" office:value="605.32" calcext:value-type="float">
            <text:p>605.32</text:p>
          </table:table-cell>
        </table:table-row>
        <table:table-row table:style-name="ro1">
          <table:table-cell office:value-type="date" office:date-value="2025-01-28" calcext:value-type="date">
            <text:p>2025-01-28</text:p>
          </table:table-cell>
          <table:table-cell office:value-type="float" office:value="545.87" calcext:value-type="float">
            <text:p>545.87</text:p>
          </table:table-cell>
          <table:table-cell office:value-type="float" office:value="605.61" calcext:value-type="float">
            <text:p>605.61</text:p>
          </table:table-cell>
        </table:table-row>
        <table:table-row table:style-name="ro1">
          <table:table-cell office:value-type="date" office:date-value="2025-01-29" calcext:value-type="date">
            <text:p>2025-01-29</text:p>
          </table:table-cell>
          <table:table-cell office:value-type="float" office:value="546.39" calcext:value-type="float">
            <text:p>546.39</text:p>
          </table:table-cell>
          <table:table-cell office:value-type="float" office:value="604.68" calcext:value-type="float">
            <text:p>604.68</text:p>
          </table:table-cell>
        </table:table-row>
        <table:table-row table:style-name="ro1">
          <table:table-cell office:value-type="date" office:date-value="2025-01-30" calcext:value-type="date">
            <text:p>2025-01-30</text:p>
          </table:table-cell>
          <table:table-cell office:value-type="float" office:value="546.93" calcext:value-type="float">
            <text:p>546.93</text:p>
          </table:table-cell>
          <table:table-cell office:value-type="float" office:value="603.74" calcext:value-type="float">
            <text:p>603.74</text:p>
          </table:table-cell>
        </table:table-row>
        <table:table-row table:style-name="ro1">
          <table:table-cell office:value-type="date" office:date-value="2025-01-31" calcext:value-type="date">
            <text:p>2025-01-31</text:p>
          </table:table-cell>
          <table:table-cell office:value-type="float" office:value="547.45" calcext:value-type="float">
            <text:p>547.45</text:p>
          </table:table-cell>
          <table:table-cell office:value-type="float" office:value="602.51" calcext:value-type="float">
            <text:p>602.51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547.92" calcext:value-type="float">
            <text:p>547.92</text:p>
          </table:table-cell>
          <table:table-cell office:value-type="float" office:value="602.19" calcext:value-type="float">
            <text:p>602.19</text:p>
          </table:table-cell>
        </table:table-row>
        <table:table-row table:style-name="ro1">
          <table:table-cell office:value-type="date" office:date-value="2025-02-04" calcext:value-type="date">
            <text:p>2025-02-04</text:p>
          </table:table-cell>
          <table:table-cell office:value-type="float" office:value="548.4" calcext:value-type="float">
            <text:p>548.4</text:p>
          </table:table-cell>
          <table:table-cell office:value-type="float" office:value="601.64" calcext:value-type="float">
            <text:p>601.64</text:p>
          </table:table-cell>
        </table:table-row>
        <table:table-row table:style-name="ro1">
          <table:table-cell office:value-type="date" office:date-value="2025-02-05" calcext:value-type="date">
            <text:p>2025-02-05</text:p>
          </table:table-cell>
          <table:table-cell office:value-type="float" office:value="548.86" calcext:value-type="float">
            <text:p>548.86</text:p>
          </table:table-cell>
          <table:table-cell office:value-type="float" office:value="602.13" calcext:value-type="float">
            <text:p>602.13</text:p>
          </table:table-cell>
        </table:table-row>
        <table:table-row table:style-name="ro1">
          <table:table-cell office:value-type="date" office:date-value="2025-02-06" calcext:value-type="date">
            <text:p>2025-02-06</text:p>
          </table:table-cell>
          <table:table-cell office:value-type="float" office:value="549.34" calcext:value-type="float">
            <text:p>549.34</text:p>
          </table:table-cell>
          <table:table-cell office:value-type="float" office:value="602.38" calcext:value-type="float">
            <text:p>602.38</text:p>
          </table:table-cell>
        </table:table-row>
        <table:table-row table:style-name="ro1">
          <table:table-cell office:value-type="date" office:date-value="2025-02-07" calcext:value-type="date">
            <text:p>2025-02-07</text:p>
          </table:table-cell>
          <table:table-cell office:value-type="float" office:value="549.79" calcext:value-type="float">
            <text:p>549.79</text:p>
          </table:table-cell>
          <table:table-cell office:value-type="float" office:value="602.17" calcext:value-type="float">
            <text:p>602.17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550.23" calcext:value-type="float">
            <text:p>550.23</text:p>
          </table:table-cell>
          <table:table-cell office:value-type="float" office:value="603.59" calcext:value-type="float">
            <text:p>603.59</text:p>
          </table:table-cell>
        </table:table-row>
        <table:table-row table:style-name="ro1">
          <table:table-cell office:value-type="date" office:date-value="2025-02-11" calcext:value-type="date">
            <text:p>2025-02-11</text:p>
          </table:table-cell>
          <table:table-cell office:value-type="float" office:value="550.67" calcext:value-type="float">
            <text:p>550.67</text:p>
          </table:table-cell>
          <table:table-cell office:value-type="float" office:value="604.29" calcext:value-type="float">
            <text:p>604.29</text:p>
          </table:table-cell>
        </table:table-row>
        <table:table-row table:style-name="ro1">
          <table:table-cell office:value-type="date" office:date-value="2025-02-12" calcext:value-type="date">
            <text:p>2025-02-12</text:p>
          </table:table-cell>
          <table:table-cell office:value-type="float" office:value="551.12" calcext:value-type="float">
            <text:p>551.12</text:p>
          </table:table-cell>
          <table:table-cell office:value-type="float" office:value="604.12" calcext:value-type="float">
            <text:p>604.12</text:p>
          </table:table-cell>
        </table:table-row>
        <table:table-row table:style-name="ro1">
          <table:table-cell office:value-type="date" office:date-value="2025-02-13" calcext:value-type="date">
            <text:p>2025-02-13</text:p>
          </table:table-cell>
          <table:table-cell office:value-type="float" office:value="551.61" calcext:value-type="float">
            <text:p>551.61</text:p>
          </table:table-cell>
          <table:table-cell office:value-type="float" office:value="604.8" calcext:value-type="float">
            <text:p>604.8</text:p>
          </table:table-cell>
        </table:table-row>
        <table:table-row table:style-name="ro1">
          <table:table-cell office:value-type="date" office:date-value="2025-02-14" calcext:value-type="date">
            <text:p>2025-02-14</text:p>
          </table:table-cell>
          <table:table-cell office:value-type="float" office:value="552.05" calcext:value-type="float">
            <text:p>552.05</text:p>
          </table:table-cell>
          <table:table-cell office:value-type="float" office:value="606.59" calcext:value-type="float">
            <text:p>606.59</text:p>
          </table:table-cell>
        </table:table-row>
        <table:table-row table:style-name="ro1">
          <table:table-cell office:value-type="date" office:date-value="2025-02-18" calcext:value-type="date">
            <text:p>2025-02-18</text:p>
          </table:table-cell>
          <table:table-cell office:value-type="float" office:value="552.49" calcext:value-type="float">
            <text:p>552.49</text:p>
          </table:table-cell>
          <table:table-cell office:value-type="float" office:value="607.92" calcext:value-type="float">
            <text:p>607.92</text:p>
          </table:table-cell>
        </table:table-row>
        <table:table-row table:style-name="ro1">
          <table:table-cell office:value-type="date" office:date-value="2025-02-19" calcext:value-type="date">
            <text:p>2025-02-19</text:p>
          </table:table-cell>
          <table:table-cell office:value-type="float" office:value="552.94" calcext:value-type="float">
            <text:p>552.94</text:p>
          </table:table-cell>
          <table:table-cell office:value-type="float" office:value="609.44" calcext:value-type="float">
            <text:p>609.44</text:p>
          </table:table-cell>
        </table:table-row>
        <table:table-row table:style-name="ro1">
          <table:table-cell office:value-type="date" office:date-value="2025-02-20" calcext:value-type="date">
            <text:p>2025-02-20</text:p>
          </table:table-cell>
          <table:table-cell office:value-type="float" office:value="553.38" calcext:value-type="float">
            <text:p>553.38</text:p>
          </table:table-cell>
          <table:table-cell office:value-type="float" office:value="610.85" calcext:value-type="float">
            <text:p>610.85</text:p>
          </table:table-cell>
        </table:table-row>
        <table:table-row table:style-name="ro1">
          <table:table-cell office:value-type="date" office:date-value="2025-02-21" calcext:value-type="date">
            <text:p>2025-02-21</text:p>
          </table:table-cell>
          <table:table-cell office:value-type="float" office:value="553.82" calcext:value-type="float">
            <text:p>553.82</text:p>
          </table:table-cell>
          <table:table-cell office:value-type="float" office:value="608.89" calcext:value-type="float">
            <text:p>608.89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554.26" calcext:value-type="float">
            <text:p>554.26</text:p>
          </table:table-cell>
          <table:table-cell office:value-type="float" office:value="606.39" calcext:value-type="float">
            <text:p>606.39</text:p>
          </table:table-cell>
        </table:table-row>
        <table:table-row table:style-name="ro1">
          <table:table-cell office:value-type="date" office:date-value="2025-02-25" calcext:value-type="date">
            <text:p>2025-02-25</text:p>
          </table:table-cell>
          <table:table-cell office:value-type="float" office:value="554.7" calcext:value-type="float">
            <text:p>554.7</text:p>
          </table:table-cell>
          <table:table-cell office:value-type="float" office:value="602.94" calcext:value-type="float">
            <text:p>602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5-02-27T14:24:35.747412403</dc:date>
    <meta:editing-duration>PT5M49S</meta:editing-duration>
    <meta:editing-cycles>1</meta:editing-cycles>
    <meta:document-statistic meta:table-count="1" meta:cell-count="1595" meta:object-count="1"/>
    <meta:generator>LibreOffice/7.3.1.3$MacOSX_X86_64 LibreOffice_project/a69ca51ded25f3eefd52d7bf9a5fad8c90b8795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443cm" svg:height="9cm" xlink:href=".." xlink:type="simple" chart:class="chart:line" chart:style-name="ch1">
        <chart:legend chart:legend-position="end" svg:x="25.735cm" svg:y="3.949cm" style:legend-expansion="high" chart:style-name="ch2"/>
        <chart:plot-area chart:style-name="ch3" table:cell-range-address="SPY.A2:SPY.C532" chart:data-source-has-labels="both" svg:x="0.568cm" svg:y="0.18cm" svg:width="24.599cm" svg:height="8.64cm">
          <chart:coordinate-region svg:x="1.941cm" svg:y="0.18cm" svg:width="23.226cm" svg:height="6.675cm"/>
          <chart:axis chart:dimension="x" chart:name="primary-x" chart:style-name="ch4" chartooo:axis-type="auto">
            <chartooo:date-scale/>
            <chart:categories table:cell-range-address="SPY.A3:SPY.A5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Y.B3:SPY.B532" chart:label-cell-address="SPY.B2:SPY.B2" chart:class="chart:line">
            <chart:data-point chart:repeated="530"/>
          </chart:series>
          <chart:series chart:style-name="ch8" chart:values-cell-range-address="SPY.C3:SPY.C532" chart:label-cell-address="SPY.C2:SPY.C2" chart:class="chart:line">
            <chart:data-point chart:repeated="5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ious</text:p>
                <draw:g>
                  <svg:desc>SPY.B2:SPY.B2</svg:desc>
                </draw:g>
              </table:table-cell>
              <table:table-cell office:value-type="string">
                <text:p>Current</text:p>
                <draw:g>
                  <svg:desc>SPY.C2:SPY.C2</svg:desc>
                </draw:g>
              </table:table-cell>
            </table:table-row>
          </table:table-header-rows>
          <table:table-rows>
            <table:table-row>
              <table:table-cell office:value-type="float" office:value="44939">
                <text:p>44939</text:p>
                <draw:g>
                  <svg:desc>SPY.A3:SPY.A532</svg:desc>
                </draw:g>
              </table:table-cell>
              <table:table-cell office:value-type="float" office:value="397.14">
                <text:p>397.14</text:p>
                <draw:g>
                  <svg:desc>SPY.B3:SPY.B532</svg:desc>
                </draw:g>
              </table:table-cell>
              <table:table-cell office:value-type="float" office:value="386.79">
                <text:p>386.79</text:p>
                <draw:g>
                  <svg:desc>SPY.C3:SPY.C532</svg:desc>
                </draw:g>
              </table:table-cell>
            </table:table-row>
            <table:table-row>
              <table:table-cell office:value-type="float" office:value="44943">
                <text:p>44943</text:p>
              </table:table-cell>
              <table:table-cell office:value-type="float" office:value="396.82">
                <text:p>396.82</text:p>
              </table:table-cell>
              <table:table-cell office:value-type="float" office:value="388.73">
                <text:p>388.73</text:p>
              </table:table-cell>
            </table:table-row>
            <table:table-row>
              <table:table-cell office:value-type="float" office:value="44944">
                <text:p>44944</text:p>
              </table:table-cell>
              <table:table-cell office:value-type="float" office:value="396.51">
                <text:p>396.51</text:p>
              </table:table-cell>
              <table:table-cell office:value-type="float" office:value="388.91">
                <text:p>388.91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396.26">
                <text:p>396.26</text:p>
              </table:table-cell>
              <table:table-cell office:value-type="float" office:value="387.56">
                <text:p>387.56</text:p>
              </table:table-cell>
            </table:table-row>
            <table:table-row>
              <table:table-cell office:value-type="float" office:value="44946">
                <text:p>44946</text:p>
              </table:table-cell>
              <table:table-cell office:value-type="float" office:value="396.02">
                <text:p>396.02</text:p>
              </table:table-cell>
              <table:table-cell office:value-type="float" office:value="387.35">
                <text:p>387.35</text:p>
              </table:table-cell>
            </table:table-row>
            <table:table-row>
              <table:table-cell office:value-type="float" office:value="44949">
                <text:p>44949</text:p>
              </table:table-cell>
              <table:table-cell office:value-type="float" office:value="395.78">
                <text:p>395.78</text:p>
              </table:table-cell>
              <table:table-cell office:value-type="float" office:value="387.77">
                <text:p>387.77</text:p>
              </table:table-cell>
            </table:table-row>
            <table:table-row>
              <table:table-cell office:value-type="float" office:value="44950">
                <text:p>44950</text:p>
              </table:table-cell>
              <table:table-cell office:value-type="float" office:value="395.55">
                <text:p>395.55</text:p>
              </table:table-cell>
              <table:table-cell office:value-type="float" office:value="388.24">
                <text:p>388.24</text:p>
              </table:table-cell>
            </table:table-row>
            <table:table-row>
              <table:table-cell office:value-type="float" office:value="44951">
                <text:p>44951</text:p>
              </table:table-cell>
              <table:table-cell office:value-type="float" office:value="395.28">
                <text:p>395.28</text:p>
              </table:table-cell>
              <table:table-cell office:value-type="float" office:value="389.98">
                <text:p>389.98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394.99">
                <text:p>394.99</text:p>
              </table:table-cell>
              <table:table-cell office:value-type="float" office:value="393.15">
                <text:p>393.15</text:p>
              </table:table-cell>
            </table:table-row>
            <table:table-row>
              <table:table-cell office:value-type="float" office:value="44953">
                <text:p>44953</text:p>
              </table:table-cell>
              <table:table-cell office:value-type="float" office:value="394.76">
                <text:p>394.76</text:p>
              </table:table-cell>
              <table:table-cell office:value-type="float" office:value="395.07">
                <text:p>395.07</text:p>
              </table:table-cell>
            </table:table-row>
            <table:table-row>
              <table:table-cell office:value-type="float" office:value="44956">
                <text:p>44956</text:p>
              </table:table-cell>
              <table:table-cell office:value-type="float" office:value="394.54">
                <text:p>394.54</text:p>
              </table:table-cell>
              <table:table-cell office:value-type="float" office:value="395.06">
                <text:p>395.06</text:p>
              </table:table-cell>
            </table:table-row>
            <table:table-row>
              <table:table-cell office:value-type="float" office:value="44957">
                <text:p>44957</text:p>
              </table:table-cell>
              <table:table-cell office:value-type="float" office:value="394.35">
                <text:p>394.35</text:p>
              </table:table-cell>
              <table:table-cell office:value-type="float" office:value="396.3">
                <text:p>396.3</text:p>
              </table:table-cell>
            </table:table-row>
            <table:table-row>
              <table:table-cell office:value-type="float" office:value="44958">
                <text:p>44958</text:p>
              </table:table-cell>
              <table:table-cell office:value-type="float" office:value="394.18">
                <text:p>394.18</text:p>
              </table:table-cell>
              <table:table-cell office:value-type="float" office:value="398.35">
                <text:p>398.35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394.04">
                <text:p>394.04</text:p>
              </table:table-cell>
              <table:table-cell office:value-type="float" office:value="400.71">
                <text:p>400.71</text:p>
              </table:table-cell>
            </table:table-row>
            <table:table-row>
              <table:table-cell office:value-type="float" office:value="44960">
                <text:p>44960</text:p>
              </table:table-cell>
              <table:table-cell office:value-type="float" office:value="393.95">
                <text:p>393.95</text:p>
              </table:table-cell>
              <table:table-cell office:value-type="float" office:value="402.02">
                <text:p>402.02</text:p>
              </table:table-cell>
            </table:table-row>
            <table:table-row>
              <table:table-cell office:value-type="float" office:value="44963">
                <text:p>44963</text:p>
              </table:table-cell>
              <table:table-cell office:value-type="float" office:value="393.82">
                <text:p>393.82</text:p>
              </table:table-cell>
              <table:table-cell office:value-type="float" office:value="403.84">
                <text:p>403.84</text:p>
              </table:table-cell>
            </table:table-row>
            <table:table-row>
              <table:table-cell office:value-type="float" office:value="44964">
                <text:p>44964</text:p>
              </table:table-cell>
              <table:table-cell office:value-type="float" office:value="393.74">
                <text:p>393.74</text:p>
              </table:table-cell>
              <table:table-cell office:value-type="float" office:value="405.55">
                <text:p>405.55</text:p>
              </table:table-cell>
            </table:table-row>
            <table:table-row>
              <table:table-cell office:value-type="float" office:value="44965">
                <text:p>44965</text:p>
              </table:table-cell>
              <table:table-cell office:value-type="float" office:value="393.68">
                <text:p>393.68</text:p>
              </table:table-cell>
              <table:table-cell office:value-type="float" office:value="405.52">
                <text:p>405.52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393.65">
                <text:p>393.65</text:p>
              </table:table-cell>
              <table:table-cell office:value-type="float" office:value="403.61">
                <text:p>403.61</text:p>
              </table:table-cell>
            </table:table-row>
            <table:table-row>
              <table:table-cell office:value-type="float" office:value="44967">
                <text:p>44967</text:p>
              </table:table-cell>
              <table:table-cell office:value-type="float" office:value="393.57">
                <text:p>393.57</text:p>
              </table:table-cell>
              <table:table-cell office:value-type="float" office:value="402.77">
                <text:p>402.77</text:p>
              </table:table-cell>
            </table:table-row>
            <table:table-row>
              <table:table-cell office:value-type="float" office:value="44970">
                <text:p>44970</text:p>
              </table:table-cell>
              <table:table-cell office:value-type="float" office:value="393.44">
                <text:p>393.44</text:p>
              </table:table-cell>
              <table:table-cell office:value-type="float" office:value="403.36">
                <text:p>403.36</text:p>
              </table:table-cell>
            </table:table-row>
            <table:table-row>
              <table:table-cell office:value-type="float" office:value="44971">
                <text:p>44971</text:p>
              </table:table-cell>
              <table:table-cell office:value-type="float" office:value="393.32">
                <text:p>393.32</text:p>
              </table:table-cell>
              <table:table-cell office:value-type="float" office:value="402.86">
                <text:p>402.86</text:p>
              </table:table-cell>
            </table:table-row>
            <table:table-row>
              <table:table-cell office:value-type="float" office:value="44972">
                <text:p>44972</text:p>
              </table:table-cell>
              <table:table-cell office:value-type="float" office:value="393.17">
                <text:p>393.17</text:p>
              </table:table-cell>
              <table:table-cell office:value-type="float" office:value="403.51">
                <text:p>403.51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393.04">
                <text:p>393.04</text:p>
              </table:table-cell>
              <table:table-cell office:value-type="float" office:value="403.74">
                <text:p>403.74</text:p>
              </table:table-cell>
            </table:table-row>
            <table:table-row>
              <table:table-cell office:value-type="float" office:value="44974">
                <text:p>44974</text:p>
              </table:table-cell>
              <table:table-cell office:value-type="float" office:value="392.92">
                <text:p>392.92</text:p>
              </table:table-cell>
              <table:table-cell office:value-type="float" office:value="403.59">
                <text:p>403.59</text:p>
              </table:table-cell>
            </table:table-row>
            <table:table-row>
              <table:table-cell office:value-type="float" office:value="44978">
                <text:p>44978</text:p>
              </table:table-cell>
              <table:table-cell office:value-type="float" office:value="392.81">
                <text:p>392.81</text:p>
              </table:table-cell>
              <table:table-cell office:value-type="float" office:value="400.89">
                <text:p>400.89</text:p>
              </table:table-cell>
            </table:table-row>
            <table:table-row>
              <table:table-cell office:value-type="float" office:value="44979">
                <text:p>44979</text:p>
              </table:table-cell>
              <table:table-cell office:value-type="float" office:value="392.69">
                <text:p>392.69</text:p>
              </table:table-cell>
              <table:table-cell office:value-type="float" office:value="398.12">
                <text:p>398.1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392.55">
                <text:p>392.55</text:p>
              </table:table-cell>
              <table:table-cell office:value-type="float" office:value="395.51">
                <text:p>395.51</text:p>
              </table:table-cell>
            </table:table-row>
            <table:table-row>
              <table:table-cell office:value-type="float" office:value="44981">
                <text:p>44981</text:p>
              </table:table-cell>
              <table:table-cell office:value-type="float" office:value="392.42">
                <text:p>392.42</text:p>
              </table:table-cell>
              <table:table-cell office:value-type="float" office:value="393.17">
                <text:p>393.17</text:p>
              </table:table-cell>
            </table:table-row>
            <table:table-row>
              <table:table-cell office:value-type="float" office:value="44984">
                <text:p>44984</text:p>
              </table:table-cell>
              <table:table-cell office:value-type="float" office:value="392.32">
                <text:p>392.32</text:p>
              </table:table-cell>
              <table:table-cell office:value-type="float" office:value="391.3">
                <text:p>391.3</text:p>
              </table:table-cell>
            </table:table-row>
            <table:table-row>
              <table:table-cell office:value-type="float" office:value="44985">
                <text:p>44985</text:p>
              </table:table-cell>
              <table:table-cell office:value-type="float" office:value="392.19">
                <text:p>392.19</text:p>
              </table:table-cell>
              <table:table-cell office:value-type="float" office:value="390.74">
                <text:p>390.74</text:p>
              </table:table-cell>
            </table:table-row>
            <table:table-row>
              <table:table-cell office:value-type="float" office:value="44986">
                <text:p>44986</text:p>
              </table:table-cell>
              <table:table-cell office:value-type="float" office:value="392.04">
                <text:p>392.0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391.89">
                <text:p>391.89</text:p>
              </table:table-cell>
              <table:table-cell office:value-type="float" office:value="389.44">
                <text:p>389.44</text:p>
              </table:table-cell>
            </table:table-row>
            <table:table-row>
              <table:table-cell office:value-type="float" office:value="44988">
                <text:p>44988</text:p>
              </table:table-cell>
              <table:table-cell office:value-type="float" office:value="391.76">
                <text:p>391.76</text:p>
              </table:table-cell>
              <table:table-cell office:value-type="float" office:value="390.97">
                <text:p>390.97</text:p>
              </table:table-cell>
            </table:table-row>
            <table:table-row>
              <table:table-cell office:value-type="float" office:value="44991">
                <text:p>44991</text:p>
              </table:table-cell>
              <table:table-cell office:value-type="float" office:value="391.64">
                <text:p>391.64</text:p>
              </table:table-cell>
              <table:table-cell office:value-type="float" office:value="392.3">
                <text:p>392.3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391.54">
                <text:p>391.54</text:p>
              </table:table-cell>
              <table:table-cell office:value-type="float" office:value="392.69">
                <text:p>392.69</text:p>
              </table:table-cell>
            </table:table-row>
            <table:table-row>
              <table:table-cell office:value-type="float" office:value="44993">
                <text:p>44993</text:p>
              </table:table-cell>
              <table:table-cell office:value-type="float" office:value="391.46">
                <text:p>391.46</text:p>
              </table:table-cell>
              <table:table-cell office:value-type="float" office:value="393.51">
                <text:p>393.51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391.37">
                <text:p>391.37</text:p>
              </table:table-cell>
              <table:table-cell office:value-type="float" office:value="392.28">
                <text:p>392.28</text:p>
              </table:table-cell>
            </table:table-row>
            <table:table-row>
              <table:table-cell office:value-type="float" office:value="44995">
                <text:p>44995</text:p>
              </table:table-cell>
              <table:table-cell office:value-type="float" office:value="391.27">
                <text:p>391.27</text:p>
              </table:table-cell>
              <table:table-cell office:value-type="float" office:value="388.69">
                <text:p>388.69</text:p>
              </table:table-cell>
            </table:table-row>
            <table:table-row>
              <table:table-cell office:value-type="float" office:value="44998">
                <text:p>44998</text:p>
              </table:table-cell>
              <table:table-cell office:value-type="float" office:value="391.17">
                <text:p>391.17</text:p>
              </table:table-cell>
              <table:table-cell office:value-type="float" office:value="384.94">
                <text:p>384.94</text:p>
              </table:table-cell>
            </table:table-row>
            <table:table-row>
              <table:table-cell office:value-type="float" office:value="44999">
                <text:p>44999</text:p>
              </table:table-cell>
              <table:table-cell office:value-type="float" office:value="391.08">
                <text:p>391.08</text:p>
              </table:table-cell>
              <table:table-cell office:value-type="float" office:value="383.65">
                <text:p>383.65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390.95">
                <text:p>390.95</text:p>
              </table:table-cell>
              <table:table-cell office:value-type="float" office:value="381.76">
                <text:p>381.76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390.81">
                <text:p>390.81</text:p>
              </table:table-cell>
              <table:table-cell office:value-type="float" office:value="382.65">
                <text:p>382.65</text:p>
              </table:table-cell>
            </table:table-row>
            <table:table-row>
              <table:table-cell office:value-type="float" office:value="45002">
                <text:p>45002</text:p>
              </table:table-cell>
              <table:table-cell office:value-type="float" office:value="390.66">
                <text:p>390.66</text:p>
              </table:table-cell>
              <table:table-cell office:value-type="float" office:value="383.75">
                <text:p>383.75</text:p>
              </table:table-cell>
            </table:table-row>
            <table:table-row>
              <table:table-cell office:value-type="float" office:value="45005">
                <text:p>45005</text:p>
              </table:table-cell>
              <table:table-cell office:value-type="float" office:value="390.55">
                <text:p>390.55</text:p>
              </table:table-cell>
              <table:table-cell office:value-type="float" office:value="385.69">
                <text:p>385.69</text:p>
              </table:table-cell>
            </table:table-row>
            <table:table-row>
              <table:table-cell office:value-type="float" office:value="45006">
                <text:p>45006</text:p>
              </table:table-cell>
              <table:table-cell office:value-type="float" office:value="390.49">
                <text:p>390.49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float" office:value="45007">
                <text:p>45007</text:p>
              </table:table-cell>
              <table:table-cell office:value-type="float" office:value="390.37">
                <text:p>390.37</text:p>
              </table:table-cell>
              <table:table-cell office:value-type="float" office:value="388.25">
                <text:p>388.25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390.28">
                <text:p>390.28</text:p>
              </table:table-cell>
              <table:table-cell office:value-type="float" office:value="387.97">
                <text:p>387.97</text:p>
              </table:table-cell>
            </table:table-row>
            <table:table-row>
              <table:table-cell office:value-type="float" office:value="45009">
                <text:p>45009</text:p>
              </table:table-cell>
              <table:table-cell office:value-type="float" office:value="390.19">
                <text:p>390.19</text:p>
              </table:table-cell>
              <table:table-cell office:value-type="float" office:value="389.1">
                <text:p>389.1</text:p>
              </table:table-cell>
            </table:table-row>
            <table:table-row>
              <table:table-cell office:value-type="float" office:value="45012">
                <text:p>45012</text:p>
              </table:table-cell>
              <table:table-cell office:value-type="float" office:value="390.14">
                <text:p>390.14</text:p>
              </table:table-cell>
              <table:table-cell office:value-type="float" office:value="389.64">
                <text:p>389.64</text:p>
              </table:table-cell>
            </table:table-row>
            <table:table-row>
              <table:table-cell office:value-type="float" office:value="45013">
                <text:p>45013</text:p>
              </table:table-cell>
              <table:table-cell office:value-type="float" office:value="390.06">
                <text:p>390.06</text:p>
              </table:table-cell>
              <table:table-cell office:value-type="float" office:value="388.99">
                <text:p>388.99</text:p>
              </table:table-cell>
            </table:table-row>
            <table:table-row>
              <table:table-cell office:value-type="float" office:value="45014">
                <text:p>45014</text:p>
              </table:table-cell>
              <table:table-cell office:value-type="float" office:value="389.93">
                <text:p>389.93</text:p>
              </table:table-cell>
              <table:table-cell office:value-type="float" office:value="390.81">
                <text:p>390.81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389.78">
                <text:p>389.78</text:p>
              </table:table-cell>
              <table:table-cell office:value-type="float" office:value="392.89">
                <text:p>392.89</text:p>
              </table:table-cell>
            </table:table-row>
            <table:table-row>
              <table:table-cell office:value-type="float" office:value="45016">
                <text:p>45016</text:p>
              </table:table-cell>
              <table:table-cell office:value-type="float" office:value="389.62">
                <text:p>389.62</text:p>
              </table:table-cell>
              <table:table-cell office:value-type="float" office:value="395.58">
                <text:p>395.58</text:p>
              </table:table-cell>
            </table:table-row>
            <table:table-row>
              <table:table-cell office:value-type="float" office:value="45019">
                <text:p>45019</text:p>
              </table:table-cell>
              <table:table-cell office:value-type="float" office:value="389.46">
                <text:p>389.46</text:p>
              </table:table-cell>
              <table:table-cell office:value-type="float" office:value="398.43">
                <text:p>398.43</text:p>
              </table:table-cell>
            </table:table-row>
            <table:table-row>
              <table:table-cell office:value-type="float" office:value="45020">
                <text:p>45020</text:p>
              </table:table-cell>
              <table:table-cell office:value-type="float" office:value="389.28">
                <text:p>389.28</text:p>
              </table:table-cell>
              <table:table-cell office:value-type="float" office:value="401.01">
                <text:p>401.01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389.14">
                <text:p>389.14</text:p>
              </table:table-cell>
              <table:table-cell office:value-type="float" office:value="402.24">
                <text:p>402.24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388.99">
                <text:p>388.99</text:p>
              </table:table-cell>
              <table:table-cell office:value-type="float" office:value="403.32">
                <text:p>403.32</text:p>
              </table:table-cell>
            </table:table-row>
            <table:table-row>
              <table:table-cell office:value-type="float" office:value="45026">
                <text:p>45026</text:p>
              </table:table-cell>
              <table:table-cell office:value-type="float" office:value="388.85">
                <text:p>388.85</text:p>
              </table:table-cell>
              <table:table-cell office:value-type="float" office:value="403.36">
                <text:p>403.36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388.71">
                <text:p>388.71</text:p>
              </table:table-cell>
              <table:table-cell office:value-type="float" office:value="403.12">
                <text:p>403.12</text:p>
              </table:table-cell>
            </table:table-row>
            <table:table-row>
              <table:table-cell office:value-type="float" office:value="45028">
                <text:p>45028</text:p>
              </table:table-cell>
              <table:table-cell office:value-type="float" office:value="388.54">
                <text:p>388.54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388.37">
                <text:p>388.37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float" office:value="45030">
                <text:p>45030</text:p>
              </table:table-cell>
              <table:table-cell office:value-type="float" office:value="388.23">
                <text:p>388.23</text:p>
              </table:table-cell>
              <table:table-cell office:value-type="float" office:value="404.8">
                <text:p>404.8</text:p>
              </table:table-cell>
            </table:table-row>
            <table:table-row>
              <table:table-cell office:value-type="float" office:value="45033">
                <text:p>45033</text:p>
              </table:table-cell>
              <table:table-cell office:value-type="float" office:value="388.09">
                <text:p>388.09</text:p>
              </table:table-cell>
              <table:table-cell office:value-type="float" office:value="405.65">
                <text:p>405.65</text:p>
              </table:table-cell>
            </table:table-row>
            <table:table-row>
              <table:table-cell office:value-type="float" office:value="45034">
                <text:p>45034</text:p>
              </table:table-cell>
              <table:table-cell office:value-type="float" office:value="387.94">
                <text:p>387.94</text:p>
              </table:table-cell>
              <table:table-cell office:value-type="float" office:value="406.54">
                <text:p>406.54</text:p>
              </table:table-cell>
            </table:table-row>
            <table:table-row>
              <table:table-cell office:value-type="float" office:value="45035">
                <text:p>45035</text:p>
              </table:table-cell>
              <table:table-cell office:value-type="float" office:value="387.8">
                <text:p>387.8</text:p>
              </table:table-cell>
              <table:table-cell office:value-type="float" office:value="407.74">
                <text:p>407.74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387.71">
                <text:p>387.71</text:p>
              </table:table-cell>
              <table:table-cell office:value-type="float" office:value="407.43">
                <text:p>407.43</text:p>
              </table:table-cell>
            </table:table-row>
            <table:table-row>
              <table:table-cell office:value-type="float" office:value="45037">
                <text:p>45037</text:p>
              </table:table-cell>
              <table:table-cell office:value-type="float" office:value="387.59">
                <text:p>387.59</text:p>
              </table:table-cell>
              <table:table-cell office:value-type="float" office:value="407.38">
                <text:p>407.38</text:p>
              </table:table-cell>
            </table:table-row>
            <table:table-row>
              <table:table-cell office:value-type="float" office:value="45040">
                <text:p>45040</text:p>
              </table:table-cell>
              <table:table-cell office:value-type="float" office:value="387.49">
                <text:p>387.49</text:p>
              </table:table-cell>
              <table:table-cell office:value-type="float" office:value="407.12">
                <text:p>407.12</text:p>
              </table:table-cell>
            </table:table-row>
            <table:table-row>
              <table:table-cell office:value-type="float" office:value="45041">
                <text:p>45041</text:p>
              </table:table-cell>
              <table:table-cell office:value-type="float" office:value="387.42">
                <text:p>387.42</text:p>
              </table:table-cell>
              <table:table-cell office:value-type="float" office:value="405.51">
                <text:p>405.51</text:p>
              </table:table-cell>
            </table:table-row>
            <table:table-row>
              <table:table-cell office:value-type="float" office:value="45042">
                <text:p>45042</text:p>
              </table:table-cell>
              <table:table-cell office:value-type="float" office:value="387.36">
                <text:p>387.36</text:p>
              </table:table-cell>
              <table:table-cell office:value-type="float" office:value="403.59">
                <text:p>403.59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387.26">
                <text:p>387.26</text:p>
              </table:table-cell>
              <table:table-cell office:value-type="float" office:value="403.69">
                <text:p>403.69</text:p>
              </table:table-cell>
            </table:table-row>
            <table:table-row>
              <table:table-cell office:value-type="float" office:value="45044">
                <text:p>45044</text:p>
              </table:table-cell>
              <table:table-cell office:value-type="float" office:value="387.19">
                <text:p>387.19</text:p>
              </table:table-cell>
              <table:table-cell office:value-type="float" office:value="404.42">
                <text:p>404.42</text:p>
              </table:table-cell>
            </table:table-row>
            <table:table-row>
              <table:table-cell office:value-type="float" office:value="45047">
                <text:p>45047</text:p>
              </table:table-cell>
              <table:table-cell office:value-type="float" office:value="387.12">
                <text:p>387.12</text:p>
              </table:table-cell>
              <table:table-cell office:value-type="float" office:value="404.99">
                <text:p>404.99</text:p>
              </table:table-cell>
            </table:table-row>
            <table:table-row>
              <table:table-cell office:value-type="float" office:value="45048">
                <text:p>45048</text:p>
              </table:table-cell>
              <table:table-cell office:value-type="float" office:value="387">
                <text:p>387</text:p>
              </table:table-cell>
              <table:table-cell office:value-type="float" office:value="405.93">
                <text:p>405.93</text:p>
              </table:table-cell>
            </table:table-row>
            <table:table-row>
              <table:table-cell office:value-type="float" office:value="45049">
                <text:p>45049</text:p>
              </table:table-cell>
              <table:table-cell office:value-type="float" office:value="386.87">
                <text:p>386.87</text:p>
              </table:table-cell>
              <table:table-cell office:value-type="float" office:value="406.65">
                <text:p>406.65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386.8">
                <text:p>386.8</text:p>
              </table:table-cell>
              <table:table-cell office:value-type="float" office:value="405.22">
                <text:p>405.22</text:p>
              </table:table-cell>
            </table:table-row>
            <table:table-row>
              <table:table-cell office:value-type="float" office:value="45051">
                <text:p>45051</text:p>
              </table:table-cell>
              <table:table-cell office:value-type="float" office:value="386.79">
                <text:p>386.79</text:p>
              </table:table-cell>
              <table:table-cell office:value-type="float" office:value="404.57">
                <text:p>404.57</text:p>
              </table:table-cell>
            </table:table-row>
            <table:table-row>
              <table:table-cell office:value-type="float" office:value="45054">
                <text:p>45054</text:p>
              </table:table-cell>
              <table:table-cell office:value-type="float" office:value="386.77">
                <text:p>386.77</text:p>
              </table:table-cell>
              <table:table-cell office:value-type="float" office:value="404.02">
                <text:p>404.02</text:p>
              </table:table-cell>
            </table:table-row>
            <table:table-row>
              <table:table-cell office:value-type="float" office:value="45055">
                <text:p>45055</text:p>
              </table:table-cell>
              <table:table-cell office:value-type="float" office:value="386.78">
                <text:p>386.78</text:p>
              </table:table-cell>
              <table:table-cell office:value-type="float" office:value="404.04">
                <text:p>404.04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386.77">
                <text:p>386.77</text:p>
              </table:table-cell>
              <table:table-cell office:value-type="float" office:value="404.99">
                <text:p>404.99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386.71">
                <text:p>386.71</text:p>
              </table:table-cell>
              <table:table-cell office:value-type="float" office:value="406.37">
                <text:p>406.37</text:p>
              </table:table-cell>
            </table:table-row>
            <table:table-row>
              <table:table-cell office:value-type="float" office:value="45058">
                <text:p>45058</text:p>
              </table:table-cell>
              <table:table-cell office:value-type="float" office:value="386.74">
                <text:p>386.74</text:p>
              </table:table-cell>
              <table:table-cell office:value-type="float" office:value="406.17">
                <text:p>406.17</text:p>
              </table:table-cell>
            </table:table-row>
            <table:table-row>
              <table:table-cell office:value-type="float" office:value="45061">
                <text:p>45061</text:p>
              </table:table-cell>
              <table:table-cell office:value-type="float" office:value="386.76">
                <text:p>386.76</text:p>
              </table:table-cell>
              <table:table-cell office:value-type="float" office:value="406.22">
                <text:p>406.22</text:p>
              </table:table-cell>
            </table:table-row>
            <table:table-row>
              <table:table-cell office:value-type="float" office:value="45062">
                <text:p>45062</text:p>
              </table:table-cell>
              <table:table-cell office:value-type="float" office:value="386.76">
                <text:p>386.76</text:p>
              </table:table-cell>
              <table:table-cell office:value-type="float" office:value="406.08">
                <text:p>406.08</text:p>
              </table:table-cell>
            </table:table-row>
            <table:table-row>
              <table:table-cell office:value-type="float" office:value="45063">
                <text:p>45063</text:p>
              </table:table-cell>
              <table:table-cell office:value-type="float" office:value="386.73">
                <text:p>386.73</text:p>
              </table:table-cell>
              <table:table-cell office:value-type="float" office:value="406.55">
                <text:p>406.55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386.75">
                <text:p>386.75</text:p>
              </table:table-cell>
              <table:table-cell office:value-type="float" office:value="407.95">
                <text:p>407.95</text:p>
              </table:table-cell>
            </table:table-row>
            <table:table-row>
              <table:table-cell office:value-type="float" office:value="45065">
                <text:p>45065</text:p>
              </table:table-cell>
              <table:table-cell office:value-type="float" office:value="386.77">
                <text:p>386.77</text:p>
              </table:table-cell>
              <table:table-cell office:value-type="float" office:value="409.34">
                <text:p>409.34</text:p>
              </table:table-cell>
            </table:table-row>
            <table:table-row>
              <table:table-cell office:value-type="float" office:value="45068">
                <text:p>45068</text:p>
              </table:table-cell>
              <table:table-cell office:value-type="float" office:value="386.86">
                <text:p>386.86</text:p>
              </table:table-cell>
              <table:table-cell office:value-type="float" office:value="410.48">
                <text:p>410.48</text:p>
              </table:table-cell>
            </table:table-row>
            <table:table-row>
              <table:table-cell office:value-type="float" office:value="45069">
                <text:p>45069</text:p>
              </table:table-cell>
              <table:table-cell office:value-type="float" office:value="386.93">
                <text:p>386.93</text:p>
              </table:table-cell>
              <table:table-cell office:value-type="float" office:value="411.24">
                <text:p>411.24</text:p>
              </table:table-cell>
            </table:table-row>
            <table:table-row>
              <table:table-cell office:value-type="float" office:value="45070">
                <text:p>45070</text:p>
              </table:table-cell>
              <table:table-cell office:value-type="float" office:value="387.04">
                <text:p>387.04</text:p>
              </table:table-cell>
              <table:table-cell office:value-type="float" office:value="410.42">
                <text:p>410.42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387.17">
                <text:p>387.17</text:p>
              </table:table-cell>
              <table:table-cell office:value-type="float" office:value="409.52">
                <text:p>409.52</text:p>
              </table:table-cell>
            </table:table-row>
            <table:table-row>
              <table:table-cell office:value-type="float" office:value="45072">
                <text:p>45072</text:p>
              </table:table-cell>
              <table:table-cell office:value-type="float" office:value="387.26">
                <text:p>387.26</text:p>
              </table:table-cell>
              <table:table-cell office:value-type="float" office:value="409.79">
                <text:p>409.79</text:p>
              </table:table-cell>
            </table:table-row>
            <table:table-row>
              <table:table-cell office:value-type="float" office:value="45076">
                <text:p>45076</text:p>
              </table:table-cell>
              <table:table-cell office:value-type="float" office:value="387.36">
                <text:p>387.36</text:p>
              </table:table-cell>
              <table:table-cell office:value-type="float" office:value="410.07">
                <text:p>410.07</text:p>
              </table:table-cell>
            </table:table-row>
            <table:table-row>
              <table:table-cell office:value-type="float" office:value="45077">
                <text:p>45077</text:p>
              </table:table-cell>
              <table:table-cell office:value-type="float" office:value="387.4">
                <text:p>387.4</text:p>
              </table:table-cell>
              <table:table-cell office:value-type="float" office:value="410.81">
                <text:p>410.81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387.5">
                <text:p>387.5</text:p>
              </table:table-cell>
              <table:table-cell office:value-type="float" office:value="412.92">
                <text:p>412.92</text:p>
              </table:table-cell>
            </table:table-row>
            <table:table-row>
              <table:table-cell office:value-type="float" office:value="45079">
                <text:p>45079</text:p>
              </table:table-cell>
              <table:table-cell office:value-type="float" office:value="387.63">
                <text:p>387.63</text:p>
              </table:table-cell>
              <table:table-cell office:value-type="float" office:value="415.54">
                <text:p>415.54</text:p>
              </table:table-cell>
            </table:table-row>
            <table:table-row>
              <table:table-cell office:value-type="float" office:value="45082">
                <text:p>45082</text:p>
              </table:table-cell>
              <table:table-cell office:value-type="float" office:value="387.77">
                <text:p>387.77</text:p>
              </table:table-cell>
              <table:table-cell office:value-type="float" office:value="416.94">
                <text:p>416.94</text:p>
              </table:table-cell>
            </table:table-row>
            <table:table-row>
              <table:table-cell office:value-type="float" office:value="45083">
                <text:p>45083</text:p>
              </table:table-cell>
              <table:table-cell office:value-type="float" office:value="387.88">
                <text:p>387.88</text:p>
              </table:table-cell>
              <table:table-cell office:value-type="float" office:value="418.48">
                <text:p>418.48</text:p>
              </table:table-cell>
            </table:table-row>
            <table:table-row>
              <table:table-cell office:value-type="float" office:value="45084">
                <text:p>45084</text:p>
              </table:table-cell>
              <table:table-cell office:value-type="float" office:value="388">
                <text:p>388</text:p>
              </table:table-cell>
              <table:table-cell office:value-type="float" office:value="420.2">
                <text:p>420.2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388.12">
                <text:p>388.12</text:p>
              </table:table-cell>
              <table:table-cell office:value-type="float" office:value="421.64">
                <text:p>421.64</text:p>
              </table:table-cell>
            </table:table-row>
            <table:table-row>
              <table:table-cell office:value-type="float" office:value="45086">
                <text:p>45086</text:p>
              </table:table-cell>
              <table:table-cell office:value-type="float" office:value="388.24">
                <text:p>388.24</text:p>
              </table:table-cell>
              <table:table-cell office:value-type="float" office:value="422.03">
                <text:p>422.03</text:p>
              </table:table-cell>
            </table:table-row>
            <table:table-row>
              <table:table-cell office:value-type="float" office:value="45089">
                <text:p>45089</text:p>
              </table:table-cell>
              <table:table-cell office:value-type="float" office:value="388.31">
                <text:p>388.31</text:p>
              </table:table-cell>
              <table:table-cell office:value-type="float" office:value="423.35">
                <text:p>423.35</text:p>
              </table:table-cell>
            </table:table-row>
            <table:table-row>
              <table:table-cell office:value-type="float" office:value="45090">
                <text:p>45090</text:p>
              </table:table-cell>
              <table:table-cell office:value-type="float" office:value="388.39">
                <text:p>388.39</text:p>
              </table:table-cell>
              <table:table-cell office:value-type="float" office:value="425.05">
                <text:p>425.05</text:p>
              </table:table-cell>
            </table:table-row>
            <table:table-row>
              <table:table-cell office:value-type="float" office:value="45091">
                <text:p>45091</text:p>
              </table:table-cell>
              <table:table-cell office:value-type="float" office:value="388.49">
                <text:p>388.49</text:p>
              </table:table-cell>
              <table:table-cell office:value-type="float" office:value="427.15">
                <text:p>427.15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388.56">
                <text:p>388.56</text:p>
              </table:table-cell>
              <table:table-cell office:value-type="float" office:value="429.8">
                <text:p>429.8</text:p>
              </table:table-cell>
            </table:table-row>
            <table:table-row>
              <table:table-cell office:value-type="float" office:value="45093">
                <text:p>45093</text:p>
              </table:table-cell>
              <table:table-cell office:value-type="float" office:value="388.66">
                <text:p>388.66</text:p>
              </table:table-cell>
              <table:table-cell office:value-type="float" office:value="432.01">
                <text:p>432.01</text:p>
              </table:table-cell>
            </table:table-row>
            <table:table-row>
              <table:table-cell office:value-type="float" office:value="45097">
                <text:p>45097</text:p>
              </table:table-cell>
              <table:table-cell office:value-type="float" office:value="388.77">
                <text:p>388.7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5098">
                <text:p>45098</text:p>
              </table:table-cell>
              <table:table-cell office:value-type="float" office:value="388.88">
                <text:p>388.88</text:p>
              </table:table-cell>
              <table:table-cell office:value-type="float" office:value="432.98">
                <text:p>432.98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389">
                <text:p>389</text:p>
              </table:table-cell>
              <table:table-cell office:value-type="float" office:value="433.16">
                <text:p>433.16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389.19">
                <text:p>389.19</text:p>
              </table:table-cell>
              <table:table-cell office:value-type="float" office:value="431.63">
                <text:p>431.63</text:p>
              </table:table-cell>
            </table:table-row>
            <table:table-row>
              <table:table-cell office:value-type="float" office:value="45103">
                <text:p>45103</text:p>
              </table:table-cell>
              <table:table-cell office:value-type="float" office:value="389.41">
                <text:p>389.41</text:p>
              </table:table-cell>
              <table:table-cell office:value-type="float" office:value="430.04">
                <text:p>430.04</text:p>
              </table:table-cell>
            </table:table-row>
            <table:table-row>
              <table:table-cell office:value-type="float" office:value="45104">
                <text:p>45104</text:p>
              </table:table-cell>
              <table:table-cell office:value-type="float" office:value="389.68">
                <text:p>389.68</text:p>
              </table:table-cell>
              <table:table-cell office:value-type="float" office:value="429.84">
                <text:p>429.84</text:p>
              </table:table-cell>
            </table:table-row>
            <table:table-row>
              <table:table-cell office:value-type="float" office:value="45105">
                <text:p>45105</text:p>
              </table:table-cell>
              <table:table-cell office:value-type="float" office:value="389.95">
                <text:p>389.95</text:p>
              </table:table-cell>
              <table:table-cell office:value-type="float" office:value="430.13">
                <text:p>430.13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390.2">
                <text:p>390.2</text:p>
              </table:table-cell>
              <table:table-cell office:value-type="float" office:value="430.45">
                <text:p>430.45</text:p>
              </table:table-cell>
            </table:table-row>
            <table:table-row>
              <table:table-cell office:value-type="float" office:value="45107">
                <text:p>45107</text:p>
              </table:table-cell>
              <table:table-cell office:value-type="float" office:value="390.49">
                <text:p>390.49</text:p>
              </table:table-cell>
              <table:table-cell office:value-type="float" office:value="432.44">
                <text:p>432.44</text:p>
              </table:table-cell>
            </table:table-row>
            <table:table-row>
              <table:table-cell office:value-type="float" office:value="45110">
                <text:p>45110</text:p>
              </table:table-cell>
              <table:table-cell office:value-type="float" office:value="390.77">
                <text:p>390.77</text:p>
              </table:table-cell>
              <table:table-cell office:value-type="float" office:value="434.88">
                <text:p>434.88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391.03">
                <text:p>391.03</text:p>
              </table:table-cell>
              <table:table-cell office:value-type="float" office:value="436.26">
                <text:p>436.26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391.29">
                <text:p>391.29</text:p>
              </table:table-cell>
              <table:table-cell office:value-type="float" office:value="436.91">
                <text:p>436.91</text:p>
              </table:table-cell>
            </table:table-row>
            <table:table-row>
              <table:table-cell office:value-type="float" office:value="45114">
                <text:p>45114</text:p>
              </table:table-cell>
              <table:table-cell office:value-type="float" office:value="391.55">
                <text:p>391.5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5117">
                <text:p>45117</text:p>
              </table:table-cell>
              <table:table-cell office:value-type="float" office:value="391.78">
                <text:p>391.78</text:p>
              </table:table-cell>
              <table:table-cell office:value-type="float" office:value="436.28">
                <text:p>436.28</text:p>
              </table:table-cell>
            </table:table-row>
            <table:table-row>
              <table:table-cell office:value-type="float" office:value="45118">
                <text:p>45118</text:p>
              </table:table-cell>
              <table:table-cell office:value-type="float" office:value="392.02">
                <text:p>392.02</text:p>
              </table:table-cell>
              <table:table-cell office:value-type="float" office:value="436.01">
                <text:p>436.01</text:p>
              </table:table-cell>
            </table:table-row>
            <table:table-row>
              <table:table-cell office:value-type="float" office:value="45119">
                <text:p>45119</text:p>
              </table:table-cell>
              <table:table-cell office:value-type="float" office:value="392.28">
                <text:p>392.28</text:p>
              </table:table-cell>
              <table:table-cell office:value-type="float" office:value="436.59">
                <text:p>436.59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392.54">
                <text:p>392.54</text:p>
              </table:table-cell>
              <table:table-cell office:value-type="float" office:value="438.55">
                <text:p>438.55</text:p>
              </table:table-cell>
            </table:table-row>
            <table:table-row>
              <table:table-cell office:value-type="float" office:value="45121">
                <text:p>45121</text:p>
              </table:table-cell>
              <table:table-cell office:value-type="float" office:value="392.8">
                <text:p>392.8</text:p>
              </table:table-cell>
              <table:table-cell office:value-type="float" office:value="440.67">
                <text:p>440.67</text:p>
              </table:table-cell>
            </table:table-row>
            <table:table-row>
              <table:table-cell office:value-type="float" office:value="45124">
                <text:p>45124</text:p>
              </table:table-cell>
              <table:table-cell office:value-type="float" office:value="393.05">
                <text:p>393.05</text:p>
              </table:table-cell>
              <table:table-cell office:value-type="float" office:value="442.88">
                <text:p>442.88</text:p>
              </table:table-cell>
            </table:table-row>
            <table:table-row>
              <table:table-cell office:value-type="float" office:value="45125">
                <text:p>45125</text:p>
              </table:table-cell>
              <table:table-cell office:value-type="float" office:value="393.31">
                <text:p>393.31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float" office:value="45126">
                <text:p>45126</text:p>
              </table:table-cell>
              <table:table-cell office:value-type="float" office:value="393.57">
                <text:p>393.57</text:p>
              </table:table-cell>
              <table:table-cell office:value-type="float" office:value="447.02">
                <text:p>447.02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393.83">
                <text:p>393.83</text:p>
              </table:table-cell>
              <table:table-cell office:value-type="float" office:value="447.54">
                <text:p>447.54</text:p>
              </table:table-cell>
            </table:table-row>
            <table:table-row>
              <table:table-cell office:value-type="float" office:value="45128">
                <text:p>45128</text:p>
              </table:table-cell>
              <table:table-cell office:value-type="float" office:value="394.09">
                <text:p>394.09</text:p>
              </table:table-cell>
              <table:table-cell office:value-type="float" office:value="448.11">
                <text:p>448.11</text:p>
              </table:table-cell>
            </table:table-row>
            <table:table-row>
              <table:table-cell office:value-type="float" office:value="45131">
                <text:p>45131</text:p>
              </table:table-cell>
              <table:table-cell office:value-type="float" office:value="394.38">
                <text:p>394.38</text:p>
              </table:table-cell>
              <table:table-cell office:value-type="float" office:value="448.78">
                <text:p>448.78</text:p>
              </table:table-cell>
            </table:table-row>
            <table:table-row>
              <table:table-cell office:value-type="float" office:value="45132">
                <text:p>45132</text:p>
              </table:table-cell>
              <table:table-cell office:value-type="float" office:value="394.68">
                <text:p>394.68</text:p>
              </table:table-cell>
              <table:table-cell office:value-type="float" office:value="449.02">
                <text:p>449.02</text:p>
              </table:table-cell>
            </table:table-row>
            <table:table-row>
              <table:table-cell office:value-type="float" office:value="45133">
                <text:p>45133</text:p>
              </table:table-cell>
              <table:table-cell office:value-type="float" office:value="395">
                <text:p>395</text:p>
              </table:table-cell>
              <table:table-cell office:value-type="float" office:value="449.09">
                <text:p>449.09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395.32">
                <text:p>395.32</text:p>
              </table:table-cell>
              <table:table-cell office:value-type="float" office:value="449.15">
                <text:p>449.15</text:p>
              </table:table-cell>
            </table:table-row>
            <table:table-row>
              <table:table-cell office:value-type="float" office:value="45135">
                <text:p>45135</text:p>
              </table:table-cell>
              <table:table-cell office:value-type="float" office:value="395.6">
                <text:p>395.6</text:p>
              </table:table-cell>
              <table:table-cell office:value-type="float" office:value="450.09">
                <text:p>450.09</text:p>
              </table:table-cell>
            </table:table-row>
            <table:table-row>
              <table:table-cell office:value-type="float" office:value="45138">
                <text:p>45138</text:p>
              </table:table-cell>
              <table:table-cell office:value-type="float" office:value="395.9">
                <text:p>395.9</text:p>
              </table:table-cell>
              <table:table-cell office:value-type="float" office:value="450.8">
                <text:p>450.8</text:p>
              </table:table-cell>
            </table:table-row>
            <table:table-row>
              <table:table-cell office:value-type="float" office:value="45139">
                <text:p>45139</text:p>
              </table:table-cell>
              <table:table-cell office:value-type="float" office:value="396.17">
                <text:p>396.1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5140">
                <text:p>45140</text:p>
              </table:table-cell>
              <table:table-cell office:value-type="float" office:value="396.43">
                <text:p>396.43</text:p>
              </table:table-cell>
              <table:table-cell office:value-type="float" office:value="449.94">
                <text:p>449.94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396.67">
                <text:p>396.67</text:p>
              </table:table-cell>
              <table:table-cell office:value-type="float" office:value="449.21">
                <text:p>449.21</text:p>
              </table:table-cell>
            </table:table-row>
            <table:table-row>
              <table:table-cell office:value-type="float" office:value="45142">
                <text:p>45142</text:p>
              </table:table-cell>
              <table:table-cell office:value-type="float" office:value="396.93">
                <text:p>396.93</text:p>
              </table:table-cell>
              <table:table-cell office:value-type="float" office:value="447.21">
                <text:p>447.21</text:p>
              </table:table-cell>
            </table:table-row>
            <table:table-row>
              <table:table-cell office:value-type="float" office:value="45145">
                <text:p>45145</text:p>
              </table:table-cell>
              <table:table-cell office:value-type="float" office:value="397.2">
                <text:p>397.2</text:p>
              </table:table-cell>
              <table:table-cell office:value-type="float" office:value="445.81">
                <text:p>445.81</text:p>
              </table:table-cell>
            </table:table-row>
            <table:table-row>
              <table:table-cell office:value-type="float" office:value="45146">
                <text:p>45146</text:p>
              </table:table-cell>
              <table:table-cell office:value-type="float" office:value="397.48">
                <text:p>397.48</text:p>
              </table:table-cell>
              <table:table-cell office:value-type="float" office:value="444.28">
                <text:p>444.28</text:p>
              </table:table-cell>
            </table:table-row>
            <table:table-row>
              <table:table-cell office:value-type="float" office:value="45147">
                <text:p>45147</text:p>
              </table:table-cell>
              <table:table-cell office:value-type="float" office:value="397.69">
                <text:p>397.69</text:p>
              </table:table-cell>
              <table:table-cell office:value-type="float" office:value="443.42">
                <text:p>443.42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397.88">
                <text:p>397.88</text:p>
              </table:table-cell>
              <table:table-cell office:value-type="float" office:value="442.84">
                <text:p>442.84</text:p>
              </table:table-cell>
            </table:table-row>
            <table:table-row>
              <table:table-cell office:value-type="float" office:value="45149">
                <text:p>45149</text:p>
              </table:table-cell>
              <table:table-cell office:value-type="float" office:value="398.04">
                <text:p>398.04</text:p>
              </table:table-cell>
              <table:table-cell office:value-type="float" office:value="442.61">
                <text:p>442.61</text:p>
              </table:table-cell>
            </table:table-row>
            <table:table-row>
              <table:table-cell office:value-type="float" office:value="45152">
                <text:p>45152</text:p>
              </table:table-cell>
              <table:table-cell office:value-type="float" office:value="398.22">
                <text:p>398.22</text:p>
              </table:table-cell>
              <table:table-cell office:value-type="float" office:value="442.09">
                <text:p>442.09</text:p>
              </table:table-cell>
            </table:table-row>
            <table:table-row>
              <table:table-cell office:value-type="float" office:value="45153">
                <text:p>45153</text:p>
              </table:table-cell>
              <table:table-cell office:value-type="float" office:value="398.41">
                <text:p>398.41</text:p>
              </table:table-cell>
              <table:table-cell office:value-type="float" office:value="440.93">
                <text:p>440.93</text:p>
              </table:table-cell>
            </table:table-row>
            <table:table-row>
              <table:table-cell office:value-type="float" office:value="45154">
                <text:p>45154</text:p>
              </table:table-cell>
              <table:table-cell office:value-type="float" office:value="398.56">
                <text:p>398.56</text:p>
              </table:table-cell>
              <table:table-cell office:value-type="float" office:value="439.72">
                <text:p>439.72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398.7">
                <text:p>398.7</text:p>
              </table:table-cell>
              <table:table-cell office:value-type="float" office:value="437.82">
                <text:p>437.82</text:p>
              </table:table-cell>
            </table:table-row>
            <table:table-row>
              <table:table-cell office:value-type="float" office:value="45156">
                <text:p>45156</text:p>
              </table:table-cell>
              <table:table-cell office:value-type="float" office:value="398.86">
                <text:p>398.86</text:p>
              </table:table-cell>
              <table:table-cell office:value-type="float" office:value="436.01">
                <text:p>436.01</text:p>
              </table:table-cell>
            </table:table-row>
            <table:table-row>
              <table:table-cell office:value-type="float" office:value="45159">
                <text:p>45159</text:p>
              </table:table-cell>
              <table:table-cell office:value-type="float" office:value="399.02">
                <text:p>399.02</text:p>
              </table:table-cell>
              <table:table-cell office:value-type="float" office:value="434.27">
                <text:p>434.27</text:p>
              </table:table-cell>
            </table:table-row>
            <table:table-row>
              <table:table-cell office:value-type="float" office:value="45160">
                <text:p>45160</text:p>
              </table:table-cell>
              <table:table-cell office:value-type="float" office:value="399.17">
                <text:p>399.17</text:p>
              </table:table-cell>
              <table:table-cell office:value-type="float" office:value="433.34">
                <text:p>433.34</text:p>
              </table:table-cell>
            </table:table-row>
            <table:table-row>
              <table:table-cell office:value-type="float" office:value="45161">
                <text:p>45161</text:p>
              </table:table-cell>
              <table:table-cell office:value-type="float" office:value="399.27">
                <text:p>399.27</text:p>
              </table:table-cell>
              <table:table-cell office:value-type="float" office:value="434.01">
                <text:p>434.01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399.36">
                <text:p>399.36</text:p>
              </table:table-cell>
              <table:table-cell office:value-type="float" office:value="434.13">
                <text:p>434.13</text:p>
              </table:table-cell>
            </table:table-row>
            <table:table-row>
              <table:table-cell office:value-type="float" office:value="45163">
                <text:p>45163</text:p>
              </table:table-cell>
              <table:table-cell office:value-type="float" office:value="399.42">
                <text:p>399.42</text:p>
              </table:table-cell>
              <table:table-cell office:value-type="float" office:value="434.81">
                <text:p>434.81</text:p>
              </table:table-cell>
            </table:table-row>
            <table:table-row>
              <table:table-cell office:value-type="float" office:value="45166">
                <text:p>45166</text:p>
              </table:table-cell>
              <table:table-cell office:value-type="float" office:value="399.49">
                <text:p>399.49</text:p>
              </table:table-cell>
              <table:table-cell office:value-type="float" office:value="435.49">
                <text:p>435.49</text:p>
              </table:table-cell>
            </table:table-row>
            <table:table-row>
              <table:table-cell office:value-type="float" office:value="45167">
                <text:p>45167</text:p>
              </table:table-cell>
              <table:table-cell office:value-type="float" office:value="399.55">
                <text:p>399.55</text:p>
              </table:table-cell>
              <table:table-cell office:value-type="float" office:value="437.67">
                <text:p>437.67</text:p>
              </table:table-cell>
            </table:table-row>
            <table:table-row>
              <table:table-cell office:value-type="float" office:value="45168">
                <text:p>45168</text:p>
              </table:table-cell>
              <table:table-cell office:value-type="float" office:value="399.64">
                <text:p>399.64</text:p>
              </table:table-cell>
              <table:table-cell office:value-type="float" office:value="439.24">
                <text:p>439.24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399.7">
                <text:p>399.7</text:p>
              </table:table-cell>
              <table:table-cell office:value-type="float" office:value="441.91">
                <text:p>441.91</text:p>
              </table:table-cell>
            </table:table-row>
            <table:table-row>
              <table:table-cell office:value-type="float" office:value="45170">
                <text:p>45170</text:p>
              </table:table-cell>
              <table:table-cell office:value-type="float" office:value="399.79">
                <text:p>399.79</text:p>
              </table:table-cell>
              <table:table-cell office:value-type="float" office:value="444.13">
                <text:p>444.13</text:p>
              </table:table-cell>
            </table:table-row>
            <table:table-row>
              <table:table-cell office:value-type="float" office:value="45174">
                <text:p>45174</text:p>
              </table:table-cell>
              <table:table-cell office:value-type="float" office:value="399.93">
                <text:p>399.93</text:p>
              </table:table-cell>
              <table:table-cell office:value-type="float" office:value="445.41">
                <text:p>445.41</text:p>
              </table:table-cell>
            </table:table-row>
            <table:table-row>
              <table:table-cell office:value-type="float" office:value="45175">
                <text:p>45175</text:p>
              </table:table-cell>
              <table:table-cell office:value-type="float" office:value="400.1">
                <text:p>400.1</text:p>
              </table:table-cell>
              <table:table-cell office:value-type="float" office:value="444.83">
                <text:p>444.83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400.27">
                <text:p>400.27</text:p>
              </table:table-cell>
              <table:table-cell office:value-type="float" office:value="443.61">
                <text:p>443.61</text:p>
              </table:table-cell>
            </table:table-row>
            <table:table-row>
              <table:table-cell office:value-type="float" office:value="45177">
                <text:p>45177</text:p>
              </table:table-cell>
              <table:table-cell office:value-type="float" office:value="400.42">
                <text:p>400.42</text:p>
              </table:table-cell>
              <table:table-cell office:value-type="float" office:value="442.65">
                <text:p>442.65</text:p>
              </table:table-cell>
            </table:table-row>
            <table:table-row>
              <table:table-cell office:value-type="float" office:value="45180">
                <text:p>45180</text:p>
              </table:table-cell>
              <table:table-cell office:value-type="float" office:value="400.62">
                <text:p>400.62</text:p>
              </table:table-cell>
              <table:table-cell office:value-type="float" office:value="442.11">
                <text:p>442.11</text:p>
              </table:table-cell>
            </table:table-row>
            <table:table-row>
              <table:table-cell office:value-type="float" office:value="45181">
                <text:p>45181</text:p>
              </table:table-cell>
              <table:table-cell office:value-type="float" office:value="400.83">
                <text:p>400.83</text:p>
              </table:table-cell>
              <table:table-cell office:value-type="float" office:value="441.47">
                <text:p>441.47</text:p>
              </table:table-cell>
            </table:table-row>
            <table:table-row>
              <table:table-cell office:value-type="float" office:value="45182">
                <text:p>45182</text:p>
              </table:table-cell>
              <table:table-cell office:value-type="float" office:value="401.04">
                <text:p>401.04</text:p>
              </table:table-cell>
              <table:table-cell office:value-type="float" office:value="441.53">
                <text:p>441.53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401.26">
                <text:p>401.26</text:p>
              </table:table-cell>
              <table:table-cell office:value-type="float" office:value="442.62">
                <text:p>442.62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401.47">
                <text:p>401.47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float" office:value="45187">
                <text:p>45187</text:p>
              </table:table-cell>
              <table:table-cell office:value-type="float" office:value="401.71">
                <text:p>401.71</text:p>
              </table:table-cell>
              <table:table-cell office:value-type="float" office:value="441.86">
                <text:p>441.86</text:p>
              </table:table-cell>
            </table:table-row>
            <table:table-row>
              <table:table-cell office:value-type="float" office:value="45188">
                <text:p>45188</text:p>
              </table:table-cell>
              <table:table-cell office:value-type="float" office:value="401.95">
                <text:p>401.95</text:p>
              </table:table-cell>
              <table:table-cell office:value-type="float" office:value="441.52">
                <text:p>441.52</text:p>
              </table:table-cell>
            </table:table-row>
            <table:table-row>
              <table:table-cell office:value-type="float" office:value="45189">
                <text:p>45189</text:p>
              </table:table-cell>
              <table:table-cell office:value-type="float" office:value="402.17">
                <text:p>402.17</text:p>
              </table:table-cell>
              <table:table-cell office:value-type="float" office:value="440.27">
                <text:p>440.27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402.39">
                <text:p>402.39</text:p>
              </table:table-cell>
              <table:table-cell office:value-type="float" office:value="436.82">
                <text:p>436.82</text:p>
              </table:table-cell>
            </table:table-row>
            <table:table-row>
              <table:table-cell office:value-type="float" office:value="45191">
                <text:p>45191</text:p>
              </table:table-cell>
              <table:table-cell office:value-type="float" office:value="402.56">
                <text:p>402.56</text:p>
              </table:table-cell>
              <table:table-cell office:value-type="float" office:value="434.24">
                <text:p>434.24</text:p>
              </table:table-cell>
            </table:table-row>
            <table:table-row>
              <table:table-cell office:value-type="float" office:value="45194">
                <text:p>45194</text:p>
              </table:table-cell>
              <table:table-cell office:value-type="float" office:value="402.72">
                <text:p>402.72</text:p>
              </table:table-cell>
              <table:table-cell office:value-type="float" office:value="431.98">
                <text:p>431.98</text:p>
              </table:table-cell>
            </table:table-row>
            <table:table-row>
              <table:table-cell office:value-type="float" office:value="45195">
                <text:p>45195</text:p>
              </table:table-cell>
              <table:table-cell office:value-type="float" office:value="402.94">
                <text:p>402.94</text:p>
              </table:table-cell>
              <table:table-cell office:value-type="float" office:value="428.64">
                <text:p>428.64</text:p>
              </table:table-cell>
            </table:table-row>
            <table:table-row>
              <table:table-cell office:value-type="float" office:value="45196">
                <text:p>45196</text:p>
              </table:table-cell>
              <table:table-cell office:value-type="float" office:value="403.14">
                <text:p>403.14</text:p>
              </table:table-cell>
              <table:table-cell office:value-type="float" office:value="426.14">
                <text:p>426.14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403.33">
                <text:p>403.33</text:p>
              </table:table-cell>
              <table:table-cell office:value-type="float" office:value="425.57">
                <text:p>425.57</text:p>
              </table:table-cell>
            </table:table-row>
            <table:table-row>
              <table:table-cell office:value-type="float" office:value="45198">
                <text:p>45198</text:p>
              </table:table-cell>
              <table:table-cell office:value-type="float" office:value="403.53">
                <text:p>403.53</text:p>
              </table:table-cell>
              <table:table-cell office:value-type="float" office:value="424.99">
                <text:p>424.99</text:p>
              </table:table-cell>
            </table:table-row>
            <table:table-row>
              <table:table-cell office:value-type="float" office:value="45201">
                <text:p>45201</text:p>
              </table:table-cell>
              <table:table-cell office:value-type="float" office:value="403.72">
                <text:p>403.72</text:p>
              </table:table-cell>
              <table:table-cell office:value-type="float" office:value="424.01">
                <text:p>424.01</text:p>
              </table:table-cell>
            </table:table-row>
            <table:table-row>
              <table:table-cell office:value-type="float" office:value="45202">
                <text:p>45202</text:p>
              </table:table-cell>
              <table:table-cell office:value-type="float" office:value="403.91">
                <text:p>403.91</text:p>
              </table:table-cell>
              <table:table-cell office:value-type="float" office:value="423.16">
                <text:p>423.16</text:p>
              </table:table-cell>
            </table:table-row>
            <table:table-row>
              <table:table-cell office:value-type="float" office:value="45203">
                <text:p>45203</text:p>
              </table:table-cell>
              <table:table-cell office:value-type="float" office:value="404.12">
                <text:p>404.12</text:p>
              </table:table-cell>
              <table:table-cell office:value-type="float" office:value="422.88">
                <text:p>422.88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404.36">
                <text:p>404.36</text:p>
              </table:table-cell>
              <table:table-cell office:value-type="float" office:value="422.08">
                <text:p>422.08</text:p>
              </table:table-cell>
            </table:table-row>
            <table:table-row>
              <table:table-cell office:value-type="float" office:value="45205">
                <text:p>45205</text:p>
              </table:table-cell>
              <table:table-cell office:value-type="float" office:value="404.61">
                <text:p>404.61</text:p>
              </table:table-cell>
              <table:table-cell office:value-type="float" office:value="422.49">
                <text:p>422.49</text:p>
              </table:table-cell>
            </table:table-row>
            <table:table-row>
              <table:table-cell office:value-type="float" office:value="45208">
                <text:p>45208</text:p>
              </table:table-cell>
              <table:table-cell office:value-type="float" office:value="404.88">
                <text:p>404.88</text:p>
              </table:table-cell>
              <table:table-cell office:value-type="float" office:value="423.48">
                <text:p>423.48</text:p>
              </table:table-cell>
            </table:table-row>
            <table:table-row>
              <table:table-cell office:value-type="float" office:value="45209">
                <text:p>45209</text:p>
              </table:table-cell>
              <table:table-cell office:value-type="float" office:value="405.13">
                <text:p>405.13</text:p>
              </table:table-cell>
              <table:table-cell office:value-type="float" office:value="426.05">
                <text:p>426.05</text:p>
              </table:table-cell>
            </table:table-row>
            <table:table-row>
              <table:table-cell office:value-type="float" office:value="45210">
                <text:p>45210</text:p>
              </table:table-cell>
              <table:table-cell office:value-type="float" office:value="405.36">
                <text:p>405.36</text:p>
              </table:table-cell>
              <table:table-cell office:value-type="float" office:value="428.36">
                <text:p>428.36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405.62">
                <text:p>405.62</text:p>
              </table:table-cell>
              <table:table-cell office:value-type="float" office:value="430.18">
                <text:p>430.18</text:p>
              </table:table-cell>
            </table:table-row>
            <table:table-row>
              <table:table-cell office:value-type="float" office:value="45212">
                <text:p>45212</text:p>
              </table:table-cell>
              <table:table-cell office:value-type="float" office:value="405.93">
                <text:p>405.93</text:p>
              </table:table-cell>
              <table:table-cell office:value-type="float" office:value="430.57">
                <text:p>430.57</text:p>
              </table:table-cell>
            </table:table-row>
            <table:table-row>
              <table:table-cell office:value-type="float" office:value="45215">
                <text:p>45215</text:p>
              </table:table-cell>
              <table:table-cell office:value-type="float" office:value="406.2">
                <text:p>406.2</text:p>
              </table:table-cell>
              <table:table-cell office:value-type="float" office:value="431.32">
                <text:p>431.32</text:p>
              </table:table-cell>
            </table:table-row>
            <table:table-row>
              <table:table-cell office:value-type="float" office:value="45216">
                <text:p>45216</text:p>
              </table:table-cell>
              <table:table-cell office:value-type="float" office:value="406.45">
                <text:p>406.45</text:p>
              </table:table-cell>
              <table:table-cell office:value-type="float" office:value="431.61">
                <text:p>431.61</text:p>
              </table:table-cell>
            </table:table-row>
            <table:table-row>
              <table:table-cell office:value-type="float" office:value="45217">
                <text:p>45217</text:p>
              </table:table-cell>
              <table:table-cell office:value-type="float" office:value="406.7">
                <text:p>406.7</text:p>
              </table:table-cell>
              <table:table-cell office:value-type="float" office:value="430.4">
                <text:p>430.4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406.96">
                <text:p>406.96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float" office:value="45219">
                <text:p>45219</text:p>
              </table:table-cell>
              <table:table-cell office:value-type="float" office:value="407.25">
                <text:p>407.25</text:p>
              </table:table-cell>
              <table:table-cell office:value-type="float" office:value="426.91">
                <text:p>426.91</text:p>
              </table:table-cell>
            </table:table-row>
            <table:table-row>
              <table:table-cell office:value-type="float" office:value="45222">
                <text:p>45222</text:p>
              </table:table-cell>
              <table:table-cell office:value-type="float" office:value="407.56">
                <text:p>407.56</text:p>
              </table:table-cell>
              <table:table-cell office:value-type="float" office:value="423.82">
                <text:p>423.82</text:p>
              </table:table-cell>
            </table:table-row>
            <table:table-row>
              <table:table-cell office:value-type="float" office:value="45223">
                <text:p>45223</text:p>
              </table:table-cell>
              <table:table-cell office:value-type="float" office:value="407.89">
                <text:p>407.89</text:p>
              </table:table-cell>
              <table:table-cell office:value-type="float" office:value="421.36">
                <text:p>421.36</text:p>
              </table:table-cell>
            </table:table-row>
            <table:table-row>
              <table:table-cell office:value-type="float" office:value="45224">
                <text:p>45224</text:p>
              </table:table-cell>
              <table:table-cell office:value-type="float" office:value="408.2">
                <text:p>408.2</text:p>
              </table:table-cell>
              <table:table-cell office:value-type="float" office:value="418.85">
                <text:p>418.85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08.46">
                <text:p>408.46</text:p>
              </table:table-cell>
              <table:table-cell office:value-type="float" office:value="416.09">
                <text:p>416.09</text:p>
              </table:table-cell>
            </table:table-row>
            <table:table-row>
              <table:table-cell office:value-type="float" office:value="45226">
                <text:p>45226</text:p>
              </table:table-cell>
              <table:table-cell office:value-type="float" office:value="408.73">
                <text:p>408.7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5229">
                <text:p>45229</text:p>
              </table:table-cell>
              <table:table-cell office:value-type="float" office:value="408.96">
                <text:p>408.96</text:p>
              </table:table-cell>
              <table:table-cell office:value-type="float" office:value="413.04">
                <text:p>413.04</text:p>
              </table:table-cell>
            </table:table-row>
            <table:table-row>
              <table:table-cell office:value-type="float" office:value="45230">
                <text:p>45230</text:p>
              </table:table-cell>
              <table:table-cell office:value-type="float" office:value="409.18">
                <text:p>409.18</text:p>
              </table:table-cell>
              <table:table-cell office:value-type="float" office:value="411.96">
                <text:p>411.96</text:p>
              </table:table-cell>
            </table:table-row>
            <table:table-row>
              <table:table-cell office:value-type="float" office:value="45231">
                <text:p>45231</text:p>
              </table:table-cell>
              <table:table-cell office:value-type="float" office:value="409.4">
                <text:p>409.4</text:p>
              </table:table-cell>
              <table:table-cell office:value-type="float" office:value="412.97">
                <text:p>412.97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09.6">
                <text:p>409.6</text:p>
              </table:table-cell>
              <table:table-cell office:value-type="float" office:value="416.59">
                <text:p>416.59</text:p>
              </table:table-cell>
            </table:table-row>
            <table:table-row>
              <table:table-cell office:value-type="float" office:value="45233">
                <text:p>45233</text:p>
              </table:table-cell>
              <table:table-cell office:value-type="float" office:value="409.77">
                <text:p>409.77</text:p>
              </table:table-cell>
              <table:table-cell office:value-type="float" office:value="421.36">
                <text:p>421.36</text:p>
              </table:table-cell>
            </table:table-row>
            <table:table-row>
              <table:table-cell office:value-type="float" office:value="45236">
                <text:p>45236</text:p>
              </table:table-cell>
              <table:table-cell office:value-type="float" office:value="409.93">
                <text:p>409.93</text:p>
              </table:table-cell>
              <table:table-cell office:value-type="float" office:value="425.35">
                <text:p>425.35</text:p>
              </table:table-cell>
            </table:table-row>
            <table:table-row>
              <table:table-cell office:value-type="float" office:value="45237">
                <text:p>45237</text:p>
              </table:table-cell>
              <table:table-cell office:value-type="float" office:value="410.09">
                <text:p>410.09</text:p>
              </table:table-cell>
              <table:table-cell office:value-type="float" office:value="429.07">
                <text:p>429.07</text:p>
              </table:table-cell>
            </table:table-row>
            <table:table-row>
              <table:table-cell office:value-type="float" office:value="45238">
                <text:p>45238</text:p>
              </table:table-cell>
              <table:table-cell office:value-type="float" office:value="410.27">
                <text:p>410.27</text:p>
              </table:table-cell>
              <table:table-cell office:value-type="float" office:value="431.97">
                <text:p>431.97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410.49">
                <text:p>410.49</text:p>
              </table:table-cell>
              <table:table-cell office:value-type="float" office:value="432.58">
                <text:p>432.58</text:p>
              </table:table-cell>
            </table:table-row>
            <table:table-row>
              <table:table-cell office:value-type="float" office:value="45240">
                <text:p>45240</text:p>
              </table:table-cell>
              <table:table-cell office:value-type="float" office:value="410.69">
                <text:p>410.69</text:p>
              </table:table-cell>
              <table:table-cell office:value-type="float" office:value="433.75">
                <text:p>433.75</text:p>
              </table:table-cell>
            </table:table-row>
            <table:table-row>
              <table:table-cell office:value-type="float" office:value="45243">
                <text:p>45243</text:p>
              </table:table-cell>
              <table:table-cell office:value-type="float" office:value="410.9">
                <text:p>410.9</text:p>
              </table:table-cell>
              <table:table-cell office:value-type="float" office:value="434.65">
                <text:p>434.65</text:p>
              </table:table-cell>
            </table:table-row>
            <table:table-row>
              <table:table-cell office:value-type="float" office:value="45244">
                <text:p>45244</text:p>
              </table:table-cell>
              <table:table-cell office:value-type="float" office:value="411.13">
                <text:p>411.13</text:p>
              </table:table-cell>
              <table:table-cell office:value-type="float" office:value="436.99">
                <text:p>436.99</text:p>
              </table:table-cell>
            </table:table-row>
            <table:table-row>
              <table:table-cell office:value-type="float" office:value="45245">
                <text:p>45245</text:p>
              </table:table-cell>
              <table:table-cell office:value-type="float" office:value="411.4">
                <text:p>411.4</text:p>
              </table:table-cell>
              <table:table-cell office:value-type="float" office:value="439.46">
                <text:p>439.46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411.66">
                <text:p>411.66</text:p>
              </table:table-cell>
              <table:table-cell office:value-type="float" office:value="442.71">
                <text:p>442.71</text:p>
              </table:table-cell>
            </table:table-row>
            <table:table-row>
              <table:table-cell office:value-type="float" office:value="45247">
                <text:p>45247</text:p>
              </table:table-cell>
              <table:table-cell office:value-type="float" office:value="411.94">
                <text:p>411.94</text:p>
              </table:table-cell>
              <table:table-cell office:value-type="float" office:value="444.73">
                <text:p>444.73</text:p>
              </table:table-cell>
            </table:table-row>
            <table:table-row>
              <table:table-cell office:value-type="float" office:value="45250">
                <text:p>45250</text:p>
              </table:table-cell>
              <table:table-cell office:value-type="float" office:value="412.2">
                <text:p>412.2</text:p>
              </table:table-cell>
              <table:table-cell office:value-type="float" office:value="447.53">
                <text:p>447.53</text:p>
              </table:table-cell>
            </table:table-row>
            <table:table-row>
              <table:table-cell office:value-type="float" office:value="45251">
                <text:p>45251</text:p>
              </table:table-cell>
              <table:table-cell office:value-type="float" office:value="412.48">
                <text:p>412.48</text:p>
              </table:table-cell>
              <table:table-cell office:value-type="float" office:value="448.43">
                <text:p>448.43</text:p>
              </table:table-cell>
            </table:table-row>
            <table:table-row>
              <table:table-cell office:value-type="float" office:value="45252">
                <text:p>45252</text:p>
              </table:table-cell>
              <table:table-cell office:value-type="float" office:value="412.79">
                <text:p>412.79</text:p>
              </table:table-cell>
              <table:table-cell office:value-type="float" office:value="449.49">
                <text:p>449.49</text:p>
              </table:table-cell>
            </table:table-row>
            <table:table-row>
              <table:table-cell office:value-type="float" office:value="45254">
                <text:p>45254</text:p>
              </table:table-cell>
              <table:table-cell office:value-type="float" office:value="413.03">
                <text:p>413.03</text:p>
              </table:table-cell>
              <table:table-cell office:value-type="float" office:value="450.5">
                <text:p>450.5</text:p>
              </table:table-cell>
            </table:table-row>
            <table:table-row>
              <table:table-cell office:value-type="float" office:value="45257">
                <text:p>45257</text:p>
              </table:table-cell>
              <table:table-cell office:value-type="float" office:value="413.26">
                <text:p>413.26</text:p>
              </table:table-cell>
              <table:table-cell office:value-type="float" office:value="451.23">
                <text:p>451.23</text:p>
              </table:table-cell>
            </table:table-row>
            <table:table-row>
              <table:table-cell office:value-type="float" office:value="45258">
                <text:p>45258</text:p>
              </table:table-cell>
              <table:table-cell office:value-type="float" office:value="413.52">
                <text:p>413.52</text:p>
              </table:table-cell>
              <table:table-cell office:value-type="float" office:value="451.36">
                <text:p>451.36</text:p>
              </table:table-cell>
            </table:table-row>
            <table:table-row>
              <table:table-cell office:value-type="float" office:value="45259">
                <text:p>45259</text:p>
              </table:table-cell>
              <table:table-cell office:value-type="float" office:value="413.75">
                <text:p>413.75</text:p>
              </table:table-cell>
              <table:table-cell office:value-type="float" office:value="451.63">
                <text:p>451.63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414.01">
                <text:p>414.01</text:p>
              </table:table-cell>
              <table:table-cell office:value-type="float" office:value="451.9">
                <text:p>451.9</text:p>
              </table:table-cell>
            </table:table-row>
            <table:table-row>
              <table:table-cell office:value-type="float" office:value="45261">
                <text:p>45261</text:p>
              </table:table-cell>
              <table:table-cell office:value-type="float" office:value="414.27">
                <text:p>414.27</text:p>
              </table:table-cell>
              <table:table-cell office:value-type="float" office:value="452.66">
                <text:p>452.66</text:p>
              </table:table-cell>
            </table:table-row>
            <table:table-row>
              <table:table-cell office:value-type="float" office:value="45264">
                <text:p>45264</text:p>
              </table:table-cell>
              <table:table-cell office:value-type="float" office:value="414.52">
                <text:p>414.52</text:p>
              </table:table-cell>
              <table:table-cell office:value-type="float" office:value="453.1">
                <text:p>453.1</text:p>
              </table:table-cell>
            </table:table-row>
            <table:table-row>
              <table:table-cell office:value-type="float" office:value="45265">
                <text:p>45265</text:p>
              </table:table-cell>
              <table:table-cell office:value-type="float" office:value="414.78">
                <text:p>414.78</text:p>
              </table:table-cell>
              <table:table-cell office:value-type="float" office:value="453.43">
                <text:p>453.43</text:p>
              </table:table-cell>
            </table:table-row>
            <table:table-row>
              <table:table-cell office:value-type="float" office:value="45266">
                <text:p>45266</text:p>
              </table:table-cell>
              <table:table-cell office:value-type="float" office:value="415.02">
                <text:p>415.02</text:p>
              </table:table-cell>
              <table:table-cell office:value-type="float" office:value="453.46">
                <text:p>453.46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415.25">
                <text:p>415.25</text:p>
              </table:table-cell>
              <table:table-cell office:value-type="float" office:value="453.82">
                <text:p>453.82</text:p>
              </table:table-cell>
            </table:table-row>
            <table:table-row>
              <table:table-cell office:value-type="float" office:value="45268">
                <text:p>45268</text:p>
              </table:table-cell>
              <table:table-cell office:value-type="float" office:value="415.5">
                <text:p>415.5</text:p>
              </table:table-cell>
              <table:table-cell office:value-type="float" office:value="454.04">
                <text:p>454.04</text:p>
              </table:table-cell>
            </table:table-row>
            <table:table-row>
              <table:table-cell office:value-type="float" office:value="45271">
                <text:p>45271</text:p>
              </table:table-cell>
              <table:table-cell office:value-type="float" office:value="415.76">
                <text:p>415.76</text:p>
              </table:table-cell>
              <table:table-cell office:value-type="float" office:value="455.09">
                <text:p>455.09</text:p>
              </table:table-cell>
            </table:table-row>
            <table:table-row>
              <table:table-cell office:value-type="float" office:value="45272">
                <text:p>45272</text:p>
              </table:table-cell>
              <table:table-cell office:value-type="float" office:value="416.02">
                <text:p>416.02</text:p>
              </table:table-cell>
              <table:table-cell office:value-type="float" office:value="456.58">
                <text:p>456.58</text:p>
              </table:table-cell>
            </table:table-row>
            <table:table-row>
              <table:table-cell office:value-type="float" office:value="45273">
                <text:p>45273</text:p>
              </table:table-cell>
              <table:table-cell office:value-type="float" office:value="416.23">
                <text:p>416.23</text:p>
              </table:table-cell>
              <table:table-cell office:value-type="float" office:value="459.71">
                <text:p>459.71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416.45">
                <text:p>416.45</text:p>
              </table:table-cell>
              <table:table-cell office:value-type="float" office:value="462.44">
                <text:p>462.44</text:p>
              </table:table-cell>
            </table:table-row>
            <table:table-row>
              <table:table-cell office:value-type="float" office:value="45275">
                <text:p>45275</text:p>
              </table:table-cell>
              <table:table-cell office:value-type="float" office:value="416.68">
                <text:p>416.68</text:p>
              </table:table-cell>
              <table:table-cell office:value-type="float" office:value="464.63">
                <text:p>464.63</text:p>
              </table:table-cell>
            </table:table-row>
            <table:table-row>
              <table:table-cell office:value-type="float" office:value="45278">
                <text:p>45278</text:p>
              </table:table-cell>
              <table:table-cell office:value-type="float" office:value="416.95">
                <text:p>416.9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5279">
                <text:p>45279</text:p>
              </table:table-cell>
              <table:table-cell office:value-type="float" office:value="417.25">
                <text:p>417.25</text:p>
              </table:table-cell>
              <table:table-cell office:value-type="float" office:value="469.51">
                <text:p>469.51</text:p>
              </table:table-cell>
            </table:table-row>
            <table:table-row>
              <table:table-cell office:value-type="float" office:value="45280">
                <text:p>45280</text:p>
              </table:table-cell>
              <table:table-cell office:value-type="float" office:value="417.57">
                <text:p>417.57</text:p>
              </table:table-cell>
              <table:table-cell office:value-type="float" office:value="469.44">
                <text:p>469.44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417.89">
                <text:p>417.89</text:p>
              </table:table-cell>
              <table:table-cell office:value-type="float" office:value="469.96">
                <text:p>469.96</text:p>
              </table:table-cell>
            </table:table-row>
            <table:table-row>
              <table:table-cell office:value-type="float" office:value="45282">
                <text:p>45282</text:p>
              </table:table-cell>
              <table:table-cell office:value-type="float" office:value="418.22">
                <text:p>418.22</text:p>
              </table:table-cell>
              <table:table-cell office:value-type="float" office:value="470.82">
                <text:p>470.82</text:p>
              </table:table-cell>
            </table:table-row>
            <table:table-row>
              <table:table-cell office:value-type="float" office:value="45286">
                <text:p>45286</text:p>
              </table:table-cell>
              <table:table-cell office:value-type="float" office:value="418.54">
                <text:p>418.54</text:p>
              </table:table-cell>
              <table:table-cell office:value-type="float" office:value="471.56">
                <text:p>471.56</text:p>
              </table:table-cell>
            </table:table-row>
            <table:table-row>
              <table:table-cell office:value-type="float" office:value="45287">
                <text:p>45287</text:p>
              </table:table-cell>
              <table:table-cell office:value-type="float" office:value="418.85">
                <text:p>418.85</text:p>
              </table:table-cell>
              <table:table-cell office:value-type="float" office:value="471.89">
                <text:p>471.89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419.15">
                <text:p>419.15</text:p>
              </table:table-cell>
              <table:table-cell office:value-type="float" office:value="473.57">
                <text:p>473.57</text:p>
              </table:table-cell>
            </table:table-row>
            <table:table-row>
              <table:table-cell office:value-type="float" office:value="45289">
                <text:p>45289</text:p>
              </table:table-cell>
              <table:table-cell office:value-type="float" office:value="419.5">
                <text:p>419.5</text:p>
              </table:table-cell>
              <table:table-cell office:value-type="float" office:value="474.09">
                <text:p>474.09</text:p>
              </table:table-cell>
            </table:table-row>
            <table:table-row>
              <table:table-cell office:value-type="float" office:value="45293">
                <text:p>45293</text:p>
              </table:table-cell>
              <table:table-cell office:value-type="float" office:value="419.88">
                <text:p>419.88</text:p>
              </table:table-cell>
              <table:table-cell office:value-type="float" office:value="473.89">
                <text:p>473.89</text:p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420.28">
                <text:p>420.28</text:p>
              </table:table-cell>
              <table:table-cell office:value-type="float" office:value="472.52">
                <text:p>472.52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420.67">
                <text:p>420.67</text:p>
              </table:table-cell>
              <table:table-cell office:value-type="float" office:value="470.68">
                <text:p>470.68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421.05">
                <text:p>421.05</text:p>
              </table:table-cell>
              <table:table-cell office:value-type="float" office:value="468.93">
                <text:p>468.93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421.44">
                <text:p>421.44</text:p>
              </table:table-cell>
              <table:table-cell office:value-type="float" office:value="468.79">
                <text:p>468.79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421.82">
                <text:p>421.82</text:p>
              </table:table-cell>
              <table:table-cell office:value-type="float" office:value="469.04">
                <text:p>469.04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422.18">
                <text:p>422.18</text:p>
              </table:table-cell>
              <table:table-cell office:value-type="float" office:value="470.58">
                <text:p>470.58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422.56">
                <text:p>422.56</text:p>
              </table:table-cell>
              <table:table-cell office:value-type="float" office:value="472.39">
                <text:p>472.39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422.91">
                <text:p>422.91</text:p>
              </table:table-cell>
              <table:table-cell office:value-type="float" office:value="474.14">
                <text:p>474.14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423.29">
                <text:p>423.29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423.68">
                <text:p>423.68</text:p>
              </table:table-cell>
              <table:table-cell office:value-type="float" office:value="473.89">
                <text:p>473.89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424.06">
                <text:p>424.06</text:p>
              </table:table-cell>
              <table:table-cell office:value-type="float" office:value="473.87">
                <text:p>473.87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424.46">
                <text:p>424.46</text:p>
              </table:table-cell>
              <table:table-cell office:value-type="float" office:value="475.09">
                <text:p>475.09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424.83">
                <text:p>424.83</text:p>
              </table:table-cell>
              <table:table-cell office:value-type="float" office:value="476.44">
                <text:p>476.44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425.2">
                <text:p>425.2</text:p>
              </table:table-cell>
              <table:table-cell office:value-type="float" office:value="478.42">
                <text:p>478.42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425.54">
                <text:p>425.54</text:p>
              </table:table-cell>
              <table:table-cell office:value-type="float" office:value="481.03">
                <text:p>481.03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425.88">
                <text:p>425.88</text:p>
              </table:table-cell>
              <table:table-cell office:value-type="float" office:value="483.33">
                <text:p>483.33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426.24">
                <text:p>426.24</text:p>
              </table:table-cell>
              <table:table-cell office:value-type="float" office:value="484.32">
                <text:p>484.32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426.59">
                <text:p>426.59</text:p>
              </table:table-cell>
              <table:table-cell office:value-type="float" office:value="485.88">
                <text:p>485.88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426.95">
                <text:p>426.95</text:p>
              </table:table-cell>
              <table:table-cell office:value-type="float" office:value="487.09">
                <text:p>487.09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427.34">
                <text:p>427.34</text:p>
              </table:table-cell>
              <table:table-cell office:value-type="float" office:value="486.58">
                <text:p>486.58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427.76">
                <text:p>427.76</text:p>
              </table:table-cell>
              <table:table-cell office:value-type="float" office:value="486.82">
                <text:p>486.82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428.14">
                <text:p>428.14</text:p>
              </table:table-cell>
              <table:table-cell office:value-type="float" office:value="488.2">
                <text:p>488.2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428.52">
                <text:p>428.52</text:p>
              </table:table-cell>
              <table:table-cell office:value-type="float" office:value="488.45">
                <text:p>488.45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428.89">
                <text:p>428.89</text:p>
              </table:table-cell>
              <table:table-cell office:value-type="float" office:value="489.07">
                <text:p>489.07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429.24">
                <text:p>429.24</text:p>
              </table:table-cell>
              <table:table-cell office:value-type="float" office:value="492.11">
                <text:p>492.11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429.59">
                <text:p>429.59</text:p>
              </table:table-cell>
              <table:table-cell office:value-type="float" office:value="493.93">
                <text:p>493.93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429.96">
                <text:p>429.96</text:p>
              </table:table-cell>
              <table:table-cell office:value-type="float" office:value="495.29">
                <text:p>495.29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430.35">
                <text:p>430.35</text:p>
              </table:table-cell>
              <table:table-cell office:value-type="float" office:value="496.97">
                <text:p>496.97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430.71">
                <text:p>430.71</text:p>
              </table:table-cell>
              <table:table-cell office:value-type="float" office:value="496.99">
                <text:p>496.99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431.08">
                <text:p>431.08</text:p>
              </table:table-cell>
              <table:table-cell office:value-type="float" office:value="497.09">
                <text:p>497.09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431.42">
                <text:p>431.42</text:p>
              </table:table-cell>
              <table:table-cell office:value-type="float" office:value="497.82">
                <text:p>497.82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431.79">
                <text:p>431.79</text:p>
              </table:table-cell>
              <table:table-cell office:value-type="float" office:value="497.49">
                <text:p>497.49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432.17">
                <text:p>432.17</text:p>
              </table:table-cell>
              <table:table-cell office:value-type="float" office:value="496.64">
                <text:p>496.6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432.51">
                <text:p>432.51</text:p>
              </table:table-cell>
              <table:table-cell office:value-type="float" office:value="497.27">
                <text:p>497.27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432.87">
                <text:p>432.87</text:p>
              </table:table-cell>
              <table:table-cell office:value-type="float" office:value="499.05">
                <text:p>499.05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433.27">
                <text:p>433.27</text:p>
              </table:table-cell>
              <table:table-cell office:value-type="float" office:value="500.21">
                <text:p>500.21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433.65">
                <text:p>433.65</text:p>
              </table:table-cell>
              <table:table-cell office:value-type="float" office:value="501.5">
                <text:p>501.5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434">
                <text:p>434</text:p>
              </table:table-cell>
              <table:table-cell office:value-type="float" office:value="503.53">
                <text:p>503.53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434.36">
                <text:p>434.36</text:p>
              </table:table-cell>
              <table:table-cell office:value-type="float" office:value="505.34">
                <text:p>505.34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434.75">
                <text:p>434.75</text:p>
              </table:table-cell>
              <table:table-cell office:value-type="float" office:value="505.45">
                <text:p>505.45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435.16">
                <text:p>435.16</text:p>
              </table:table-cell>
              <table:table-cell office:value-type="float" office:value="506.45">
                <text:p>506.45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435.57">
                <text:p>435.57</text:p>
              </table:table-cell>
              <table:table-cell office:value-type="float" office:value="507.71">
                <text:p>507.71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436.01">
                <text:p>436.01</text:p>
              </table:table-cell>
              <table:table-cell office:value-type="float" office:value="507.76">
                <text:p>507.76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436.46">
                <text:p>436.46</text:p>
              </table:table-cell>
              <table:table-cell office:value-type="float" office:value="508.45">
                <text:p>508.4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436.9">
                <text:p>436.9</text:p>
              </table:table-cell>
              <table:table-cell office:value-type="float" office:value="509.79">
                <text:p>509.79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437.38">
                <text:p>437.38</text:p>
              </table:table-cell>
              <table:table-cell office:value-type="float" office:value="509.57">
                <text:p>509.57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437.85">
                <text:p>437.85</text:p>
              </table:table-cell>
              <table:table-cell office:value-type="float" office:value="509.37">
                <text:p>509.37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438.31">
                <text:p>438.31</text:p>
              </table:table-cell>
              <table:table-cell office:value-type="float" office:value="511.28">
                <text:p>511.28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438.78">
                <text:p>438.78</text:p>
              </table:table-cell>
              <table:table-cell office:value-type="float" office:value="512.52">
                <text:p>512.52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439.26">
                <text:p>439.26</text:p>
              </table:table-cell>
              <table:table-cell office:value-type="float" office:value="512.55">
                <text:p>512.55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439.71">
                <text:p>439.71</text:p>
              </table:table-cell>
              <table:table-cell office:value-type="float" office:value="512.49">
                <text:p>512.49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440.15">
                <text:p>440.15</text:p>
              </table:table-cell>
              <table:table-cell office:value-type="float" office:value="513.12">
                <text:p>513.12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440.63">
                <text:p>440.63</text:p>
              </table:table-cell>
              <table:table-cell office:value-type="float" office:value="513.22">
                <text:p>513.22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441.11">
                <text:p>441.11</text:p>
              </table:table-cell>
              <table:table-cell office:value-type="float" office:value="514.45">
                <text:p>514.45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441.62">
                <text:p>441.62</text:p>
              </table:table-cell>
              <table:table-cell office:value-type="float" office:value="516.22">
                <text:p>516.22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442.13">
                <text:p>442.13</text:p>
              </table:table-cell>
              <table:table-cell office:value-type="float" office:value="518.49">
                <text:p>518.49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442.66">
                <text:p>442.66</text:p>
              </table:table-cell>
              <table:table-cell office:value-type="float" office:value="519.87">
                <text:p>519.87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443.17">
                <text:p>443.17</text:p>
              </table:table-cell>
              <table:table-cell office:value-type="float" office:value="520.49">
                <text:p>520.49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443.72">
                <text:p>443.72</text:p>
              </table:table-cell>
              <table:table-cell office:value-type="float" office:value="521.03">
                <text:p>521.03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444.24">
                <text:p>444.24</text:p>
              </table:table-cell>
              <table:table-cell office:value-type="float" office:value="521.21">
                <text:p>521.21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444.78">
                <text:p>444.78</text:p>
              </table:table-cell>
              <table:table-cell office:value-type="float" office:value="521.4">
                <text:p>521.4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445.29">
                <text:p>445.29</text:p>
              </table:table-cell>
              <table:table-cell office:value-type="float" office:value="521.21">
                <text:p>521.21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445.78">
                <text:p>445.78</text:p>
              </table:table-cell>
              <table:table-cell office:value-type="float" office:value="521.33">
                <text:p>521.33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446.32">
                <text:p>446.32</text:p>
              </table:table-cell>
              <table:table-cell office:value-type="float" office:value="519.31">
                <text:p>519.31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446.85">
                <text:p>446.85</text:p>
              </table:table-cell>
              <table:table-cell office:value-type="float" office:value="518.38">
                <text:p>518.38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447.37">
                <text:p>447.37</text:p>
              </table:table-cell>
              <table:table-cell office:value-type="float" office:value="517.69">
                <text:p>517.69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447.87">
                <text:p>447.87</text:p>
              </table:table-cell>
              <table:table-cell office:value-type="float" office:value="517.79">
                <text:p>517.79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448.38">
                <text:p>448.38</text:p>
              </table:table-cell>
              <table:table-cell office:value-type="float" office:value="516.73">
                <text:p>516.73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448.84">
                <text:p>448.84</text:p>
              </table:table-cell>
              <table:table-cell office:value-type="float" office:value="517.72">
                <text:p>517.72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449.31">
                <text:p>449.31</text:p>
              </table:table-cell>
              <table:table-cell office:value-type="float" office:value="516.2">
                <text:p>516.2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449.76">
                <text:p>449.76</text:p>
              </table:table-cell>
              <table:table-cell office:value-type="float" office:value="513.35">
                <text:p>513.35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450.21">
                <text:p>450.21</text:p>
              </table:table-cell>
              <table:table-cell office:value-type="float" office:value="510.19">
                <text:p>510.19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450.65">
                <text:p>450.65</text:p>
              </table:table-cell>
              <table:table-cell office:value-type="float" office:value="507.48">
                <text:p>507.48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451.1">
                <text:p>451.1</text:p>
              </table:table-cell>
              <table:table-cell office:value-type="float" office:value="503.78">
                <text:p>503.78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451.53">
                <text:p>451.53</text:p>
              </table:table-cell>
              <table:table-cell office:value-type="float" office:value="500.64">
                <text:p>500.64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451.92">
                <text:p>451.92</text:p>
              </table:table-cell>
              <table:table-cell office:value-type="float" office:value="499.7">
                <text:p>499.7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452.31">
                <text:p>452.31</text:p>
              </table:table-cell>
              <table:table-cell office:value-type="float" office:value="500.12">
                <text:p>500.12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452.7">
                <text:p>452.7</text:p>
              </table:table-cell>
              <table:table-cell office:value-type="float" office:value="501.09">
                <text:p>501.09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453.06">
                <text:p>453.06</text:p>
              </table:table-cell>
              <table:table-cell office:value-type="float" office:value="501.89">
                <text:p>501.89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453.4">
                <text:p>453.4</text:p>
              </table:table-cell>
              <table:table-cell office:value-type="float" office:value="504.51">
                <text:p>504.51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453.76">
                <text:p>453.76</text:p>
              </table:table-cell>
              <table:table-cell office:value-type="float" office:value="506.57">
                <text:p>506.57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454.15">
                <text:p>454.15</text:p>
              </table:table-cell>
              <table:table-cell office:value-type="float" office:value="505.84">
                <text:p>505.84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454.53">
                <text:p>454.53</text:p>
              </table:table-cell>
              <table:table-cell office:value-type="float" office:value="504.83">
                <text:p>504.83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454.91">
                <text:p>454.91</text:p>
              </table:table-cell>
              <table:table-cell office:value-type="float" office:value="505.14">
                <text:p>505.14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455.31">
                <text:p>455.31</text:p>
              </table:table-cell>
              <table:table-cell office:value-type="float" office:value="505.74">
                <text:p>505.74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455.71">
                <text:p>455.71</text:p>
              </table:table-cell>
              <table:table-cell office:value-type="float" office:value="507.04">
                <text:p>507.04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456.11">
                <text:p>456.11</text:p>
              </table:table-cell>
              <table:table-cell office:value-type="float" office:value="510.08">
                <text:p>510.08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456.51">
                <text:p>456.51</text:p>
              </table:table-cell>
              <table:table-cell office:value-type="float" office:value="513.44">
                <text:p>513.44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456.9">
                <text:p>456.9</text:p>
              </table:table-cell>
              <table:table-cell office:value-type="float" office:value="516.47">
                <text:p>516.47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457.3">
                <text:p>457.3</text:p>
              </table:table-cell>
              <table:table-cell office:value-type="float" office:value="518.38">
                <text:p>518.38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457.72">
                <text:p>457.72</text:p>
              </table:table-cell>
              <table:table-cell office:value-type="float" office:value="519.25">
                <text:p>519.25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458.16">
                <text:p>458.16</text:p>
              </table:table-cell>
              <table:table-cell office:value-type="float" office:value="520.48">
                <text:p>520.48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458.61">
                <text:p>458.6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459.08">
                <text:p>459.08</text:p>
              </table:table-cell>
              <table:table-cell office:value-type="float" office:value="524.7">
                <text:p>524.7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459.53">
                <text:p>459.53</text:p>
              </table:table-cell>
              <table:table-cell office:value-type="float" office:value="526.43">
                <text:p>526.43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459.97">
                <text:p>459.97</text:p>
              </table:table-cell>
              <table:table-cell office:value-type="float" office:value="528.26">
                <text:p>528.26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460.44">
                <text:p>460.44</text:p>
              </table:table-cell>
              <table:table-cell office:value-type="float" office:value="529.87">
                <text:p>529.87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460.92">
                <text:p>460.92</text:p>
              </table:table-cell>
              <table:table-cell office:value-type="float" office:value="529.88">
                <text:p>529.88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461.4">
                <text:p>461.4</text:p>
              </table:table-cell>
              <table:table-cell office:value-type="float" office:value="529.33">
                <text:p>529.33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461.89">
                <text:p>461.89</text:p>
              </table:table-cell>
              <table:table-cell office:value-type="float" office:value="529.33">
                <text:p>529.33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462.37">
                <text:p>462.37</text:p>
              </table:table-cell>
              <table:table-cell office:value-type="float" office:value="529.28">
                <text:p>529.28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462.87">
                <text:p>462.87</text:p>
              </table:table-cell>
              <table:table-cell office:value-type="float" office:value="528.23">
                <text:p>528.23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463.34">
                <text:p>463.34</text:p>
              </table:table-cell>
              <table:table-cell office:value-type="float" office:value="526.78">
                <text:p>526.78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463.78">
                <text:p>463.78</text:p>
              </table:table-cell>
              <table:table-cell office:value-type="float" office:value="527.07">
                <text:p>527.07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464.24">
                <text:p>464.24</text:p>
              </table:table-cell>
              <table:table-cell office:value-type="float" office:value="526.74">
                <text:p>526.74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464.7">
                <text:p>464.7</text:p>
              </table:table-cell>
              <table:table-cell office:value-type="float" office:value="526.45">
                <text:p>526.4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465.16">
                <text:p>465.16</text:p>
              </table:table-cell>
              <table:table-cell office:value-type="float" office:value="528.17">
                <text:p>528.17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465.62">
                <text:p>465.62</text:p>
              </table:table-cell>
              <table:table-cell office:value-type="float" office:value="530.58">
                <text:p>530.5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466.09">
                <text:p>466.09</text:p>
              </table:table-cell>
              <table:table-cell office:value-type="float" office:value="531.91">
                <text:p>531.91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466.53">
                <text:p>466.53</text:p>
              </table:table-cell>
              <table:table-cell office:value-type="float" office:value="533.48">
                <text:p>533.48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466.98">
                <text:p>466.98</text:p>
              </table:table-cell>
              <table:table-cell office:value-type="float" office:value="535.19">
                <text:p>535.19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467.46">
                <text:p>467.46</text:p>
              </table:table-cell>
              <table:table-cell office:value-type="float" office:value="536.53">
                <text:p>536.53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467.93">
                <text:p>467.93</text:p>
              </table:table-cell>
              <table:table-cell office:value-type="float" office:value="538.09">
                <text:p>538.09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468.37">
                <text:p>468.37</text:p>
              </table:table-cell>
              <table:table-cell office:value-type="float" office:value="539.84">
                <text:p>539.84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468.82">
                <text:p>468.82</text:p>
              </table:table-cell>
              <table:table-cell office:value-type="float" office:value="542.13">
                <text:p>542.13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469.27">
                <text:p>469.27</text:p>
              </table:table-cell>
              <table:table-cell office:value-type="float" office:value="544.44">
                <text:p>544.44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469.74">
                <text:p>469.74</text:p>
              </table:table-cell>
              <table:table-cell office:value-type="float" office:value="545.56">
                <text:p>545.5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470.21">
                <text:p>470.21</text:p>
              </table:table-cell>
              <table:table-cell office:value-type="float" office:value="545.98">
                <text:p>545.98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470.68">
                <text:p>470.68</text:p>
              </table:table-cell>
              <table:table-cell office:value-type="float" office:value="545.97">
                <text:p>545.97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471.15">
                <text:p>471.15</text:p>
              </table:table-cell>
              <table:table-cell office:value-type="float" office:value="545.51">
                <text:p>545.51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471.61">
                <text:p>471.61</text:p>
              </table:table-cell>
              <table:table-cell office:value-type="float" office:value="544.92">
                <text:p>544.9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472.06">
                <text:p>472.06</text:p>
              </table:table-cell>
              <table:table-cell office:value-type="float" office:value="544.79">
                <text:p>544.79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472.49">
                <text:p>472.49</text:p>
              </table:table-cell>
              <table:table-cell office:value-type="float" office:value="544.73">
                <text:p>544.73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472.91">
                <text:p>472.91</text:p>
              </table:table-cell>
              <table:table-cell office:value-type="float" office:value="545.25">
                <text:p>545.25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473.35">
                <text:p>473.35</text:p>
              </table:table-cell>
              <table:table-cell office:value-type="float" office:value="546.09">
                <text:p>546.09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473.8">
                <text:p>473.8</text:p>
              </table:table-cell>
              <table:table-cell office:value-type="float" office:value="547.28">
                <text:p>547.28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474.25">
                <text:p>474.25</text:p>
              </table:table-cell>
              <table:table-cell office:value-type="float" office:value="548.93">
                <text:p>548.93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474.71">
                <text:p>474.71</text:p>
              </table:table-cell>
              <table:table-cell office:value-type="float" office:value="551.15">
                <text:p>551.15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475.17">
                <text:p>475.17</text:p>
              </table:table-cell>
              <table:table-cell office:value-type="float" office:value="553.24">
                <text:p>553.24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475.63">
                <text:p>475.63</text:p>
              </table:table-cell>
              <table:table-cell office:value-type="float" office:value="555.7">
                <text:p>555.7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476.1">
                <text:p>476.1</text:p>
              </table:table-cell>
              <table:table-cell office:value-type="float" office:value="556.71">
                <text:p>556.7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476.58">
                <text:p>476.58</text:p>
              </table:table-cell>
              <table:table-cell office:value-type="float" office:value="557.78">
                <text:p>557.78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477.03">
                <text:p>477.03</text:p>
              </table:table-cell>
              <table:table-cell office:value-type="float" office:value="559.03">
                <text:p>559.03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477.49">
                <text:p>477.49</text:p>
              </table:table-cell>
              <table:table-cell office:value-type="float" office:value="560.84">
                <text:p>560.84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477.97">
                <text:p>477.97</text:p>
              </table:table-cell>
              <table:table-cell office:value-type="float" office:value="559.96">
                <text:p>559.96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478.45">
                <text:p>478.45</text:p>
              </table:table-cell>
              <table:table-cell office:value-type="float" office:value="559.2">
                <text:p>559.2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478.94">
                <text:p>478.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479.44">
                <text:p>479.44</text:p>
              </table:table-cell>
              <table:table-cell office:value-type="float" office:value="555.62">
                <text:p>555.62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479.94">
                <text:p>479.94</text:p>
              </table:table-cell>
              <table:table-cell office:value-type="float" office:value="553.4">
                <text:p>553.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480.39">
                <text:p>480.39</text:p>
              </table:table-cell>
              <table:table-cell office:value-type="float" office:value="550.26">
                <text:p>550.26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480.82">
                <text:p>480.82</text:p>
              </table:table-cell>
              <table:table-cell office:value-type="float" office:value="547.41">
                <text:p>547.41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481.22">
                <text:p>481.22</text:p>
              </table:table-cell>
              <table:table-cell office:value-type="float" office:value="546.5">
                <text:p>546.5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481.65">
                <text:p>481.65</text:p>
              </table:table-cell>
              <table:table-cell office:value-type="float" office:value="544.52">
                <text:p>544.52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482.06">
                <text:p>482.06</text:p>
              </table:table-cell>
              <table:table-cell office:value-type="float" office:value="542.17">
                <text:p>542.17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482.42">
                <text:p>482.42</text:p>
              </table:table-cell>
              <table:table-cell office:value-type="float" office:value="544.08">
                <text:p>544.08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482.77">
                <text:p>482.7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483.15">
                <text:p>483.15</text:p>
              </table:table-cell>
              <table:table-cell office:value-type="float" office:value="542.7">
                <text:p>542.7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483.53">
                <text:p>483.53</text:p>
              </table:table-cell>
              <table:table-cell office:value-type="float" office:value="537.22">
                <text:p>537.22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483.89">
                <text:p>483.89</text:p>
              </table:table-cell>
              <table:table-cell office:value-type="float" office:value="533.25">
                <text:p>533.25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484.28">
                <text:p>484.28</text:p>
              </table:table-cell>
              <table:table-cell office:value-type="float" office:value="526.82">
                <text:p>526.82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484.65">
                <text:p>484.65</text:p>
              </table:table-cell>
              <table:table-cell office:value-type="float" office:value="524.35">
                <text:p>524.35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484.97">
                <text:p>484.97</text:p>
              </table:table-cell>
              <table:table-cell office:value-type="float" office:value="524.37">
                <text:p>524.37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485.22">
                <text:p>485.22</text:p>
              </table:table-cell>
              <table:table-cell office:value-type="float" office:value="527.54">
                <text:p>527.5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485.5">
                <text:p>485.5</text:p>
              </table:table-cell>
              <table:table-cell office:value-type="float" office:value="531.52">
                <text:p>531.52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485.79">
                <text:p>485.79</text:p>
              </table:table-cell>
              <table:table-cell office:value-type="float" office:value="536.54">
                <text:p>536.5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486.13">
                <text:p>486.13</text:p>
              </table:table-cell>
              <table:table-cell office:value-type="float" office:value="541.02">
                <text:p>541.02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486.48">
                <text:p>486.48</text:p>
              </table:table-cell>
              <table:table-cell office:value-type="float" office:value="545.29">
                <text:p>545.29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486.83">
                <text:p>486.83</text:p>
              </table:table-cell>
              <table:table-cell office:value-type="float" office:value="550.56">
                <text:p>550.56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487.21">
                <text:p>487.21</text:p>
              </table:table-cell>
              <table:table-cell office:value-type="float" office:value="553.89">
                <text:p>553.89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487.61">
                <text:p>487.61</text:p>
              </table:table-cell>
              <table:table-cell office:value-type="float" office:value="557.26">
                <text:p>557.26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488.05">
                <text:p>488.05</text:p>
              </table:table-cell>
              <table:table-cell office:value-type="float" office:value="557.89">
                <text:p>557.89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488.5">
                <text:p>488.5</text:p>
              </table:table-cell>
              <table:table-cell office:value-type="float" office:value="559.46">
                <text:p>559.46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488.95">
                <text:p>488.95</text:p>
              </table:table-cell>
              <table:table-cell office:value-type="float" office:value="559.69">
                <text:p>559.69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489.42">
                <text:p>489.42</text:p>
              </table:table-cell>
              <table:table-cell office:value-type="float" office:value="560.26">
                <text:p>560.26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489.92">
                <text:p>489.92</text:p>
              </table:table-cell>
              <table:table-cell office:value-type="float" office:value="559.8">
                <text:p>559.8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490.41">
                <text:p>490.41</text:p>
              </table:table-cell>
              <table:table-cell office:value-type="float" office:value="560.23">
                <text:p>560.23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490.92">
                <text:p>490.92</text:p>
              </table:table-cell>
              <table:table-cell office:value-type="float" office:value="560.54">
                <text:p>560.54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491.41">
                <text:p>491.41</text:p>
              </table:table-cell>
              <table:table-cell office:value-type="float" office:value="558.79">
                <text:p>558.79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491.91">
                <text:p>491.91</text:p>
              </table:table-cell>
              <table:table-cell office:value-type="float" office:value="556.67">
                <text:p>556.6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492.38">
                <text:p>492.38</text:p>
              </table:table-cell>
              <table:table-cell office:value-type="float" office:value="554.93">
                <text:p>554.93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492.88">
                <text:p>492.88</text:p>
              </table:table-cell>
              <table:table-cell office:value-type="float" office:value="551.34">
                <text:p>551.34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493.38">
                <text:p>493.38</text:p>
              </table:table-cell>
              <table:table-cell office:value-type="float" office:value="547.88">
                <text:p>547.88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493.83">
                <text:p>493.83</text:p>
              </table:table-cell>
              <table:table-cell office:value-type="float" office:value="547.22">
                <text:p>547.22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494.25">
                <text:p>494.25</text:p>
              </table:table-cell>
              <table:table-cell office:value-type="float" office:value="547.92">
                <text:p>547.9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494.65">
                <text:p>494.65</text:p>
              </table:table-cell>
              <table:table-cell office:value-type="float" office:value="549.81">
                <text:p>549.81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495.02">
                <text:p>495.02</text:p>
              </table:table-cell>
              <table:table-cell office:value-type="float" office:value="554.14">
                <text:p>554.14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495.42">
                <text:p>495.42</text:p>
              </table:table-cell>
              <table:table-cell office:value-type="float" office:value="557.43">
                <text:p>557.43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495.83">
                <text:p>495.83</text:p>
              </table:table-cell>
              <table:table-cell office:value-type="float" office:value="560.29">
                <text:p>560.29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496.27">
                <text:p>496.27</text:p>
              </table:table-cell>
              <table:table-cell office:value-type="float" office:value="561.68">
                <text:p>561.68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496.73">
                <text:p>496.73</text:p>
              </table:table-cell>
              <table:table-cell office:value-type="float" office:value="564.06">
                <text:p>564.06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497.21">
                <text:p>497.21</text:p>
              </table:table-cell>
              <table:table-cell office:value-type="float" office:value="565.31">
                <text:p>565.31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497.68">
                <text:p>497.68</text:p>
              </table:table-cell>
              <table:table-cell office:value-type="float" office:value="566.67">
                <text:p>566.67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498.16">
                <text:p>498.16</text:p>
              </table:table-cell>
              <table:table-cell office:value-type="float" office:value="568.32">
                <text:p>568.32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498.62">
                <text:p>498.62</text:p>
              </table:table-cell>
              <table:table-cell office:value-type="float" office:value="570.05">
                <text:p>570.05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499.12">
                <text:p>499.12</text:p>
              </table:table-cell>
              <table:table-cell office:value-type="float" office:value="570.31">
                <text:p>570.31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499.62">
                <text:p>499.62</text:p>
              </table:table-cell>
              <table:table-cell office:value-type="float" office:value="570.96">
                <text:p>570.96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500.12">
                <text:p>500.12</text:p>
              </table:table-cell>
              <table:table-cell office:value-type="float" office:value="571.77">
                <text:p>571.77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500.64">
                <text:p>500.64</text:p>
              </table:table-cell>
              <table:table-cell office:value-type="float" office:value="571.24">
                <text:p>571.24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501.17">
                <text:p>501.1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501.73">
                <text:p>501.73</text:p>
              </table:table-cell>
              <table:table-cell office:value-type="float" office:value="570.11">
                <text:p>570.11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502.3">
                <text:p>502.3</text:p>
              </table:table-cell>
              <table:table-cell office:value-type="float" office:value="570.41">
                <text:p>570.41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502.87">
                <text:p>502.87</text:p>
              </table:table-cell>
              <table:table-cell office:value-type="float" office:value="569.22">
                <text:p>569.22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503.44">
                <text:p>503.44</text:p>
              </table:table-cell>
              <table:table-cell office:value-type="float" office:value="570.13">
                <text:p>570.13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504.01">
                <text:p>504.01</text:p>
              </table:table-cell>
              <table:table-cell office:value-type="float" office:value="571.78">
                <text:p>571.78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504.57">
                <text:p>504.57</text:p>
              </table:table-cell>
              <table:table-cell office:value-type="float" office:value="573.44">
                <text:p>573.44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505.15">
                <text:p>505.15</text:p>
              </table:table-cell>
              <table:table-cell office:value-type="float" office:value="574.76">
                <text:p>574.76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505.71">
                <text:p>505.71</text:p>
              </table:table-cell>
              <table:table-cell office:value-type="float" office:value="578.07">
                <text:p>578.07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506.32">
                <text:p>506.32</text:p>
              </table:table-cell>
              <table:table-cell office:value-type="float" office:value="579.39">
                <text:p>579.39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506.93">
                <text:p>506.93</text:p>
              </table:table-cell>
              <table:table-cell office:value-type="float" office:value="580.42">
                <text:p>580.42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507.54">
                <text:p>507.54</text:p>
              </table:table-cell>
              <table:table-cell office:value-type="float" office:value="581.67">
                <text:p>581.67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508.14">
                <text:p>508.14</text:p>
              </table:table-cell>
              <table:table-cell office:value-type="float" office:value="582.67">
                <text:p>582.67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508.74">
                <text:p>508.74</text:p>
              </table:table-cell>
              <table:table-cell office:value-type="float" office:value="582.53">
                <text:p>582.53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509.33">
                <text:p>509.33</text:p>
              </table:table-cell>
              <table:table-cell office:value-type="float" office:value="583.24">
                <text:p>583.24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509.91">
                <text:p>509.91</text:p>
              </table:table-cell>
              <table:table-cell office:value-type="float" office:value="582.38">
                <text:p>582.38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510.51">
                <text:p>510.51</text:p>
              </table:table-cell>
              <table:table-cell office:value-type="float" office:value="581.75">
                <text:p>581.75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511.12">
                <text:p>511.12</text:p>
              </table:table-cell>
              <table:table-cell office:value-type="float" office:value="580.64">
                <text:p>580.64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511.71">
                <text:p>511.71</text:p>
              </table:table-cell>
              <table:table-cell office:value-type="float" office:value="580.08">
                <text:p>580.08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512.3">
                <text:p>512.3</text:p>
              </table:table-cell>
              <table:table-cell office:value-type="float" office:value="579.77">
                <text:p>579.77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512.89">
                <text:p>512.89</text:p>
              </table:table-cell>
              <table:table-cell office:value-type="float" office:value="580.18">
                <text:p>580.18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513.5">
                <text:p>513.5</text:p>
              </table:table-cell>
              <table:table-cell office:value-type="float" office:value="578.06">
                <text:p>578.06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514.13">
                <text:p>514.13</text:p>
              </table:table-cell>
              <table:table-cell office:value-type="float" office:value="576.46">
                <text:p>576.46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514.77">
                <text:p>514.77</text:p>
              </table:table-cell>
              <table:table-cell office:value-type="float" office:value="574.25">
                <text:p>574.2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515.41">
                <text:p>515.41</text:p>
              </table:table-cell>
              <table:table-cell office:value-type="float" office:value="573.24">
                <text:p>573.24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516.05">
                <text:p>516.05</text:p>
              </table:table-cell>
              <table:table-cell office:value-type="float" office:value="575.45">
                <text:p>575.45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516.68">
                <text:p>516.68</text:p>
              </table:table-cell>
              <table:table-cell office:value-type="float" office:value="580.84">
                <text:p>580.84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517.32">
                <text:p>517.32</text:p>
              </table:table-cell>
              <table:table-cell office:value-type="float" office:value="586.27">
                <text:p>586.27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517.93">
                <text:p>517.93</text:p>
              </table:table-cell>
              <table:table-cell office:value-type="float" office:value="592.06">
                <text:p>592.06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518.57">
                <text:p>518.57</text:p>
              </table:table-cell>
              <table:table-cell office:value-type="float" office:value="596.1">
                <text:p>596.1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519.24">
                <text:p>519.24</text:p>
              </table:table-cell>
              <table:table-cell office:value-type="float" office:value="597.33">
                <text:p>597.33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519.9">
                <text:p>519.9</text:p>
              </table:table-cell>
              <table:table-cell office:value-type="float" office:value="596.88">
                <text:p>596.88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520.55">
                <text:p>520.55</text:p>
              </table:table-cell>
              <table:table-cell office:value-type="float" office:value="594.39">
                <text:p>594.39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521.2">
                <text:p>521.2</text:p>
              </table:table-cell>
              <table:table-cell office:value-type="float" office:value="592.27">
                <text:p>592.27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521.84">
                <text:p>521.84</text:p>
              </table:table-cell>
              <table:table-cell office:value-type="float" office:value="590.95">
                <text:p>590.95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522.48">
                <text:p>522.48</text:p>
              </table:table-cell>
              <table:table-cell office:value-type="float" office:value="589.61">
                <text:p>589.61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523.12">
                <text:p>523.12</text:p>
              </table:table-cell>
              <table:table-cell office:value-type="float" office:value="589.67">
                <text:p>589.67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523.7">
                <text:p>523.7</text:p>
              </table:table-cell>
              <table:table-cell office:value-type="float" office:value="591.63">
                <text:p>591.63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524.29">
                <text:p>524.29</text:p>
              </table:table-cell>
              <table:table-cell office:value-type="float" office:value="593.5">
                <text:p>593.5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524.86">
                <text:p>524.86</text:p>
              </table:table-cell>
              <table:table-cell office:value-type="float" office:value="595.57">
                <text:p>595.57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525.43">
                <text:p>525.43</text:p>
              </table:table-cell>
              <table:table-cell office:value-type="float" office:value="597.24">
                <text:p>597.24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526">
                <text:p>526</text:p>
              </table:table-cell>
              <table:table-cell office:value-type="float" office:value="599.01">
                <text:p>599.01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526.58">
                <text:p>526.58</text:p>
              </table:table-cell>
              <table:table-cell office:value-type="float" office:value="600.64">
                <text:p>600.64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527.16">
                <text:p>527.16</text:p>
              </table:table-cell>
              <table:table-cell office:value-type="float" office:value="601.91">
                <text:p>601.91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527.75">
                <text:p>527.75</text:p>
              </table:table-cell>
              <table:table-cell office:value-type="float" office:value="603.32">
                <text:p>603.32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528.32">
                <text:p>528.32</text:p>
              </table:table-cell>
              <table:table-cell office:value-type="float" office:value="604.88">
                <text:p>604.88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528.91">
                <text:p>528.91</text:p>
              </table:table-cell>
              <table:table-cell office:value-type="float" office:value="605.93">
                <text:p>605.93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529.51">
                <text:p>529.51</text:p>
              </table:table-cell>
              <table:table-cell office:value-type="float" office:value="606.14">
                <text:p>606.14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530.11">
                <text:p>530.11</text:p>
              </table:table-cell>
              <table:table-cell office:value-type="float" office:value="605.92">
                <text:p>605.92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530.72">
                <text:p>530.72</text:p>
              </table:table-cell>
              <table:table-cell office:value-type="float" office:value="605.88">
                <text:p>605.88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531.32">
                <text:p>531.32</text:p>
              </table:table-cell>
              <table:table-cell office:value-type="float" office:value="605.42">
                <text:p>605.42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531.92">
                <text:p>531.92</text:p>
              </table:table-cell>
              <table:table-cell office:value-type="float" office:value="604.7">
                <text:p>604.7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532.51">
                <text:p>532.51</text:p>
              </table:table-cell>
              <table:table-cell office:value-type="float" office:value="605.12">
                <text:p>605.12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533.1">
                <text:p>533.1</text:p>
              </table:table-cell>
              <table:table-cell office:value-type="float" office:value="605.42">
                <text:p>605.42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533.71">
                <text:p>533.71</text:p>
              </table:table-cell>
              <table:table-cell office:value-type="float" office:value="601.18">
                <text:p>601.18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534.3">
                <text:p>534.3</text:p>
              </table:table-cell>
              <table:table-cell office:value-type="float" office:value="597.53">
                <text:p>597.53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534.87">
                <text:p>534.87</text:p>
              </table:table-cell>
              <table:table-cell office:value-type="float" office:value="594.92">
                <text:p>594.92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535.45">
                <text:p>535.45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536.02">
                <text:p>536.02</text:p>
              </table:table-cell>
              <table:table-cell office:value-type="float" office:value="591.9">
                <text:p>591.9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536.48">
                <text:p>536.48</text:p>
              </table:table-cell>
              <table:table-cell office:value-type="float" office:value="594.92">
                <text:p>594.92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536.94">
                <text:p>536.94</text:p>
              </table:table-cell>
              <table:table-cell office:value-type="float" office:value="596.7">
                <text:p>596.7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537.43">
                <text:p>537.43</text:p>
              </table:table-cell>
              <table:table-cell office:value-type="float" office:value="596.11">
                <text:p>596.11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537.91">
                <text:p>537.91</text:p>
              </table:table-cell>
              <table:table-cell office:value-type="float" office:value="594.39">
                <text:p>594.39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538.42">
                <text:p>538.42</text:p>
              </table:table-cell>
              <table:table-cell office:value-type="float" office:value="591.06">
                <text:p>591.06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538.94">
                <text:p>538.94</text:p>
              </table:table-cell>
              <table:table-cell office:value-type="float" office:value="589.18">
                <text:p>589.1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539.43">
                <text:p>539.43</text:p>
              </table:table-cell>
              <table:table-cell office:value-type="float" office:value="589.25">
                <text:p>589.25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539.88">
                <text:p>539.88</text:p>
              </table:table-cell>
              <table:table-cell office:value-type="float" office:value="589.33">
                <text:p>589.33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540.32">
                <text:p>540.32</text:p>
              </table:table-cell>
              <table:table-cell office:value-type="float" office:value="590.01">
                <text:p>590.01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540.75">
                <text:p>540.75</text:p>
              </table:table-cell>
              <table:table-cell office:value-type="float" office:value="589.18">
                <text:p>589.18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541.21">
                <text:p>541.21</text:p>
              </table:table-cell>
              <table:table-cell office:value-type="float" office:value="587.07">
                <text:p>587.07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541.69">
                <text:p>541.69</text:p>
              </table:table-cell>
              <table:table-cell office:value-type="float" office:value="584.44">
                <text:p>584.44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542.15">
                <text:p>542.15</text:p>
              </table:table-cell>
              <table:table-cell office:value-type="float" office:value="585.27">
                <text:p>585.27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542.63">
                <text:p>542.63</text:p>
              </table:table-cell>
              <table:table-cell office:value-type="float" office:value="585.7">
                <text:p>585.7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543.08">
                <text:p>543.08</text:p>
              </table:table-cell>
              <table:table-cell office:value-type="float" office:value="589.12">
                <text:p>589.12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543.53">
                <text:p>543.53</text:p>
              </table:table-cell>
              <table:table-cell office:value-type="float" office:value="593.45">
                <text:p>593.45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543.95">
                <text:p>543.95</text:p>
              </table:table-cell>
              <table:table-cell office:value-type="float" office:value="598.3">
                <text:p>598.3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544.43">
                <text:p>544.43</text:p>
              </table:table-cell>
              <table:table-cell office:value-type="float" office:value="601.69">
                <text:p>601.69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544.88">
                <text:p>544.88</text:p>
              </table:table-cell>
              <table:table-cell office:value-type="float" office:value="604.96">
                <text:p>604.96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545.37">
                <text:p>545.37</text:p>
              </table:table-cell>
              <table:table-cell office:value-type="float" office:value="605.32">
                <text:p>605.32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545.87">
                <text:p>545.87</text:p>
              </table:table-cell>
              <table:table-cell office:value-type="float" office:value="605.61">
                <text:p>605.61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546.39">
                <text:p>546.39</text:p>
              </table:table-cell>
              <table:table-cell office:value-type="float" office:value="604.68">
                <text:p>604.68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546.93">
                <text:p>546.93</text:p>
              </table:table-cell>
              <table:table-cell office:value-type="float" office:value="603.74">
                <text:p>603.74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547.45">
                <text:p>547.45</text:p>
              </table:table-cell>
              <table:table-cell office:value-type="float" office:value="602.51">
                <text:p>602.51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547.92">
                <text:p>547.92</text:p>
              </table:table-cell>
              <table:table-cell office:value-type="float" office:value="602.19">
                <text:p>602.19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548.4">
                <text:p>548.4</text:p>
              </table:table-cell>
              <table:table-cell office:value-type="float" office:value="601.64">
                <text:p>601.64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548.86">
                <text:p>548.86</text:p>
              </table:table-cell>
              <table:table-cell office:value-type="float" office:value="602.13">
                <text:p>602.13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549.34">
                <text:p>549.34</text:p>
              </table:table-cell>
              <table:table-cell office:value-type="float" office:value="602.38">
                <text:p>602.38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549.79">
                <text:p>549.79</text:p>
              </table:table-cell>
              <table:table-cell office:value-type="float" office:value="602.17">
                <text:p>602.17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550.23">
                <text:p>550.23</text:p>
              </table:table-cell>
              <table:table-cell office:value-type="float" office:value="603.59">
                <text:p>603.59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550.67">
                <text:p>550.67</text:p>
              </table:table-cell>
              <table:table-cell office:value-type="float" office:value="604.29">
                <text:p>604.29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551.12">
                <text:p>551.12</text:p>
              </table:table-cell>
              <table:table-cell office:value-type="float" office:value="604.12">
                <text:p>604.12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551.61">
                <text:p>551.61</text:p>
              </table:table-cell>
              <table:table-cell office:value-type="float" office:value="604.8">
                <text:p>604.8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552.05">
                <text:p>552.05</text:p>
              </table:table-cell>
              <table:table-cell office:value-type="float" office:value="606.59">
                <text:p>606.59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552.49">
                <text:p>552.49</text:p>
              </table:table-cell>
              <table:table-cell office:value-type="float" office:value="607.92">
                <text:p>607.92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552.94">
                <text:p>552.94</text:p>
              </table:table-cell>
              <table:table-cell office:value-type="float" office:value="609.44">
                <text:p>609.44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553.38">
                <text:p>553.38</text:p>
              </table:table-cell>
              <table:table-cell office:value-type="float" office:value="610.85">
                <text:p>610.85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553.82">
                <text:p>553.82</text:p>
              </table:table-cell>
              <table:table-cell office:value-type="float" office:value="608.89">
                <text:p>608.89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554.26">
                <text:p>554.26</text:p>
              </table:table-cell>
              <table:table-cell office:value-type="float" office:value="606.39">
                <text:p>606.39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554.7">
                <text:p>554.7</text:p>
              </table:table-cell>
              <table:table-cell office:value-type="float" office:value="602.94">
                <text:p>602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